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4 -->
  <office:font-face-decls>
    <style:font-face style:name="Times New Roman" svg:font-family="Times New Roman" style:font-pitch="variable"/>
    <style:font-face style:name="Symbol" svg:font-family="Symbol" style:font-pitch="variable" style:font-charset="x-symbol"/>
    <style:font-face style:name="Courier New" svg:font-family="Courier New" style:font-pitch="variable"/>
    <style:font-face style:name="Wingdings" svg:font-family="Wingdings" style:font-pitch="variable" style:font-charset="x-symbol"/>
    <style:font-face style:name="Liberation Serif" svg:font-family="Liberation Serif" style:font-pitch="variable" style:font-family-generic="roman"/>
    <style:font-face style:name="Noto Sans CJK SC" svg:font-family="Noto Sans CJK SC" style:font-family-generic="roman"/>
    <style:font-face style:name="Lohit Devanagari" svg:font-family="Lohit Devanagari" style:font-family-generic="roman"/>
    <style:font-face style:name="Arial" svg:font-family="Arial" style:font-pitch="variable"/>
    <style:font-face style:name="Calibri" svg:font-family="Calibri" style:font-pitch="variable"/>
    <style:font-face style:name="Tahoma" svg:font-family="Tahoma" style:font-pitch="variable"/>
    <style:font-face style:name="Cambria" svg:font-family="Cambria" style:font-pitch="variable"/>
    <style:font-face style:name="ＭＳ ゴシック" svg:font-family="ＭＳ ゴシック" style:font-pitch="variable"/>
    <style:font-face style:name="ＭＳ 明朝" svg:font-family="ＭＳ 明朝" style:font-pitch="variable"/>
  </office:font-face-decls>
  <office:automatic-styles>
    <style:style style:name="S1" style:family="section">
      <style:section-properties text:dont-balance-text-columns="false">
        <style:columns fo:column-count="0" fo:column-gap="1.27cm"/>
      </style:section-properties>
    </style:style>
    <style:style style:name="P1" style:family="paragraph" style:parent-style-name="Tekst" style:master-page-name="Standard">
      <style:paragraph-properties fo:text-align="center" fo:line-height="100%" fo:margin-bottom="0cm"/>
    </style:style>
    <style:style style:name="T1_1" style:family="text">
      <style:text-properties fo:font-size="20pt" style:font-size-asian="20pt" style:font-size-complex="20pt" fo:font-weight="bold" style:font-weight-asian="bold"/>
    </style:style>
    <style:style style:name="P2" style:family="paragraph" style:parent-style-name="Tekst">
      <style:paragraph-properties fo:text-align="center" fo:line-height="100%" fo:margin-bottom="0cm"/>
    </style:style>
    <style:style style:name="T2_1" style:family="text">
      <style:text-properties fo:font-size="18pt" style:font-size-asian="18pt" style:font-size-complex="18pt" fo:font-weight="bold" style:font-weight-asian="bold"/>
    </style:style>
    <style:style style:name="T2_2" style:family="text">
      <style:text-properties fo:font-size="18pt" style:font-size-asian="18pt" style:font-size-complex="18pt" fo:font-weight="bold" style:font-weight-asian="bold"/>
    </style:style>
    <style:style style:name="T2_3" style:family="text">
      <style:text-properties fo:font-size="18pt" style:font-size-asian="18pt" style:font-size-complex="18pt" fo:font-weight="bold" style:font-weight-asian="bold"/>
    </style:style>
    <style:style style:name="T2_4" style:family="text">
      <style:text-properties fo:font-size="18pt" style:font-size-asian="18pt" style:font-size-complex="18pt" fo:font-weight="bold" style:font-weight-asian="bold"/>
    </style:style>
    <style:style style:name="P3" style:family="paragraph" style:parent-style-name="Tekst">
      <style:paragraph-properties fo:text-align="center" fo:line-height="100%"/>
      <style:text-properties fo:font-size="18pt" style:font-size-asian="18pt" style:font-size-complex="18pt" fo:font-weight="bold" style:font-weight-asian="bold"/>
    </style:style>
    <style:style style:name="P4" style:family="paragraph" style:parent-style-name="Tekst">
      <style:paragraph-properties fo:text-align="center" fo:line-height="100%"/>
    </style:style>
    <style:style style:name="P5" style:family="paragraph" style:parent-style-name="Tekst">
      <style:paragraph-properties fo:text-align="center" fo:line-height="100%"/>
    </style:style>
    <style:style style:name="P6" style:family="paragraph" style:parent-style-name="Tekst">
      <style:paragraph-properties fo:text-align="center" fo:line-height="100%"/>
    </style:style>
    <style:style style:name="P7" style:family="paragraph" style:parent-style-name="Tekst">
      <style:paragraph-properties fo:text-align="center" fo:line-height="100%"/>
    </style:style>
    <style:style style:name="P8" style:family="paragraph" style:parent-style-name="Tekst">
      <style:paragraph-properties fo:text-align="center" fo:line-height="100%"/>
    </style:style>
    <style:style style:name="P9" style:family="paragraph" style:parent-style-name="Tekst">
      <style:paragraph-properties fo:text-align="center" fo:line-height="100%"/>
    </style:style>
    <style:style style:name="P10" style:family="paragraph" style:parent-style-name="Tekst">
      <style:paragraph-properties fo:text-align="center" fo:line-height="100%"/>
    </style:style>
    <style:style style:name="P11" style:family="paragraph" style:parent-style-name="Tekst">
      <style:paragraph-properties fo:text-align="center" fo:line-height="100%"/>
    </style:style>
    <style:style style:name="T11_1" style:family="text">
      <style:text-properties fo:font-size="28pt" style:font-size-asian="28pt" style:font-size-complex="28pt" fo:font-weight="bold" style:font-weight-asian="bold" style:font-weight-complex="bold"/>
    </style:style>
    <style:style style:name="P12" style:family="paragraph" style:parent-style-name="Tekst">
      <style:paragraph-properties fo:text-align="center" fo:line-height="100%"/>
    </style:style>
    <style:style style:name="T12_1" style:family="text">
      <style:text-properties fo:font-size="20pt" style:font-size-asian="20pt" style:font-size-complex="20pt" fo:font-weight="bold" style:font-weight-asian="bold"/>
    </style:style>
    <style:style style:name="T12_2" style:family="text">
      <style:text-properties fo:font-size="20pt" style:font-size-asian="20pt" style:font-size-complex="20pt" fo:font-weight="bold" style:font-weight-asian="bold"/>
    </style:style>
    <style:style style:name="P13" style:family="paragraph" style:parent-style-name="Normal">
      <style:paragraph-properties fo:text-align="center"/>
    </style:style>
    <style:style style:name="T13_1" style:family="text">
      <style:text-properties fo:font-size="20pt" style:font-size-asian="20pt" style:font-size-complex="20pt" fo:font-weight="bold" style:font-weight-asian="bold"/>
    </style:style>
    <style:style style:name="P14" style:family="paragraph" style:parent-style-name="Normal">
      <style:paragraph-properties fo:text-align="justify"/>
      <style:text-properties style:font-style-complex="italic" fo:font-weight="bold" style:font-weight-asian="bold"/>
    </style:style>
    <style:style style:name="P15" style:family="paragraph" style:parent-style-name="Normal">
      <style:paragraph-properties fo:text-align="justify"/>
      <style:text-properties style:font-style-complex="italic" fo:font-weight="bold" style:font-weight-asian="bold"/>
    </style:style>
    <style:style style:name="P16" style:family="paragraph" style:parent-style-name="Normal">
      <style:paragraph-properties fo:text-align="justify"/>
      <style:text-properties style:font-style-complex="italic" fo:font-weight="bold" style:font-weight-asian="bold"/>
    </style:style>
    <style:style style:name="P17" style:family="paragraph" style:parent-style-name="Normal">
      <style:paragraph-properties fo:text-align="justify"/>
      <style:text-properties style:font-style-complex="italic" fo:font-weight="bold" style:font-weight-asian="bold"/>
    </style:style>
    <style:style style:name="P18" style:family="paragraph" style:parent-style-name="Normal">
      <style:paragraph-properties fo:text-align="justify"/>
      <style:text-properties style:font-style-complex="italic" fo:font-weight="bold" style:font-weight-asian="bold"/>
    </style:style>
    <style:style style:name="P19" style:family="paragraph" style:parent-style-name="Normal">
      <style:paragraph-properties fo:text-align="justify"/>
      <style:text-properties style:font-style-complex="italic" fo:font-weight="bold" style:font-weight-asian="bold"/>
    </style:style>
    <style:style style:name="P20" style:family="paragraph" style:parent-style-name="Normal">
      <style:paragraph-properties fo:text-align="justify"/>
      <style:text-properties style:font-style-complex="italic" fo:font-weight="bold" style:font-weight-asian="bold"/>
    </style:style>
    <style:style style:name="P21" style:family="paragraph" style:parent-style-name="Tekst">
      <style:paragraph-properties fo:text-align="left" fo:line-height="100%"/>
    </style:style>
    <style:style style:name="P22" style:family="paragraph" style:parent-style-name="Tekst">
      <style:paragraph-properties fo:text-align="left" fo:line-height="100%"/>
    </style:style>
    <style:style style:name="P23" style:family="paragraph" style:parent-style-name="Tekst">
      <style:paragraph-properties fo:text-align="left" fo:line-height="100%"/>
    </style:style>
    <style:style style:name="P24" style:family="paragraph" style:parent-style-name="Tekst">
      <style:paragraph-properties fo:text-align="left" fo:line-height="100%" fo:margin-bottom="0cm">
        <style:tab-stops>
          <style:tab-stop style:type="right" style:leader-style="none" style:position="14.605cm"/>
        </style:tab-stops>
      </style:paragraph-properties>
    </style:style>
    <style:style style:name="T24_1" style:family="text">
      <style:text-properties fo:font-size="16pt" style:font-size-asian="16pt" style:font-size-complex="16pt" fo:font-weight="bold" style:font-weight-asian="bold"/>
    </style:style>
    <style:style style:name="T24_2" style:family="text">
      <style:text-properties fo:font-size="16pt" style:font-size-asian="16pt" style:font-size-complex="16pt" fo:font-weight="bold" style:font-weight-asian="bold"/>
    </style:style>
    <style:style style:name="T24_3" style:family="text">
      <style:text-properties fo:font-size="16pt" style:font-size-asian="16pt" style:font-size-complex="16pt"/>
    </style:style>
    <style:style style:name="T24_4" style:family="text">
      <style:text-properties fo:font-size="16pt" style:font-size-asian="16pt" style:font-size-complex="16pt" fo:font-weight="bold" style:font-weight-asian="bold"/>
    </style:style>
    <style:style style:name="T24_5" style:family="text">
      <style:text-properties fo:font-size="16pt" style:font-size-asian="16pt" style:font-size-complex="16pt" fo:font-weight="bold" style:font-weight-asian="bold"/>
    </style:style>
    <style:style style:name="P25" style:family="paragraph" style:parent-style-name="Tekst">
      <style:paragraph-properties fo:text-align="left" fo:line-height="100%" fo:margin-bottom="0cm">
        <style:tab-stops>
          <style:tab-stop style:type="right" style:leader-style="none" style:position="14.605cm"/>
        </style:tab-stops>
      </style:paragraph-properties>
    </style:style>
    <style:style style:name="T25_1" style:family="text">
      <style:text-properties fo:font-size="16pt" style:font-size-asian="16pt" style:font-size-complex="16pt"/>
    </style:style>
    <style:style style:name="T25_2" style:family="text">
      <style:text-properties fo:font-size="16pt" style:font-size-asian="16pt" style:font-size-complex="16pt"/>
    </style:style>
    <style:style style:name="T25_3" style:family="text">
      <style:text-properties fo:font-size="16pt" style:font-size-asian="16pt" style:font-size-complex="16pt"/>
    </style:style>
    <style:style style:name="T25_4" style:family="text">
      <style:text-properties fo:font-size="16pt" style:font-size-asian="16pt" style:font-size-complex="16pt"/>
    </style:style>
    <style:style style:name="T25_5" style:family="text">
      <style:text-properties fo:font-size="16pt" style:font-size-asian="16pt" style:font-size-complex="16pt"/>
    </style:style>
    <style:style style:name="T25_6" style:family="text">
      <style:text-properties fo:font-size="16pt" style:font-size-asian="16pt" style:font-size-complex="16pt"/>
    </style:style>
    <style:style style:name="P26" style:family="paragraph" style:parent-style-name="Tekst">
      <style:paragraph-properties fo:text-align="left" fo:line-height="100%" fo:margin-bottom="0cm">
        <style:tab-stops>
          <style:tab-stop style:type="right" style:leader-style="none" style:position="14.605cm"/>
        </style:tab-stops>
      </style:paragraph-properties>
    </style:style>
    <style:style style:name="T26_1" style:family="text">
      <style:text-properties fo:font-size="16pt" style:font-size-asian="16pt" style:font-size-complex="16pt"/>
    </style:style>
    <style:style style:name="T26_2" style:family="text">
      <style:text-properties fo:font-size="16pt" style:font-size-asian="16pt" style:font-size-complex="16pt"/>
    </style:style>
    <style:style style:name="T26_3" style:family="text">
      <style:text-properties fo:font-size="16pt" style:font-size-asian="16pt" style:font-size-complex="16pt"/>
    </style:style>
    <style:style style:name="P27" style:family="paragraph" style:parent-style-name="Tekst">
      <style:paragraph-properties fo:text-align="right" fo:line-height="100%" fo:margin-bottom="0cm">
        <style:tab-stops>
          <style:tab-stop style:type="right" style:leader-style="none" style:position="14.605cm"/>
        </style:tab-stops>
      </style:paragraph-properties>
    </style:style>
    <style:style style:name="T27_1" style:family="text">
      <style:text-properties fo:font-size="16pt" style:font-size-asian="16pt" style:font-size-complex="16pt"/>
    </style:style>
    <style:style style:name="P28" style:family="paragraph" style:parent-style-name="Tekst">
      <style:paragraph-properties fo:text-align="right" fo:line-height="100%" fo:margin-bottom="0cm">
        <style:tab-stops>
          <style:tab-stop style:type="right" style:leader-style="none" style:position="14.605cm"/>
        </style:tab-stops>
      </style:paragraph-properties>
    </style:style>
    <style:style style:name="T28_1" style:family="text">
      <style:text-properties fo:font-size="16pt" style:font-size-asian="16pt" style:font-size-complex="16pt"/>
    </style:style>
    <style:style style:name="S2" style:family="section" style:master-page-name="MasterPage1">
      <style:section-properties text:dont-balance-text-columns="false">
        <style:columns fo:column-count="0" fo:column-gap="1.27cm"/>
      </style:section-properties>
    </style:style>
    <style:style style:name="P29" style:family="paragraph" style:parent-style-name="Normal" style:master-page-name="MasterPage1">
      <style:paragraph-properties fo:text-align="center" style:page-number="1"/>
    </style:style>
    <style:style style:name="T29_1" style:family="text">
      <style:text-properties fo:font-size="18pt" style:font-size-asian="18pt" style:font-size-complex="18pt" fo:font-weight="bold" style:font-weight-asian="bold" style:font-weight-complex="bold"/>
    </style:style>
    <style:style style:name="P30" style:family="paragraph" style:parent-style-name="Normal"/>
    <style:style style:name="P31" style:family="paragraph" style:parent-style-name="Normal"/>
    <style:style style:name="Table1" style:family="table">
      <style:table-properties table:align="left" style:width="17cm" fo:margin-left="0cm"/>
    </style:style>
    <style:style style:name="Column1" style:family="table-column">
      <style:table-column-properties style:column-width="4.249cm"/>
    </style:style>
    <style:style style:name="Column2" style:family="table-column">
      <style:table-column-properties style:column-width="4.249cm"/>
    </style:style>
    <style:style style:name="Column3" style:family="table-column">
      <style:table-column-properties style:column-width="4.251cm"/>
    </style:style>
    <style:style style:name="Column4" style:family="table-column">
      <style:table-column-properties style:column-width="4.251cm"/>
    </style:style>
    <style:style style:name="Row1" style:family="table-row"/>
    <style:style style:name="Cell1" style:family="table-cell">
      <style:table-cell-properties style:vertical-align="top" fo:padding-top="0.097cm" fo:border-top="#000000 0.009cm solid" fo:padding-bottom="0.097cm" fo:border-bottom="#000000 0.009cm solid" fo:padding-left="0.095cm" fo:border-left="#000000 0.009cm solid" fo:padding-right="0.097cm" fo:wrap-option="wrap"/>
    </style:style>
    <style:style style:name="P32" style:family="paragraph" style:parent-style-name="Table_20_Contents"/>
    <style:style style:name="T32_1" style:family="text">
      <style:text-properties style:font-name="Liberation Serif" fo:font-size="12pt" style:font-name-asian="Noto Sans CJK SC" style:font-size-asian="12pt" style:font-name-complex="Lohit Devanagari" style:font-size-complex="12pt" fo:language="en" fo:language-asian="zh" fo:language-complex="hi" fo:country="US" fo:country-asian="CN" fo:country-complex="IN" fo:font-weight="bold" style:font-weight-asian="bold" style:font-weight-complex="bold" style:letter-kerning="true"/>
    </style:style>
    <style:style style:name="Cell2" style:family="table-cell">
      <style:table-cell-properties style:vertical-align="top" fo:padding-top="0.097cm" fo:border-top="#000000 0.009cm solid" fo:padding-bottom="0.097cm" fo:border-bottom="#000000 0.009cm solid" fo:padding-left="0.095cm" fo:border-left="#000000 0.009cm solid" fo:padding-right="0.097cm" fo:wrap-option="wrap"/>
    </style:style>
    <style:style style:name="P33" style:family="paragraph" style:parent-style-name="Table_20_Contents"/>
    <style:style style:name="T33_1" style:family="text">
      <style:text-properties style:font-name="Liberation Serif" fo:font-size="12pt" style:font-name-asian="Noto Sans CJK SC" style:font-size-asian="12pt" style:font-name-complex="Lohit Devanagari" style:font-size-complex="12pt" fo:language="en" fo:language-asian="zh" fo:language-complex="hi" fo:country="US" fo:country-asian="CN" fo:country-complex="IN" fo:font-weight="bold" style:font-weight-asian="bold" style:font-weight-complex="bold" style:letter-kerning="true"/>
    </style:style>
    <style:style style:name="Cell3" style:family="table-cell">
      <style:table-cell-properties style:vertical-align="top" fo:padding-top="0.097cm" fo:border-top="#000000 0.009cm solid" fo:padding-bottom="0.097cm" fo:border-bottom="#000000 0.009cm solid" fo:padding-left="0.095cm" fo:border-left="#000000 0.009cm solid" fo:padding-right="0.097cm" fo:wrap-option="wrap"/>
    </style:style>
    <style:style style:name="P34" style:family="paragraph" style:parent-style-name="Table_20_Contents"/>
    <style:style style:name="T34_1" style:family="text">
      <style:text-properties style:font-name="Liberation Serif" fo:font-size="12pt" style:font-name-asian="Noto Sans CJK SC" style:font-size-asian="12pt" style:font-name-complex="Lohit Devanagari" style:font-size-complex="12pt" fo:language="en" fo:language-asian="zh" fo:language-complex="hi" fo:country="US" fo:country-asian="CN" fo:country-complex="IN" fo:font-weight="bold" style:font-weight-asian="bold" style:font-weight-complex="bold" style:letter-kerning="true"/>
    </style:style>
    <style:style style:name="T34_2" style:family="text">
      <style:text-properties style:font-name="Liberation Serif" fo:font-size="12pt" style:font-name-asian="Noto Sans CJK SC" style:font-size-asian="12pt" style:font-name-complex="Lohit Devanagari" style:font-size-complex="12pt" fo:language="en" fo:language-asian="zh" fo:language-complex="hi" fo:country="US" fo:country-asian="CN" fo:country-complex="IN" fo:font-weight="bold" style:font-weight-asian="bold" style:font-weight-complex="bold" style:letter-kerning="true"/>
    </style:style>
    <style:style style:name="Cell4" style:family="table-cell">
      <style:table-cell-properties style:vertical-align="top" fo:padding-top="0.097cm" fo:border-top="#000000 0.009cm solid" fo:padding-bottom="0.097cm" fo:border-bottom="#000000 0.009cm solid" fo:padding-left="0.095cm" fo:border-left="#000000 0.009cm solid" fo:padding-right="0.097cm" fo:border-right="#000000 0.009cm solid" fo:wrap-option="wrap"/>
    </style:style>
    <style:style style:name="P35" style:family="paragraph" style:parent-style-name="Table_20_Contents"/>
    <style:style style:name="T35_1" style:family="text">
      <style:text-properties style:font-name="Liberation Serif" fo:font-size="12pt" style:font-name-asian="Noto Sans CJK SC" style:font-size-asian="12pt" style:font-name-complex="Lohit Devanagari" style:font-size-complex="12pt" fo:language="en" fo:language-asian="zh" fo:language-complex="hi" fo:country="US" fo:country-asian="CN" fo:country-complex="IN" fo:font-weight="bold" style:font-weight-asian="bold" style:font-weight-complex="bold" style:letter-kerning="true"/>
    </style:style>
    <style:style style:name="Row2" style:family="table-row"/>
    <style:style style:name="Cell5" style:family="table-cell">
      <style:table-cell-properties style:vertical-align="top" fo:padding-top="0.097cm" fo:border-top="#000000 0.009cm solid" fo:padding-bottom="0.097cm" fo:border-bottom="#000000 0.009cm solid" fo:padding-left="0.095cm" fo:border-left="#000000 0.009cm solid" fo:padding-right="0.097cm" fo:wrap-option="wrap"/>
    </style:style>
    <style:style style:name="P36" style:family="paragraph" style:parent-style-name="Table_20_Contents"/>
    <style:style style:name="T36_1" style:family="text">
      <style:text-properties style:font-name="Liberation Serif" fo:font-size="12pt" style:font-name-asian="Noto Sans CJK SC" style:font-size-asian="12pt" style:font-name-complex="Lohit Devanagari" style:font-size-complex="12pt" fo:language="en" fo:language-asian="zh" fo:language-complex="hi" fo:country="US" fo:country-asian="CN" fo:country-complex="IN" style:letter-kerning="true"/>
    </style:style>
    <style:style style:name="Cell6" style:family="table-cell">
      <style:table-cell-properties style:vertical-align="top" fo:padding-top="0.097cm" fo:border-top="#000000 0.009cm solid" fo:padding-bottom="0.097cm" fo:border-bottom="#000000 0.009cm solid" fo:padding-left="0.095cm" fo:border-left="#000000 0.009cm solid" fo:padding-right="0.097cm" fo:wrap-option="wrap"/>
    </style:style>
    <style:style style:name="P37" style:family="paragraph" style:parent-style-name="Table_20_Contents"/>
    <style:style style:name="T37_1" style:family="text">
      <style:text-properties style:font-name="Liberation Serif" fo:font-size="12pt" style:font-name-asian="Noto Sans CJK SC" style:font-size-asian="12pt" style:font-name-complex="Lohit Devanagari" style:font-size-complex="12pt" fo:language="en" fo:language-asian="zh" fo:language-complex="hi" fo:country="US" fo:country-asian="CN" fo:country-complex="IN" style:letter-kerning="true"/>
    </style:style>
    <style:style style:name="Cell7" style:family="table-cell">
      <style:table-cell-properties style:vertical-align="top" fo:padding-top="0.097cm" fo:border-top="#000000 0.009cm solid" fo:padding-bottom="0.097cm" fo:border-bottom="#000000 0.009cm solid" fo:padding-left="0.095cm" fo:border-left="#000000 0.009cm solid" fo:padding-right="0.097cm" fo:wrap-option="wrap"/>
    </style:style>
    <style:style style:name="P38" style:family="paragraph" style:parent-style-name="Table_20_Contents"/>
    <style:style style:name="T38_1" style:family="text">
      <style:text-properties style:font-name="Liberation Serif" fo:font-size="12pt" style:font-name-asian="Noto Sans CJK SC" style:font-size-asian="12pt" style:font-name-complex="Lohit Devanagari" style:font-size-complex="12pt" fo:language="en" fo:language-asian="zh" fo:language-complex="hi" fo:country="US" fo:country-asian="CN" fo:country-complex="IN" style:letter-kerning="true"/>
    </style:style>
    <style:style style:name="T38_2" style:family="text">
      <style:text-properties style:font-name="Liberation Serif" fo:font-size="12pt" style:font-name-asian="Noto Sans CJK SC" style:font-size-asian="12pt" style:font-name-complex="Lohit Devanagari" style:font-size-complex="12pt" fo:language="en" fo:language-asian="zh" fo:language-complex="hi" fo:country="US" fo:country-asian="CN" fo:country-complex="IN" style:letter-kerning="true"/>
    </style:style>
    <style:style style:name="T38_3" style:family="text">
      <style:text-properties style:font-name="Liberation Serif" fo:font-size="12pt" style:font-name-asian="Noto Sans CJK SC" style:font-size-asian="12pt" style:font-name-complex="Lohit Devanagari" style:font-size-complex="12pt" fo:language="en" fo:language-asian="zh" fo:language-complex="hi" fo:country="US" fo:country-asian="CN" fo:country-complex="IN" style:letter-kerning="true"/>
    </style:style>
    <style:style style:name="Cell8" style:family="table-cell">
      <style:table-cell-properties style:vertical-align="top" fo:padding-top="0.097cm" fo:border-top="#000000 0.009cm solid" fo:padding-bottom="0.097cm" fo:border-bottom="#000000 0.009cm solid" fo:padding-left="0.095cm" fo:border-left="#000000 0.009cm solid" fo:padding-right="0.097cm" fo:border-right="#000000 0.009cm solid" fo:wrap-option="wrap"/>
    </style:style>
    <style:style style:name="P39" style:family="paragraph" style:parent-style-name="Table_20_Contents"/>
    <style:style style:name="T39_1" style:family="text">
      <style:text-properties style:font-name="Liberation Serif" fo:font-size="12pt" style:font-name-asian="Noto Sans CJK SC" style:font-size-asian="12pt" style:font-name-complex="Lohit Devanagari" style:font-size-complex="12pt" fo:language="en" fo:language-asian="zh" fo:language-complex="hi" fo:country="US" fo:country-asian="CN" fo:country-complex="IN" style:letter-kerning="true"/>
    </style:style>
    <style:style style:name="T39_2" style:family="text">
      <style:text-properties style:font-name="Liberation Serif" fo:font-size="12pt" style:font-name-asian="Noto Sans CJK SC" style:font-size-asian="12pt" style:font-name-complex="Lohit Devanagari" style:font-size-complex="12pt" fo:language="en" fo:language-asian="zh" fo:language-complex="hi" fo:country="US" fo:country-asian="CN" fo:country-complex="IN" style:letter-kerning="true"/>
    </style:style>
    <style:style style:name="P40" style:family="paragraph" style:parent-style-name="Normal"/>
    <style:style style:name="P41" style:family="paragraph" style:parent-style-name="Normal"/>
    <style:style style:name="P42" style:family="paragraph" style:parent-style-name="Normal"/>
    <style:style style:name="P43" style:family="paragraph" style:parent-style-name="Normal"/>
    <style:style style:name="P44" style:family="paragraph" style:parent-style-name="Normal"/>
    <style:style style:name="P45" style:family="paragraph" style:parent-style-name="Normal"/>
    <style:style style:name="P46" style:family="paragraph" style:parent-style-name="Normal"/>
    <style:style style:name="P47" style:family="paragraph" style:parent-style-name="Normal"/>
    <style:style style:name="P48" style:family="paragraph" style:parent-style-name="Normal"/>
    <style:style style:name="P49" style:family="paragraph" style:parent-style-name="Normal"/>
    <style:style style:name="P50" style:family="paragraph" style:parent-style-name="Normal"/>
    <style:style style:name="P51" style:family="paragraph" style:parent-style-name="Normal"/>
    <style:style style:name="P52" style:family="paragraph" style:parent-style-name="Normal"/>
    <style:style style:name="P53" style:family="paragraph" style:parent-style-name="Normal"/>
    <style:style style:name="P54" style:family="paragraph" style:parent-style-name="Normal"/>
    <style:style style:name="P55" style:family="paragraph" style:parent-style-name="Normal"/>
    <style:style style:name="P56" style:family="paragraph" style:parent-style-name="Normal"/>
    <style:style style:name="P57" style:family="paragraph" style:parent-style-name="Normal"/>
    <style:style style:name="P58" style:family="paragraph" style:parent-style-name="Normal"/>
    <style:style style:name="P59" style:family="paragraph" style:parent-style-name="Normal"/>
    <style:style style:name="P60" style:family="paragraph" style:parent-style-name="Normal"/>
    <style:style style:name="P61" style:family="paragraph" style:parent-style-name="Normal"/>
    <style:style style:name="P62" style:family="paragraph" style:parent-style-name="Normal"/>
    <style:style style:name="P63" style:family="paragraph" style:parent-style-name="Normal"/>
    <style:style style:name="P64" style:family="paragraph" style:parent-style-name="Normal"/>
    <style:style style:name="P65" style:family="paragraph" style:parent-style-name="Normal"/>
    <style:style style:name="P66" style:family="paragraph" style:parent-style-name="Normal"/>
    <style:style style:name="P67" style:family="paragraph" style:parent-style-name="Normal"/>
    <style:style style:name="P68" style:family="paragraph" style:parent-style-name="Normal"/>
    <style:style style:name="P69" style:family="paragraph" style:parent-style-name="Normal"/>
    <style:style style:name="P70" style:family="paragraph" style:parent-style-name="Normal"/>
    <style:style style:name="P71" style:family="paragraph" style:parent-style-name="Normal"/>
    <style:style style:name="P72" style:family="paragraph" style:parent-style-name="Normal"/>
    <style:style style:name="P73" style:family="paragraph" style:parent-style-name="Normal"/>
    <style:style style:name="P74" style:family="paragraph" style:parent-style-name="Normal"/>
    <style:style style:name="P75" style:family="paragraph" style:parent-style-name="Normal"/>
    <style:style style:name="P76" style:family="paragraph" style:parent-style-name="Normal"/>
    <style:style style:name="P77" style:family="paragraph" style:parent-style-name="Normal"/>
    <style:style style:name="P78" style:family="paragraph" style:parent-style-name="Normal"/>
    <style:style style:name="P79" style:family="paragraph" style:parent-style-name="Normal"/>
    <style:style style:name="P80" style:family="paragraph" style:parent-style-name="Normal"/>
    <style:style style:name="P81" style:family="paragraph" style:parent-style-name="TOC_20_Heading"/>
    <style:style style:name="T81_1" style:family="text">
      <style:text-properties fo:color="#000000"/>
    </style:style>
    <style:style style:name="P82" style:family="paragraph" style:parent-style-name="Toc_20_1">
      <style:paragraph-properties>
        <style:tab-stops>
          <style:tab-stop style:type="left" style:leader-style="none" style:position="0.847cm"/>
          <style:tab-stop style:type="right" style:leader-style="dotted" style:leader-text="." style:position="16.97cm"/>
        </style:tab-stops>
      </style:paragraph-properties>
    </style:style>
    <style:style style:name="T82_1" style:family="text"/>
    <style:style style:name="T82_2" style:family="text">
      <style:text-properties fo:font-size="11pt" style:font-name-asian="ＭＳ 明朝" style:font-size-asian="11pt" style:font-name-complex="Times New Roman" style:font-size-complex="11pt" fo:language="en" fo:country="US" fo:font-weight="normal" style:font-weight-asian="normal"/>
    </style:style>
    <style:style style:name="T82_3" style:family="text"/>
    <style:style style:name="T82_4" style:family="text"/>
    <style:style style:name="P83" style:family="paragraph" style:parent-style-name="Toc_20_2">
      <style:paragraph-properties>
        <style:tab-stops>
          <style:tab-stop style:type="left" style:leader-style="none" style:position="1.27cm"/>
          <style:tab-stop style:type="right" style:leader-style="dotted" style:leader-text="." style:position="16.547cm"/>
        </style:tab-stops>
      </style:paragraph-properties>
    </style:style>
    <style:style style:name="T83_1" style:family="text"/>
    <style:style style:name="T83_2" style:family="text">
      <style:text-properties style:font-name-asian="ＭＳ 明朝" style:font-name-complex="Times New Roman" fo:language="en" fo:country="US" fo:font-weight="normal" style:font-weight-asian="normal"/>
    </style:style>
    <style:style style:name="T83_3" style:family="text"/>
    <style:style style:name="T83_4" style:family="text"/>
    <style:style style:name="P84" style:family="paragraph" style:parent-style-name="Toc_20_2">
      <style:paragraph-properties>
        <style:tab-stops>
          <style:tab-stop style:type="left" style:leader-style="none" style:position="1.27cm"/>
          <style:tab-stop style:type="right" style:leader-style="dotted" style:leader-text="." style:position="16.547cm"/>
        </style:tab-stops>
      </style:paragraph-properties>
    </style:style>
    <style:style style:name="T84_1" style:family="text"/>
    <style:style style:name="T84_2" style:family="text">
      <style:text-properties style:font-name-asian="ＭＳ 明朝" style:font-name-complex="Times New Roman" fo:language="en" fo:country="US" fo:font-weight="normal" style:font-weight-asian="normal"/>
    </style:style>
    <style:style style:name="T84_3" style:family="text"/>
    <style:style style:name="T84_4" style:family="text"/>
    <style:style style:name="P85" style:family="paragraph" style:parent-style-name="Toc_20_1">
      <style:paragraph-properties>
        <style:tab-stops>
          <style:tab-stop style:type="left" style:leader-style="none" style:position="0.847cm"/>
          <style:tab-stop style:type="right" style:leader-style="dotted" style:leader-text="." style:position="16.97cm"/>
        </style:tab-stops>
      </style:paragraph-properties>
    </style:style>
    <style:style style:name="T85_1" style:family="text"/>
    <style:style style:name="T85_2" style:family="text">
      <style:text-properties fo:font-size="11pt" style:font-name-asian="ＭＳ 明朝" style:font-size-asian="11pt" style:font-name-complex="Times New Roman" style:font-size-complex="11pt" fo:language="en" fo:country="US" fo:font-weight="normal" style:font-weight-asian="normal"/>
    </style:style>
    <style:style style:name="T85_3" style:family="text"/>
    <style:style style:name="T85_4" style:family="text"/>
    <style:style style:name="P86" style:family="paragraph" style:parent-style-name="Toc_20_1">
      <style:paragraph-properties>
        <style:tab-stops>
          <style:tab-stop style:type="left" style:leader-style="none" style:position="0.847cm"/>
          <style:tab-stop style:type="right" style:leader-style="dotted" style:leader-text="." style:position="16.97cm"/>
        </style:tab-stops>
      </style:paragraph-properties>
    </style:style>
    <style:style style:name="T86_1" style:family="text"/>
    <style:style style:name="T86_2" style:family="text">
      <style:text-properties fo:font-size="11pt" style:font-name-asian="ＭＳ 明朝" style:font-size-asian="11pt" style:font-name-complex="Times New Roman" style:font-size-complex="11pt" fo:language="en" fo:country="US" fo:font-weight="normal" style:font-weight-asian="normal"/>
    </style:style>
    <style:style style:name="T86_3" style:family="text"/>
    <style:style style:name="T86_4" style:family="text"/>
    <style:style style:name="P87" style:family="paragraph" style:parent-style-name="Toc_20_2">
      <style:paragraph-properties>
        <style:tab-stops>
          <style:tab-stop style:type="left" style:leader-style="none" style:position="1.27cm"/>
          <style:tab-stop style:type="right" style:leader-style="dotted" style:leader-text="." style:position="16.547cm"/>
        </style:tab-stops>
      </style:paragraph-properties>
    </style:style>
    <style:style style:name="T87_1" style:family="text"/>
    <style:style style:name="T87_2" style:family="text">
      <style:text-properties style:font-name-asian="ＭＳ 明朝" style:font-name-complex="Times New Roman" fo:language="en" fo:country="US" fo:font-weight="normal" style:font-weight-asian="normal"/>
    </style:style>
    <style:style style:name="T87_3" style:family="text"/>
    <style:style style:name="T87_4" style:family="text"/>
    <style:style style:name="P88" style:family="paragraph" style:parent-style-name="Toc_20_2">
      <style:paragraph-properties>
        <style:tab-stops>
          <style:tab-stop style:type="left" style:leader-style="none" style:position="1.27cm"/>
          <style:tab-stop style:type="right" style:leader-style="dotted" style:leader-text="." style:position="16.547cm"/>
        </style:tab-stops>
      </style:paragraph-properties>
    </style:style>
    <style:style style:name="T88_1" style:family="text"/>
    <style:style style:name="T88_2" style:family="text">
      <style:text-properties style:font-name-asian="ＭＳ 明朝" style:font-name-complex="Times New Roman" fo:language="en" fo:country="US" fo:font-weight="normal" style:font-weight-asian="normal"/>
    </style:style>
    <style:style style:name="T88_3" style:family="text"/>
    <style:style style:name="T88_4" style:family="text"/>
    <style:style style:name="P89" style:family="paragraph" style:parent-style-name="Toc_20_2">
      <style:paragraph-properties>
        <style:tab-stops>
          <style:tab-stop style:type="left" style:leader-style="none" style:position="1.27cm"/>
          <style:tab-stop style:type="right" style:leader-style="dotted" style:leader-text="." style:position="16.547cm"/>
        </style:tab-stops>
      </style:paragraph-properties>
    </style:style>
    <style:style style:name="T89_1" style:family="text"/>
    <style:style style:name="T89_2" style:family="text">
      <style:text-properties style:font-name-asian="ＭＳ 明朝" style:font-name-complex="Times New Roman" fo:language="en" fo:country="US" fo:font-weight="normal" style:font-weight-asian="normal"/>
    </style:style>
    <style:style style:name="T89_3" style:family="text"/>
    <style:style style:name="T89_4" style:family="text"/>
    <style:style style:name="P90" style:family="paragraph" style:parent-style-name="Toc_20_1">
      <style:paragraph-properties>
        <style:tab-stops>
          <style:tab-stop style:type="left" style:leader-style="none" style:position="0.847cm"/>
          <style:tab-stop style:type="right" style:leader-style="dotted" style:leader-text="." style:position="16.97cm"/>
        </style:tab-stops>
      </style:paragraph-properties>
    </style:style>
    <style:style style:name="T90_1" style:family="text"/>
    <style:style style:name="T90_2" style:family="text">
      <style:text-properties fo:font-size="11pt" style:font-name-asian="ＭＳ 明朝" style:font-size-asian="11pt" style:font-name-complex="Times New Roman" style:font-size-complex="11pt" fo:language="en" fo:country="US"/>
    </style:style>
    <style:style style:name="T90_3" style:family="text"/>
    <style:style style:name="T90_4" style:family="text"/>
    <style:style style:name="P91" style:family="paragraph" style:parent-style-name="Toc_20_2">
      <style:paragraph-properties>
        <style:tab-stops>
          <style:tab-stop style:type="left" style:leader-style="none" style:position="1.27cm"/>
          <style:tab-stop style:type="right" style:leader-style="dotted" style:leader-text="." style:position="16.547cm"/>
        </style:tab-stops>
      </style:paragraph-properties>
    </style:style>
    <style:style style:name="T91_1" style:family="text"/>
    <style:style style:name="T91_2" style:family="text">
      <style:text-properties style:font-name-asian="ＭＳ 明朝" style:font-name-complex="Times New Roman" fo:language="en" fo:country="US"/>
    </style:style>
    <style:style style:name="T91_3" style:family="text"/>
    <style:style style:name="T91_4" style:family="text"/>
    <style:style style:name="P92" style:family="paragraph" style:parent-style-name="Toc_20_2">
      <style:paragraph-properties>
        <style:tab-stops>
          <style:tab-stop style:type="left" style:leader-style="none" style:position="1.27cm"/>
          <style:tab-stop style:type="right" style:leader-style="dotted" style:leader-text="." style:position="16.547cm"/>
        </style:tab-stops>
      </style:paragraph-properties>
    </style:style>
    <style:style style:name="T92_1" style:family="text"/>
    <style:style style:name="T92_2" style:family="text">
      <style:text-properties style:font-name-asian="ＭＳ 明朝" style:font-name-complex="Times New Roman" fo:language="en" fo:country="US"/>
    </style:style>
    <style:style style:name="T92_3" style:family="text"/>
    <style:style style:name="T92_4" style:family="text"/>
    <style:style style:name="P93" style:family="paragraph" style:parent-style-name="Toc_20_2">
      <style:paragraph-properties>
        <style:tab-stops>
          <style:tab-stop style:type="left" style:leader-style="none" style:position="1.27cm"/>
          <style:tab-stop style:type="right" style:leader-style="dotted" style:leader-text="." style:position="16.547cm"/>
        </style:tab-stops>
      </style:paragraph-properties>
    </style:style>
    <style:style style:name="T93_1" style:family="text"/>
    <style:style style:name="T93_2" style:family="text">
      <style:text-properties style:font-name-asian="ＭＳ 明朝" style:font-name-complex="Times New Roman" fo:language="en" fo:country="US"/>
    </style:style>
    <style:style style:name="T93_3" style:family="text"/>
    <style:style style:name="T93_4" style:family="text"/>
    <style:style style:name="P94" style:family="paragraph" style:parent-style-name="Toc_20_3">
      <style:paragraph-properties>
        <style:tab-stops>
          <style:tab-stop style:type="left" style:leader-style="none" style:position="1.27cm"/>
          <style:tab-stop style:type="right" style:leader-style="dotted" style:leader-text="." style:position="16.124cm"/>
        </style:tab-stops>
      </style:paragraph-properties>
    </style:style>
    <style:style style:name="T94_1" style:family="text">
      <style:text-properties fo:font-weight="bold" style:font-weight-asian="bold"/>
    </style:style>
    <style:style style:name="T94_2" style:family="text">
      <style:text-properties style:font-name-asian="ＭＳ 明朝" style:font-name-complex="Times New Roman" fo:language="en" fo:country="US" fo:font-weight="bold" style:font-weight-asian="bold"/>
    </style:style>
    <style:style style:name="T94_3" style:family="text">
      <style:text-properties fo:font-weight="bold" style:font-weight-asian="bold"/>
    </style:style>
    <style:style style:name="T94_4" style:family="text">
      <style:text-properties fo:font-weight="bold" style:font-weight-asian="bold"/>
    </style:style>
    <style:style style:name="P95" style:family="paragraph" style:parent-style-name="Toc_20_3">
      <style:paragraph-properties>
        <style:tab-stops>
          <style:tab-stop style:type="left" style:leader-style="none" style:position="1.27cm"/>
          <style:tab-stop style:type="right" style:leader-style="dotted" style:leader-text="." style:position="16.124cm"/>
        </style:tab-stops>
      </style:paragraph-properties>
    </style:style>
    <style:style style:name="T95_1" style:family="text">
      <style:text-properties fo:font-weight="bold" style:font-weight-asian="bold"/>
    </style:style>
    <style:style style:name="T95_2" style:family="text">
      <style:text-properties style:font-name-asian="ＭＳ 明朝" style:font-name-complex="Times New Roman" fo:language="en" fo:country="US" fo:font-weight="bold" style:font-weight-asian="bold"/>
    </style:style>
    <style:style style:name="T95_3" style:family="text">
      <style:text-properties fo:font-weight="bold" style:font-weight-asian="bold"/>
    </style:style>
    <style:style style:name="T95_4" style:family="text">
      <style:text-properties fo:font-weight="bold" style:font-weight-asian="bold"/>
    </style:style>
    <style:style style:name="P96" style:family="paragraph" style:parent-style-name="Toc_20_2">
      <style:paragraph-properties>
        <style:tab-stops>
          <style:tab-stop style:type="left" style:leader-style="none" style:position="1.27cm"/>
          <style:tab-stop style:type="right" style:leader-style="dotted" style:leader-text="." style:position="16.547cm"/>
        </style:tab-stops>
      </style:paragraph-properties>
    </style:style>
    <style:style style:name="T96_1" style:family="text"/>
    <style:style style:name="T96_2" style:family="text">
      <style:text-properties style:font-name-asian="ＭＳ 明朝" style:font-name-complex="Times New Roman" fo:language="en" fo:country="US"/>
    </style:style>
    <style:style style:name="T96_3" style:family="text"/>
    <style:style style:name="T96_4" style:family="text"/>
    <style:style style:name="P97" style:family="paragraph" style:parent-style-name="Toc_20_3">
      <style:paragraph-properties>
        <style:tab-stops>
          <style:tab-stop style:type="left" style:leader-style="none" style:position="1.27cm"/>
          <style:tab-stop style:type="right" style:leader-style="dotted" style:leader-text="." style:position="16.124cm"/>
        </style:tab-stops>
      </style:paragraph-properties>
    </style:style>
    <style:style style:name="T97_1" style:family="text">
      <style:text-properties fo:font-weight="bold" style:font-weight-asian="bold"/>
    </style:style>
    <style:style style:name="T97_2" style:family="text">
      <style:text-properties style:font-name-asian="ＭＳ 明朝" style:font-name-complex="Times New Roman" fo:language="en" fo:country="US" fo:font-weight="bold" style:font-weight-asian="bold"/>
    </style:style>
    <style:style style:name="T97_3" style:family="text">
      <style:text-properties fo:font-weight="bold" style:font-weight-asian="bold"/>
    </style:style>
    <style:style style:name="T97_4" style:family="text">
      <style:text-properties fo:font-weight="bold" style:font-weight-asian="bold"/>
    </style:style>
    <style:style style:name="P98" style:family="paragraph" style:parent-style-name="Toc_20_3">
      <style:paragraph-properties>
        <style:tab-stops>
          <style:tab-stop style:type="left" style:leader-style="none" style:position="1.27cm"/>
          <style:tab-stop style:type="right" style:leader-style="dotted" style:leader-text="." style:position="16.124cm"/>
        </style:tab-stops>
      </style:paragraph-properties>
    </style:style>
    <style:style style:name="T98_1" style:family="text">
      <style:text-properties fo:font-weight="bold" style:font-weight-asian="bold"/>
    </style:style>
    <style:style style:name="T98_2" style:family="text">
      <style:text-properties style:font-name-asian="ＭＳ 明朝" style:font-name-complex="Times New Roman" fo:language="en" fo:country="US" fo:font-weight="bold" style:font-weight-asian="bold"/>
    </style:style>
    <style:style style:name="T98_3" style:family="text">
      <style:text-properties fo:font-weight="bold" style:font-weight-asian="bold"/>
    </style:style>
    <style:style style:name="T98_4" style:family="text">
      <style:text-properties fo:font-weight="bold" style:font-weight-asian="bold"/>
    </style:style>
    <style:style style:name="P99" style:family="paragraph" style:parent-style-name="Toc_20_3">
      <style:paragraph-properties>
        <style:tab-stops>
          <style:tab-stop style:type="left" style:leader-style="none" style:position="1.27cm"/>
          <style:tab-stop style:type="right" style:leader-style="dotted" style:leader-text="." style:position="16.124cm"/>
        </style:tab-stops>
      </style:paragraph-properties>
    </style:style>
    <style:style style:name="T99_1" style:family="text">
      <style:text-properties fo:font-weight="bold" style:font-weight-asian="bold"/>
    </style:style>
    <style:style style:name="T99_2" style:family="text">
      <style:text-properties style:font-name-asian="ＭＳ 明朝" style:font-name-complex="Times New Roman" fo:language="en" fo:country="US" fo:font-weight="bold" style:font-weight-asian="bold"/>
    </style:style>
    <style:style style:name="T99_3" style:family="text">
      <style:text-properties fo:font-weight="bold" style:font-weight-asian="bold"/>
    </style:style>
    <style:style style:name="T99_4" style:family="text">
      <style:text-properties fo:font-weight="bold" style:font-weight-asian="bold"/>
    </style:style>
    <style:style style:name="P100" style:family="paragraph" style:parent-style-name="Toc_20_3">
      <style:paragraph-properties>
        <style:tab-stops>
          <style:tab-stop style:type="left" style:leader-style="none" style:position="1.27cm"/>
          <style:tab-stop style:type="right" style:leader-style="dotted" style:leader-text="." style:position="16.124cm"/>
        </style:tab-stops>
      </style:paragraph-properties>
    </style:style>
    <style:style style:name="T100_1" style:family="text">
      <style:text-properties fo:font-weight="bold" style:font-weight-asian="bold"/>
    </style:style>
    <style:style style:name="T100_2" style:family="text">
      <style:text-properties style:font-name-asian="ＭＳ 明朝" style:font-name-complex="Times New Roman" fo:language="en" fo:country="US" fo:font-weight="bold" style:font-weight-asian="bold"/>
    </style:style>
    <style:style style:name="T100_3" style:family="text">
      <style:text-properties fo:font-weight="bold" style:font-weight-asian="bold"/>
    </style:style>
    <style:style style:name="T100_4" style:family="text">
      <style:text-properties fo:font-weight="bold" style:font-weight-asian="bold"/>
    </style:style>
    <style:style style:name="P101" style:family="paragraph" style:parent-style-name="Toc_20_3">
      <style:paragraph-properties>
        <style:tab-stops>
          <style:tab-stop style:type="left" style:leader-style="none" style:position="1.27cm"/>
          <style:tab-stop style:type="right" style:leader-style="dotted" style:leader-text="." style:position="16.124cm"/>
        </style:tab-stops>
      </style:paragraph-properties>
    </style:style>
    <style:style style:name="T101_1" style:family="text">
      <style:text-properties fo:font-weight="bold" style:font-weight-asian="bold"/>
    </style:style>
    <style:style style:name="T101_2" style:family="text">
      <style:text-properties style:font-name-asian="ＭＳ 明朝" style:font-name-complex="Times New Roman" fo:language="en" fo:country="US" fo:font-weight="bold" style:font-weight-asian="bold"/>
    </style:style>
    <style:style style:name="T101_3" style:family="text">
      <style:text-properties fo:font-weight="bold" style:font-weight-asian="bold"/>
    </style:style>
    <style:style style:name="T101_4" style:family="text">
      <style:text-properties fo:font-weight="bold" style:font-weight-asian="bold"/>
    </style:style>
    <style:style style:name="P102" style:family="paragraph" style:parent-style-name="Toc_20_3">
      <style:paragraph-properties>
        <style:tab-stops>
          <style:tab-stop style:type="left" style:leader-style="none" style:position="1.27cm"/>
          <style:tab-stop style:type="right" style:leader-style="dotted" style:leader-text="." style:position="16.124cm"/>
        </style:tab-stops>
      </style:paragraph-properties>
    </style:style>
    <style:style style:name="T102_1" style:family="text">
      <style:text-properties fo:font-weight="bold" style:font-weight-asian="bold"/>
    </style:style>
    <style:style style:name="T102_2" style:family="text">
      <style:text-properties style:font-name-asian="ＭＳ 明朝" style:font-name-complex="Times New Roman" fo:language="en" fo:country="US" fo:font-weight="bold" style:font-weight-asian="bold"/>
    </style:style>
    <style:style style:name="T102_3" style:family="text">
      <style:text-properties fo:font-weight="bold" style:font-weight-asian="bold"/>
    </style:style>
    <style:style style:name="T102_4" style:family="text">
      <style:text-properties fo:font-weight="bold" style:font-weight-asian="bold"/>
    </style:style>
    <style:style style:name="P103" style:family="paragraph" style:parent-style-name="Toc_20_2">
      <style:paragraph-properties>
        <style:tab-stops>
          <style:tab-stop style:type="left" style:leader-style="none" style:position="1.27cm"/>
          <style:tab-stop style:type="right" style:leader-style="dotted" style:leader-text="." style:position="16.547cm"/>
        </style:tab-stops>
      </style:paragraph-properties>
    </style:style>
    <style:style style:name="T103_1" style:family="text"/>
    <style:style style:name="T103_2" style:family="text">
      <style:text-properties style:font-name-asian="ＭＳ 明朝" style:font-name-complex="Times New Roman" fo:language="en" fo:country="US"/>
    </style:style>
    <style:style style:name="T103_3" style:family="text"/>
    <style:style style:name="T103_4" style:family="text"/>
    <style:style style:name="P104" style:family="paragraph" style:parent-style-name="Toc_20_3">
      <style:paragraph-properties>
        <style:tab-stops>
          <style:tab-stop style:type="left" style:leader-style="none" style:position="1.27cm"/>
          <style:tab-stop style:type="right" style:leader-style="dotted" style:leader-text="." style:position="16.124cm"/>
        </style:tab-stops>
      </style:paragraph-properties>
    </style:style>
    <style:style style:name="T104_1" style:family="text">
      <style:text-properties fo:font-weight="bold" style:font-weight-asian="bold"/>
    </style:style>
    <style:style style:name="T104_2" style:family="text">
      <style:text-properties style:font-name-asian="ＭＳ 明朝" style:font-name-complex="Times New Roman" fo:language="en" fo:country="US" fo:font-weight="bold" style:font-weight-asian="bold"/>
    </style:style>
    <style:style style:name="T104_3" style:family="text">
      <style:text-properties fo:font-weight="bold" style:font-weight-asian="bold"/>
    </style:style>
    <style:style style:name="T104_4" style:family="text">
      <style:text-properties fo:font-weight="bold" style:font-weight-asian="bold"/>
    </style:style>
    <style:style style:name="P105" style:family="paragraph" style:parent-style-name="Toc_20_3">
      <style:paragraph-properties>
        <style:tab-stops>
          <style:tab-stop style:type="left" style:leader-style="none" style:position="1.27cm"/>
          <style:tab-stop style:type="right" style:leader-style="dotted" style:leader-text="." style:position="16.124cm"/>
        </style:tab-stops>
      </style:paragraph-properties>
    </style:style>
    <style:style style:name="T105_1" style:family="text">
      <style:text-properties fo:font-weight="bold" style:font-weight-asian="bold"/>
    </style:style>
    <style:style style:name="T105_2" style:family="text">
      <style:text-properties style:font-name-asian="ＭＳ 明朝" style:font-name-complex="Times New Roman" fo:language="en" fo:country="US" fo:font-weight="bold" style:font-weight-asian="bold"/>
    </style:style>
    <style:style style:name="T105_3" style:family="text">
      <style:text-properties fo:font-weight="bold" style:font-weight-asian="bold"/>
    </style:style>
    <style:style style:name="T105_4" style:family="text">
      <style:text-properties fo:font-weight="bold" style:font-weight-asian="bold"/>
    </style:style>
    <style:style style:name="P106" style:family="paragraph" style:parent-style-name="Toc_20_1">
      <style:paragraph-properties>
        <style:tab-stops>
          <style:tab-stop style:type="left" style:leader-style="none" style:position="0.847cm"/>
          <style:tab-stop style:type="right" style:leader-style="dotted" style:leader-text="." style:position="16.97cm"/>
        </style:tab-stops>
      </style:paragraph-properties>
    </style:style>
    <style:style style:name="T106_1" style:family="text"/>
    <style:style style:name="T106_2" style:family="text">
      <style:text-properties fo:font-size="11pt" style:font-name-asian="ＭＳ 明朝" style:font-size-asian="11pt" style:font-name-complex="Times New Roman" style:font-size-complex="11pt" fo:language="en" fo:country="US"/>
    </style:style>
    <style:style style:name="T106_3" style:family="text"/>
    <style:style style:name="T106_4" style:family="text"/>
    <style:style style:name="P107" style:family="paragraph" style:parent-style-name="Toc_20_1">
      <style:paragraph-properties>
        <style:tab-stops>
          <style:tab-stop style:type="left" style:leader-style="none" style:position="0.847cm"/>
          <style:tab-stop style:type="right" style:leader-style="dotted" style:leader-text="." style:position="16.97cm"/>
        </style:tab-stops>
      </style:paragraph-properties>
    </style:style>
    <style:style style:name="T107_1" style:family="text"/>
    <style:style style:name="T107_2" style:family="text">
      <style:text-properties fo:font-size="11pt" style:font-name-asian="ＭＳ 明朝" style:font-size-asian="11pt" style:font-name-complex="Times New Roman" style:font-size-complex="11pt" fo:language="en" fo:country="US"/>
    </style:style>
    <style:style style:name="T107_3" style:family="text"/>
    <style:style style:name="T107_4" style:family="text"/>
    <style:style style:name="P108" style:family="paragraph" style:parent-style-name="Toc_20_1">
      <style:paragraph-properties>
        <style:tab-stops>
          <style:tab-stop style:type="left" style:leader-style="none" style:position="0.847cm"/>
          <style:tab-stop style:type="right" style:leader-style="dotted" style:leader-text="." style:position="16.97cm"/>
        </style:tab-stops>
      </style:paragraph-properties>
    </style:style>
    <style:style style:name="T108_1" style:family="text"/>
    <style:style style:name="T108_2" style:family="text">
      <style:text-properties fo:font-size="11pt" style:font-name-asian="ＭＳ 明朝" style:font-size-asian="11pt" style:font-name-complex="Times New Roman" style:font-size-complex="11pt" fo:language="en" fo:country="US"/>
    </style:style>
    <style:style style:name="T108_3" style:family="text"/>
    <style:style style:name="T108_4" style:family="text"/>
    <style:style style:name="P109" style:family="paragraph" style:parent-style-name="Toc_20_2">
      <style:paragraph-properties>
        <style:tab-stops>
          <style:tab-stop style:type="left" style:leader-style="none" style:position="1.27cm"/>
          <style:tab-stop style:type="right" style:leader-style="dotted" style:leader-text="." style:position="16.547cm"/>
        </style:tab-stops>
      </style:paragraph-properties>
    </style:style>
    <style:style style:name="T109_1" style:family="text"/>
    <style:style style:name="T109_2" style:family="text">
      <style:text-properties style:font-name-asian="ＭＳ 明朝" style:font-name-complex="Times New Roman" fo:language="en" fo:country="US"/>
    </style:style>
    <style:style style:name="T109_3" style:family="text"/>
    <style:style style:name="T109_4" style:family="text"/>
    <style:style style:name="P110" style:family="paragraph" style:parent-style-name="Toc_20_2">
      <style:paragraph-properties>
        <style:tab-stops>
          <style:tab-stop style:type="left" style:leader-style="none" style:position="1.27cm"/>
          <style:tab-stop style:type="right" style:leader-style="dotted" style:leader-text="." style:position="16.547cm"/>
        </style:tab-stops>
      </style:paragraph-properties>
    </style:style>
    <style:style style:name="T110_1" style:family="text"/>
    <style:style style:name="T110_2" style:family="text">
      <style:text-properties style:font-name-asian="ＭＳ 明朝" style:font-name-complex="Times New Roman" fo:language="en" fo:country="US"/>
    </style:style>
    <style:style style:name="T110_3" style:family="text"/>
    <style:style style:name="T110_4" style:family="text"/>
    <style:style style:name="P111" style:family="paragraph" style:parent-style-name="Toc_20_1">
      <style:paragraph-properties>
        <style:tab-stops>
          <style:tab-stop style:type="left" style:leader-style="none" style:position="0.847cm"/>
          <style:tab-stop style:type="right" style:leader-style="dotted" style:leader-text="." style:position="16.97cm"/>
        </style:tab-stops>
      </style:paragraph-properties>
    </style:style>
    <style:style style:name="T111_1" style:family="text"/>
    <style:style style:name="T111_2" style:family="text">
      <style:text-properties fo:font-size="11pt" style:font-name-asian="ＭＳ 明朝" style:font-size-asian="11pt" style:font-name-complex="Times New Roman" style:font-size-complex="11pt" fo:language="en" fo:country="US"/>
    </style:style>
    <style:style style:name="T111_3" style:family="text"/>
    <style:style style:name="T111_4" style:family="text"/>
    <style:style style:name="P112" style:family="paragraph" style:parent-style-name="Toc_20_1">
      <style:paragraph-properties>
        <style:tab-stops>
          <style:tab-stop style:type="left" style:leader-style="none" style:position="0.847cm"/>
          <style:tab-stop style:type="right" style:leader-style="dotted" style:leader-text="." style:position="16.97cm"/>
        </style:tab-stops>
      </style:paragraph-properties>
    </style:style>
    <style:style style:name="T112_1" style:family="text"/>
    <style:style style:name="T112_2" style:family="text">
      <style:text-properties fo:font-size="11pt" style:font-name-asian="ＭＳ 明朝" style:font-size-asian="11pt" style:font-name-complex="Times New Roman" style:font-size-complex="11pt" fo:language="en" fo:country="US"/>
    </style:style>
    <style:style style:name="T112_3" style:family="text"/>
    <style:style style:name="T112_4" style:family="text"/>
    <style:style style:name="P113" style:family="paragraph" style:parent-style-name="Normal"/>
    <style:style style:name="P114" style:family="paragraph" style:parent-style-name="Normal"/>
    <style:style style:name="P115" style:family="paragraph" style:parent-style-name="Normal"/>
    <style:style style:name="P116" style:family="paragraph" style:parent-style-name="Normal"/>
    <style:style style:name="P117" style:family="paragraph" style:parent-style-name="Normal">
      <style:paragraph-properties>
        <style:tab-stops>
          <style:tab-stop style:type="left" style:leader-style="none" style:position="9.74cm"/>
        </style:tab-stops>
      </style:paragraph-properties>
    </style:style>
    <style:style style:name="T117_1" style:family="text"/>
    <style:style style:name="P118" style:family="paragraph" style:parent-style-name="Normal"/>
    <style:style style:name="P119" style:family="paragraph" style:parent-style-name="Normal"/>
    <style:style style:name="P120" style:family="paragraph" style:parent-style-name="Normal"/>
    <style:style style:name="P121" style:family="paragraph" style:parent-style-name="Normal"/>
    <style:style style:name="P122" style:family="paragraph" style:parent-style-name="Normal"/>
    <style:style style:name="P123" style:family="paragraph" style:parent-style-name="Normal"/>
    <style:style style:name="P124" style:family="paragraph" style:parent-style-name="Heading_20_1">
      <style:paragraph-properties fo:text-align="left" fo:break-before="auto" fo:text-indent="0cm" fo:margin-top="0.423cm" fo:margin-bottom="0.212cm"/>
    </style:style>
    <style:style style:name="T124_1" style:family="text"/>
    <style:style style:name="P125" style:family="paragraph" style:parent-style-name="Heading_20_2">
      <style:paragraph-properties fo:text-align="left" fo:text-indent="0cm"/>
    </style:style>
    <style:style style:name="T125_1" style:family="text"/>
    <style:style style:name="P126" style:family="paragraph" style:parent-style-name="Body_20_Text"/>
    <style:style style:name="T126_1" style:family="text"/>
    <style:style style:name="T126_2" style:family="text">
      <style:text-properties fo:font-style="italic" style:font-style-asian="italic" style:font-style-complex="italic"/>
    </style:style>
    <style:style style:name="T126_3" style:family="text"/>
    <style:style style:name="T126_4" style:family="text">
      <style:text-properties fo:font-style="italic" style:font-style-asian="italic" style:font-style-complex="italic"/>
    </style:style>
    <style:style style:name="T126_5" style:family="text"/>
    <style:style style:name="T126_6" style:family="text"/>
    <style:style style:name="T126_7" style:family="text"/>
    <style:style style:name="T126_8" style:family="text">
      <style:text-properties fo:font-style="italic" style:font-style-asian="italic" style:font-style-complex="italic"/>
    </style:style>
    <style:style style:name="T126_9" style:family="text"/>
    <style:style style:name="T126_10" style:family="text">
      <style:text-properties fo:font-style="italic" style:font-style-asian="italic" style:font-style-complex="italic"/>
    </style:style>
    <style:style style:name="T126_11" style:family="text"/>
    <style:style style:name="P127" style:family="paragraph" style:parent-style-name="Body_20_Text">
      <style:paragraph-properties fo:text-indent="1.27cm"/>
    </style:style>
    <style:style style:name="T127_1" style:family="text">
      <style:text-properties fo:font-style="italic" style:font-style-asian="italic" style:font-style-complex="italic"/>
    </style:style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P128" style:family="paragraph" style:parent-style-name="Body_20_Text"/>
    <style:style style:name="P129" style:family="paragraph" style:parent-style-name="Heading_20_2">
      <style:paragraph-properties fo:text-align="left" fo:text-indent="0cm"/>
    </style:style>
    <style:style style:name="T129_1" style:family="text"/>
    <style:style style:name="P130" style:family="paragraph" style:parent-style-name="Body_20_Text"/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P131" style:family="paragraph" style:parent-style-name="Body_20_Text"/>
    <style:style style:name="P132" style:family="paragraph" style:parent-style-name="Body_20_Text"/>
    <style:style style:name="P133" style:family="paragraph" style:parent-style-name="Heading_20_1">
      <style:paragraph-properties fo:text-align="left" fo:break-before="auto" fo:text-indent="0cm" fo:margin-top="0.423cm" fo:margin-bottom="0.212cm">
        <style:tab-stops>
          <style:tab-stop style:type="center" style:leader-style="none" style:position="1.27cm"/>
        </style:tab-stops>
      </style:paragraph-properties>
    </style:style>
    <style:style style:name="T133_1" style:family="text"/>
    <style:style style:name="P134" style:family="paragraph" style:parent-style-name="Body_20_Text">
      <style:paragraph-properties>
        <style:tab-stops>
          <style:tab-stop style:type="left" style:leader-style="none" style:position="0cm"/>
        </style:tab-stops>
      </style:paragraph-properties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P135" style:family="paragraph" style:parent-style-name="Body_20_Text">
      <style:paragraph-properties>
        <style:tab-stops>
          <style:tab-stop style:type="left" style:leader-style="none" style:position="0cm"/>
        </style:tab-stops>
      </style:paragraph-properties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P136" style:family="paragraph" style:parent-style-name="Body_20_Text">
      <style:paragraph-properties>
        <style:tab-stops>
          <style:tab-stop style:type="left" style:leader-style="none" style:position="0cm"/>
        </style:tab-stops>
      </style:paragraph-properties>
    </style:style>
    <style:style style:name="T136_1" style:family="text"/>
    <style:style style:name="T136_2" style:family="text">
      <style:text-properties fo:font-style="italic" style:font-style-asian="italic" style:font-style-complex="italic"/>
    </style:style>
    <style:style style:name="T136_3" style:family="text"/>
    <style:style style:name="T136_4" style:family="text">
      <style:text-properties fo:font-style="italic" style:font-style-asian="italic" style:font-style-complex="italic"/>
    </style:style>
    <style:style style:name="T136_5" style:family="text"/>
    <style:style style:name="T136_6" style:family="text">
      <style:text-properties fo:font-style="italic" style:font-style-asian="italic" style:font-style-complex="italic"/>
    </style:style>
    <style:style style:name="T136_7" style:family="text"/>
    <style:style style:name="T136_8" style:family="text">
      <style:text-properties fo:font-style="italic" style:font-style-asian="italic" style:font-style-complex="italic"/>
    </style:style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>
      <style:text-properties fo:font-style="italic" style:font-style-asian="italic" style:font-style-complex="italic"/>
    </style:style>
    <style:style style:name="T136_15" style:family="text"/>
    <style:style style:name="T136_16" style:family="text">
      <style:text-properties fo:font-style="italic" style:font-style-asian="italic" style:font-style-complex="italic"/>
    </style:style>
    <style:style style:name="T136_17" style:family="text"/>
    <style:style style:name="T136_18" style:family="text">
      <style:text-properties fo:font-style="italic" style:font-style-asian="italic" style:font-style-complex="italic"/>
    </style:style>
    <style:style style:name="T136_19" style:family="text"/>
    <style:style style:name="T136_20" style:family="text">
      <style:text-properties fo:font-style="italic" style:font-style-asian="italic" style:font-style-complex="italic"/>
    </style:style>
    <style:style style:name="T136_21" style:family="text"/>
    <style:style style:name="P137" style:family="paragraph" style:parent-style-name="Body_20_Text">
      <style:paragraph-properties>
        <style:tab-stops>
          <style:tab-stop style:type="left" style:leader-style="none" style:position="0cm"/>
        </style:tab-stops>
      </style:paragraph-properties>
    </style:style>
    <style:style style:name="P138" style:family="paragraph" style:parent-style-name="Heading_20_1">
      <style:paragraph-properties fo:text-align="left" fo:break-before="auto" fo:text-indent="0cm" fo:margin-top="0.423cm" fo:margin-bottom="0.212cm"/>
    </style:style>
    <style:style style:name="T138_1" style:family="text"/>
    <style:style style:name="P139" style:family="paragraph" style:parent-style-name="Heading_20_2">
      <style:paragraph-properties fo:text-align="left" fo:text-indent="0cm"/>
    </style:style>
    <style:style style:name="T139_1" style:family="text"/>
    <style:style style:name="P140" style:family="paragraph" style:parent-style-name="Body_20_Text"/>
    <style:style style:name="T140_1" style:family="text"/>
    <style:style style:name="T140_2" style:family="text"/>
    <style:style style:name="P141" style:family="paragraph" style:parent-style-name="Body_20_Text"/>
    <style:style style:name="P142" style:family="paragraph" style:parent-style-name="Heading_20_2">
      <style:paragraph-properties fo:text-align="left" fo:text-indent="0cm"/>
    </style:style>
    <style:style style:name="T142_1" style:family="text"/>
    <style:style style:name="P143" style:family="paragraph" style:parent-style-name="Body_20_Text">
      <style:paragraph-properties fo:margin-bottom="0cm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P144" style:family="paragraph" style:parent-style-name="Body_20_Text">
      <style:paragraph-properties fo:text-indent="0.635cm" fo:margin-bottom="0cm"/>
    </style:style>
    <style:style style:name="T144_1" style:family="text"/>
    <style:style style:name="P145" style:family="paragraph" style:parent-style-name="Body_20_Text">
      <style:paragraph-properties fo:line-height="100%" fo:margin-bottom="0cm"/>
    </style:style>
    <style:style style:name="T145_1" style:family="text"/>
    <style:style style:name="P146" style:family="paragraph" style:parent-style-name="Body_20_Text">
      <style:paragraph-properties fo:line-height="100%" fo:margin-bottom="0cm"/>
    </style:style>
    <style:style style:name="T146_1" style:family="text"/>
    <style:style style:name="P147" style:family="paragraph" style:parent-style-name="Body_20_Text">
      <style:paragraph-properties fo:line-height="100%" fo:margin-bottom="0cm"/>
    </style:style>
    <style:style style:name="T147_1" style:family="text"/>
    <style:style style:name="P148" style:family="paragraph" style:parent-style-name="Body_20_Text">
      <style:paragraph-properties fo:line-height="100%" fo:margin-bottom="0cm"/>
    </style:style>
    <style:style style:name="T148_1" style:family="text"/>
    <style:style style:name="P149" style:family="paragraph" style:parent-style-name="Body_20_Text"/>
    <style:style style:name="P150" style:family="paragraph" style:parent-style-name="Heading_20_2">
      <style:paragraph-properties fo:text-align="left" fo:text-indent="0cm"/>
    </style:style>
    <style:style style:name="T150_1" style:family="text"/>
    <style:style style:name="P151" style:family="paragraph" style:parent-style-name="Body_20_Text"/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P152" style:family="paragraph" style:parent-style-name="Body_20_Text"/>
    <style:style style:name="P153" style:family="paragraph" style:parent-style-name="Body_20_Text"/>
    <style:style style:name="P154" style:family="paragraph" style:parent-style-name="Heading_20_1">
      <style:paragraph-properties fo:text-align="left" fo:break-before="auto" fo:text-indent="0cm" fo:margin-top="0.423cm" fo:margin-bottom="0.212cm"/>
    </style:style>
    <style:style style:name="T154_1" style:family="text"/>
    <style:style style:name="P155" style:family="paragraph" style:parent-style-name="Heading_20_2">
      <style:paragraph-properties fo:text-align="left" fo:text-indent="0cm"/>
    </style:style>
    <style:style style:name="T155_1" style:family="text"/>
    <style:style style:name="P156" style:family="paragraph" style:parent-style-name="Normal">
      <style:paragraph-properties fo:text-indent="1.27cm"/>
    </style:style>
    <style:style style:name="T156_1" style:family="text"/>
    <style:style style:name="T156_2" style:family="text">
      <style:text-properties fo:font-style="italic" style:font-style-asian="italic" style:font-style-complex="italic"/>
    </style:style>
    <style:style style:name="T156_3" style:family="text"/>
    <style:style style:name="T156_4" style:family="text">
      <style:text-properties fo:font-style="italic" style:font-style-asian="italic" style:font-style-complex="italic"/>
    </style:style>
    <style:style style:name="T156_5" style:family="text">
      <style:text-properties fo:font-style="italic" style:font-style-asian="italic" style:font-style-complex="italic"/>
    </style:style>
    <style:style style:name="T156_6" style:family="text"/>
    <style:style style:name="P157" style:family="paragraph" style:parent-style-name="Normal">
      <style:paragraph-properties fo:text-indent="1.27cm"/>
    </style:style>
    <style:style style:name="T157_1" style:family="text"/>
    <style:style style:name="T157_2" style:family="text"/>
    <style:style style:name="T157_3" style:family="text"/>
    <style:style style:name="P158" style:family="paragraph" style:parent-style-name="Normal">
      <style:paragraph-properties fo:text-indent="1.27cm"/>
    </style:style>
    <style:style style:name="P159" style:family="paragraph" style:parent-style-name="Heading_20_2">
      <style:paragraph-properties fo:text-align="left" fo:text-indent="0cm"/>
    </style:style>
    <style:style style:name="T159_1" style:family="text"/>
    <style:style style:name="P160" style:family="paragraph" style:parent-style-name="Normal">
      <style:paragraph-properties fo:text-indent="1.27cm"/>
    </style:style>
    <style:style style:name="T160_1" style:family="text"/>
    <style:style style:name="T160_2" style:family="text">
      <style:text-properties fo:font-style="italic" style:font-style-asian="italic" style:font-style-complex="italic"/>
    </style:style>
    <style:style style:name="T160_3" style:family="text"/>
    <style:style style:name="T160_4" style:family="text">
      <style:text-properties fo:font-style="italic" style:font-style-asian="italic" style:font-style-complex="italic"/>
    </style:style>
    <style:style style:name="T160_5" style:family="text"/>
    <style:style style:name="P161" style:family="paragraph" style:parent-style-name="Heading_20_2">
      <style:paragraph-properties fo:text-align="left" fo:text-indent="0cm"/>
    </style:style>
    <style:style style:name="T161_1" style:family="text"/>
    <style:style style:name="P162" style:family="paragraph" style:parent-style-name="Heading_20_3"/>
    <style:style style:name="T162_1" style:family="text"/>
    <style:style style:name="P163" style:family="paragraph" style:parent-style-name="Normal">
      <style:paragraph-properties fo:text-indent="0.635cm" fo:margin-left="1.905cm"/>
    </style:style>
    <style:style style:name="T163_1" style:family="text"/>
    <style:style style:name="P164" style:family="paragraph" style:parent-style-name="Normal">
      <style:paragraph-properties fo:margin-left="1.905cm"/>
    </style:style>
    <style:style style:name="P165" style:family="paragraph" style:parent-style-name="Heading_20_3"/>
    <style:style style:name="T165_1" style:family="text"/>
    <style:style style:name="P166" style:family="paragraph" style:parent-style-name="Normal">
      <style:paragraph-properties fo:text-indent="0.635cm" fo:margin-left="1.905cm"/>
    </style:style>
    <style:style style:name="T166_1" style:family="text"/>
    <style:style style:name="P167" style:family="paragraph" style:parent-style-name="Normal">
      <style:text-properties/>
    </style:style>
    <style:style style:name="P168" style:family="paragraph" style:parent-style-name="Heading_20_2">
      <style:paragraph-properties fo:text-align="left" fo:text-indent="0cm"/>
    </style:style>
    <style:style style:name="T168_1" style:family="text"/>
    <style:style style:name="P169" style:family="paragraph" style:parent-style-name="Heading_20_3"/>
    <style:style style:name="T169_1" style:family="text"/>
    <style:style style:name="P170" style:family="paragraph" style:parent-style-name="Normal">
      <style:paragraph-properties fo:text-indent="0.635cm" fo:margin-left="1.905cm"/>
    </style:style>
    <style:style style:name="T170_1" style:family="text"/>
    <style:style style:name="P171" style:family="paragraph" style:parent-style-name="Normal">
      <style:paragraph-properties fo:margin-left="1.905cm"/>
    </style:style>
    <style:style style:name="P172" style:family="paragraph" style:parent-style-name="Heading_20_3"/>
    <style:style style:name="T172_1" style:family="text"/>
    <style:style style:name="P173" style:family="paragraph" style:parent-style-name="Normal">
      <style:paragraph-properties fo:text-indent="0.635cm" fo:margin-left="1.905cm"/>
    </style:style>
    <style:style style:name="T173_1" style:family="text"/>
    <style:style style:name="T173_2" style:family="text"/>
    <style:style style:name="T173_3" style:family="text"/>
    <style:style style:name="T173_4" style:family="text">
      <style:text-properties fo:font-style="italic" style:font-style-asian="italic" style:font-style-complex="italic"/>
    </style:style>
    <style:style style:name="T173_5" style:family="text"/>
    <style:style style:name="T173_6" style:family="text">
      <style:text-properties fo:font-style="italic" style:font-style-asian="italic" style:font-style-complex="italic"/>
    </style:style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>
      <style:text-properties fo:font-style="italic" style:font-style-asian="italic" style:font-style-complex="italic"/>
    </style:style>
    <style:style style:name="T173_12" style:family="text"/>
    <style:style style:name="T173_13" style:family="text"/>
    <style:style style:name="T173_14" style:family="text"/>
    <style:style style:name="T173_15" style:family="text">
      <style:text-properties fo:font-style="italic" style:font-style-asian="italic" style:font-style-complex="italic"/>
    </style:style>
    <style:style style:name="T173_16" style:family="text">
      <style:text-properties fo:font-style="italic" style:font-style-asian="italic" style:font-style-complex="italic"/>
    </style:style>
    <style:style style:name="T173_17" style:family="text"/>
    <style:style style:name="T173_18" style:family="text"/>
    <style:style style:name="T173_19" style:family="text"/>
    <style:style style:name="P174" style:family="paragraph" style:parent-style-name="Normal">
      <style:paragraph-properties fo:margin-left="1.905cm"/>
    </style:style>
    <style:style style:name="P175" style:family="paragraph" style:parent-style-name="Heading_20_3"/>
    <style:style style:name="T175_1" style:family="text"/>
    <style:style style:name="P176" style:family="paragraph" style:parent-style-name="Normal">
      <style:paragraph-properties fo:text-indent="0.635cm" fo:margin-left="1.905cm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P177" style:family="paragraph" style:parent-style-name="Normal">
      <style:paragraph-properties fo:margin-left="1.905cm"/>
    </style:style>
    <style:style style:name="P178" style:family="paragraph" style:parent-style-name="Heading_20_3"/>
    <style:style style:name="T178_1" style:family="text"/>
    <style:style style:name="P179" style:family="paragraph" style:parent-style-name="Normal">
      <style:paragraph-properties fo:margin-left="2.54cm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P180" style:family="paragraph" style:parent-style-name="Normal">
      <style:paragraph-properties fo:margin-left="1.905cm"/>
    </style:style>
    <style:style style:name="P181" style:family="paragraph" style:parent-style-name="Heading_20_3"/>
    <style:style style:name="T181_1" style:family="text"/>
    <style:style style:name="P182" style:family="paragraph" style:parent-style-name="Body_20_Text">
      <style:paragraph-properties fo:text-indent="0.635cm" fo:margin-bottom="0cm" fo:margin-left="1.905cm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>
      <style:text-properties fo:font-style="italic" style:font-style-asian="italic" style:font-style-complex="italic"/>
    </style:style>
    <style:style style:name="T182_6" style:family="text"/>
    <style:style style:name="T182_7" style:family="text">
      <style:text-properties fo:font-style="italic" style:font-style-asian="italic" style:font-style-complex="italic"/>
    </style:style>
    <style:style style:name="T182_8" style:family="text"/>
    <style:style style:name="T182_9" style:family="text"/>
    <style:style style:name="T182_10" style:family="text"/>
    <style:style style:name="T182_11" style:family="text">
      <style:text-properties fo:font-style="italic" style:font-style-asian="italic" style:font-style-complex="italic"/>
    </style:style>
    <style:style style:name="T182_12" style:family="text"/>
    <style:style style:name="T182_13" style:family="text"/>
    <style:style style:name="T182_14" style:family="text">
      <style:text-properties fo:font-style="italic" style:font-style-asian="italic" style:font-style-complex="italic"/>
    </style:style>
    <style:style style:name="T182_15" style:family="text"/>
    <style:style style:name="P183" style:family="paragraph" style:parent-style-name="Body_20_Text">
      <style:paragraph-properties fo:text-indent="0.635cm" fo:margin-bottom="0cm" fo:margin-left="1.905cm"/>
    </style:style>
    <style:style style:name="T183_1" style:family="text"/>
    <style:style style:name="T183_2" style:family="text">
      <style:text-properties fo:font-style="italic" style:font-style-asian="italic" style:font-style-complex="italic"/>
    </style:style>
    <style:style style:name="T183_3" style:family="text"/>
    <style:style style:name="T183_4" style:family="text">
      <style:text-properties fo:font-style="italic" style:font-style-asian="italic" style:font-style-complex="italic"/>
    </style:style>
    <style:style style:name="T183_5" style:family="text"/>
    <style:style style:name="P184" style:family="paragraph" style:parent-style-name="Body_20_Text">
      <style:paragraph-properties fo:text-indent="0.635cm" fo:margin-bottom="0cm" fo:margin-left="1.905cm"/>
    </style:style>
    <style:style style:name="T184_1" style:family="text"/>
    <style:style style:name="T184_2" style:family="text">
      <style:text-properties fo:font-style="italic" style:font-style-asian="italic" style:font-style-complex="italic"/>
    </style:style>
    <style:style style:name="T184_3" style:family="text"/>
    <style:style style:name="T184_4" style:family="text">
      <style:text-properties fo:font-style="italic" style:font-style-asian="italic" style:font-style-complex="italic"/>
    </style:style>
    <style:style style:name="T184_5" style:family="text"/>
    <style:style style:name="T184_6" style:family="text"/>
    <style:style style:name="P185" style:family="paragraph" style:parent-style-name="Body_20_Text">
      <style:paragraph-properties fo:margin-left="1.905cm"/>
    </style:style>
    <style:style style:name="P186" style:family="paragraph" style:parent-style-name="Heading_20_3"/>
    <style:style style:name="T186_1" style:family="text"/>
    <style:style style:name="P187" style:family="paragraph" style:parent-style-name="Normal">
      <style:paragraph-properties fo:text-indent="0.635cm" fo:margin-left="1.905cm"/>
    </style:style>
    <style:style style:name="T187_1" style:family="text"/>
    <style:style style:name="T187_2" style:family="text">
      <style:text-properties style:font-name="Liberation Serif" style:font-name-asian="Noto Sans CJK SC" style:font-name-complex="Lohit Devanagari" fo:language-asian="zh" fo:language-complex="hi" fo:country-asian="CN" fo:country-complex="IN" style:letter-kerning="true"/>
    </style:style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P188" style:family="paragraph" style:parent-style-name="Normal">
      <style:paragraph-properties fo:text-indent="0.635cm" fo:margin-left="1.905cm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>
      <style:text-properties fo:font-style="italic" style:font-style-asian="italic" style:font-style-complex="italic"/>
    </style:style>
    <style:style style:name="T188_17" style:family="text"/>
    <style:style style:name="T188_18" style:family="text"/>
    <style:style style:name="T188_19" style:family="text"/>
    <style:style style:name="T188_20" style:family="text"/>
    <style:style style:name="P189" style:family="paragraph" style:parent-style-name="Normal">
      <style:paragraph-properties fo:text-indent="0.635cm" fo:margin-left="1.905cm"/>
    </style:style>
    <style:style style:name="T189_1" style:family="text"/>
    <style:style style:name="T189_2" style:family="text"/>
    <style:style style:name="T189_3" style:family="text"/>
    <style:style style:name="P190" style:family="paragraph" style:parent-style-name="Normal">
      <style:paragraph-properties fo:text-indent="0.635cm" fo:margin-left="1.905cm"/>
    </style:style>
    <style:style style:name="T190_1" style:family="text"/>
    <style:style style:name="P191" style:family="paragraph" style:parent-style-name="Normal">
      <style:paragraph-properties fo:text-indent="0.635cm" fo:margin-left="1.905cm"/>
      <style:text-properties style:font-name="Liberation Serif" style:font-name-asian="Noto Sans CJK SC" style:font-name-complex="Lohit Devanagari" fo:language-asian="zh" fo:language-complex="hi" fo:country-asian="CN" fo:country-complex="IN" style:letter-kerning="true"/>
    </style:style>
    <style:style style:name="P192" style:family="paragraph" style:parent-style-name="Heading_20_2">
      <style:paragraph-properties fo:text-align="left" fo:text-indent="0cm"/>
    </style:style>
    <style:style style:name="T192_1" style:family="text"/>
    <style:style style:name="P193" style:family="paragraph" style:parent-style-name="Heading_20_3"/>
    <style:style style:name="T193_1" style:family="text"/>
    <style:style style:name="P194" style:family="paragraph" style:parent-style-name="Normal">
      <style:paragraph-properties fo:margin-left="1.905cm"/>
    </style:style>
    <style:style style:name="T194_1" style:family="text"/>
    <style:style style:name="P195" style:family="paragraph" style:parent-style-name="Heading_20_3"/>
    <style:style style:name="T195_1" style:family="text"/>
    <style:style style:name="P196" style:family="paragraph" style:parent-style-name="Normal">
      <style:paragraph-properties fo:margin-left="1.905cm"/>
    </style:style>
    <style:style style:name="T196_1" style:family="text"/>
    <style:style style:name="T196_2" style:family="text">
      <style:text-properties fo:language="en" fo:country="US"/>
    </style:style>
    <style:style style:name="T196_3" style:family="text">
      <style:text-properties fo:language="en" fo:country="US"/>
    </style:style>
    <style:style style:name="T196_4" style:family="text">
      <style:text-properties fo:language="en" fo:country="US"/>
    </style:style>
    <style:style style:name="T196_5" style:family="text">
      <style:text-properties/>
    </style:style>
    <style:style style:name="P197" style:family="paragraph" style:parent-style-name="Normal">
      <style:paragraph-properties fo:margin-left="1.905cm"/>
    </style:style>
    <style:style style:name="P198" style:family="paragraph" style:parent-style-name="Normal">
      <style:paragraph-properties fo:margin-left="1.905cm"/>
    </style:style>
    <style:style style:name="P199" style:family="paragraph" style:parent-style-name="Normal">
      <style:paragraph-properties fo:margin-left="1.905cm"/>
    </style:style>
    <style:style style:name="P200" style:family="paragraph" style:parent-style-name="Heading_20_1">
      <style:paragraph-properties fo:text-align="left" fo:break-before="auto" fo:text-indent="0cm" fo:margin-top="0.423cm" fo:margin-bottom="0.212cm"/>
    </style:style>
    <style:style style:name="T200_1" style:family="text"/>
    <style:style style:name="P201" style:family="paragraph" style:parent-style-name="Body_20_Text">
      <style:paragraph-properties fo:margin-bottom="0cm"/>
    </style:style>
    <style:style style:name="T201_1" style:family="text"/>
    <style:style style:name="P202" style:family="paragraph" style:parent-style-name="Body_20_Text">
      <style:paragraph-properties fo:margin-bottom="0cm"/>
    </style:style>
    <style:style style:name="T202_1" style:family="text"/>
    <style:style style:name="P203" style:family="paragraph" style:parent-style-name="Body_20_Text">
      <style:paragraph-properties fo:line-height="100%" fo:margin-left="2.699cm"/>
    </style:style>
    <style:style style:name="T203_1" style:family="text"/>
    <style:style style:name="P204" style:family="paragraph" style:parent-style-name="Body_20_Text">
      <style:paragraph-properties fo:line-height="100%" fo:margin-left="2.699cm"/>
    </style:style>
    <style:style style:name="T204_1" style:family="text"/>
    <style:style style:name="P205" style:family="paragraph" style:parent-style-name="Body_20_Text">
      <style:paragraph-properties fo:line-height="100%" fo:margin-left="2.699cm"/>
    </style:style>
    <style:style style:name="T205_1" style:family="text"/>
    <style:style style:name="T205_2" style:family="text"/>
    <style:style style:name="P206" style:family="paragraph" style:parent-style-name="Body_20_Text"/>
    <style:style style:name="P207" style:family="paragraph" style:parent-style-name="Body_20_Text"/>
    <style:style style:name="P208" style:family="paragraph" style:parent-style-name="Heading_20_1">
      <style:paragraph-properties fo:text-align="left" fo:break-before="auto" fo:text-indent="0cm" fo:margin-top="0.423cm" fo:margin-bottom="0.212cm"/>
    </style:style>
    <style:style style:name="T208_1" style:family="text"/>
    <style:style style:name="P209" style:family="paragraph" style:parent-style-name="Body_20_Text"/>
    <style:style style:name="T209_1" style:family="text"/>
    <style:style style:name="T209_2" style:family="text">
      <style:text-properties fo:font-style="italic" style:font-style-asian="italic" style:font-style-complex="italic"/>
    </style:style>
    <style:style style:name="T209_3" style:family="text"/>
    <style:style style:name="T209_4" style:family="text">
      <style:text-properties fo:font-style="italic" style:font-style-asian="italic" style:font-style-complex="italic"/>
    </style:style>
    <style:style style:name="T209_5" style:family="text"/>
    <style:style style:name="P210" style:family="paragraph" style:parent-style-name="Body_20_Text"/>
    <style:style style:name="P211" style:family="paragraph" style:parent-style-name="Body_20_Text"/>
    <style:style style:name="P212" style:family="paragraph" style:parent-style-name="Heading_20_1">
      <style:paragraph-properties fo:text-align="left" fo:break-before="auto" fo:text-indent="0cm" fo:margin-top="0.423cm" fo:margin-bottom="0.212cm"/>
    </style:style>
    <style:style style:name="T212_1" style:family="text"/>
    <style:style style:name="P213" style:family="paragraph" style:parent-style-name="Heading_20_2">
      <style:paragraph-properties fo:text-align="left" fo:text-indent="0cm"/>
    </style:style>
    <style:style style:name="T213_1" style:family="text"/>
    <style:style style:name="P214" style:family="paragraph" style:parent-style-name="Body_20_Text"/>
    <style:style style:name="T214_1" style:family="text"/>
    <style:style style:name="T214_2" style:family="text">
      <style:text-properties fo:font-style="italic" style:font-style-asian="italic" style:font-style-complex="italic"/>
    </style:style>
    <style:style style:name="T214_3" style:family="text"/>
    <style:style style:name="T214_4" style:family="text">
      <style:text-properties fo:font-style="italic" style:font-style-asian="italic" style:font-style-complex="italic"/>
    </style:style>
    <style:style style:name="T214_5" style:family="text"/>
    <style:style style:name="T214_6" style:family="text">
      <style:text-properties fo:font-style="italic" style:font-style-asian="italic" style:font-style-complex="italic"/>
    </style:style>
    <style:style style:name="T214_7" style:family="text"/>
    <style:style style:name="P215" style:family="paragraph" style:parent-style-name="Body_20_Text"/>
    <style:style style:name="P216" style:family="paragraph" style:parent-style-name="Heading_20_2">
      <style:paragraph-properties fo:text-align="left" fo:text-indent="0cm"/>
    </style:style>
    <style:style style:name="T216_1" style:family="text"/>
    <style:style style:name="P217" style:family="paragraph" style:parent-style-name="Body_20_Text"/>
    <style:style style:name="T217_1" style:family="text"/>
    <style:style style:name="P218" style:family="paragraph" style:parent-style-name="Body_20_Text"/>
    <style:style style:name="P219" style:family="paragraph" style:parent-style-name="Body_20_Text"/>
    <style:style style:name="P220" style:family="paragraph" style:parent-style-name="Heading_20_1">
      <style:paragraph-properties fo:text-align="left" fo:break-before="auto" fo:text-indent="0cm" fo:margin-top="0.423cm" fo:margin-bottom="0.212cm"/>
    </style:style>
    <style:style style:name="T220_1" style:family="text"/>
    <style:style style:name="P221" style:family="paragraph" style:parent-style-name="Body_20_Text"/>
    <style:style style:name="T221_1" style:family="text"/>
    <style:style style:name="P222" style:family="paragraph" style:parent-style-name="Body_20_Text"/>
    <style:style style:name="P223" style:family="paragraph" style:parent-style-name="Body_20_Text"/>
    <style:style style:name="P224" style:family="paragraph" style:parent-style-name="Heading_20_1">
      <style:paragraph-properties fo:text-align="left" fo:break-before="auto" fo:text-indent="0cm" fo:margin-top="0.423cm" fo:margin-bottom="0.212cm"/>
    </style:style>
    <style:style style:name="T224_1" style:family="text"/>
    <style:style style:name="P225" style:family="paragraph" style:parent-style-name="Body_20_Text"/>
    <style:style style:name="T225_1" style:family="text"/>
    <style:style style:name="P226" style:family="paragraph" style:parent-style-name="Body_20_Text"/>
    <style:style style:name="T226_1" style:family="text"/>
    <style:style style:name="T226_2" style:family="text"/>
    <style:style style:name="P227" style:family="paragraph" style:parent-style-name="Body_20_Text"/>
    <style:style style:name="T227_1" style:family="text"/>
    <style:style style:name="P228" style:family="paragraph" style:parent-style-name="Body_20_Text"/>
    <style:style style:name="T228_1" style:family="text"/>
    <style:style style:name="P229" style:family="paragraph" style:parent-style-name="Body_20_Text"/>
    <style:style style:name="T229_1" style:family="text"/>
    <style:style style:name="P230" style:family="paragraph" style:parent-style-name="Body_20_Text"/>
    <style:style style:name="T230_1" style:family="text"/>
    <style:style style:name="T230_2" style:family="text"/>
    <style:style style:name="T230_3" style:family="text"/>
  </office:automatic-styles>
  <office:body>
    <office:text>
      <text:section text:style-name="S1" text:name="S1">
        <text:p text:style-name="P1"><text:span text:style-name="T1_1">ELEKTROTEHNIČKI<text:s/>FAKULTET</text:span></text:p>
        <text:p text:style-name="P2"><text:span text:style-name="T2_1">Beograd</text:span><text:span text:style-name="T2_2">,<text:s/></text:span><text:span text:style-name="T2_3">Bul.<text:s/>kralja<text:s/>Aleksandra</text:span><text:span text:style-name="T2_4"><text:s/>73</text:span></text:p>
        <text:p text:style-name="P3"/>
        <text:p text:style-name="P4"/>
        <text:p text:style-name="P5"/>
        <text:p text:style-name="P6"/>
        <text:p text:style-name="P7"/>
        <text:p text:style-name="P8"/>
        <text:p text:style-name="P9"/>
        <text:p text:style-name="P10"/>
        <text:p text:style-name="P11"><text:span text:style-name="T11_1">POKEMANIA</text:span></text:p>
        <text:p text:style-name="P12"><text:span text:style-name="T12_1">P</text:span><text:span text:style-name="T12_2">rojekat<text:s text:c="2"/>iz</text:span></text:p>
        <text:p text:style-name="P13"><text:span text:style-name="T13_1">PRINCIPA<text:s/>SOFTVERSKOG<text:s/>INŽENJERSTVA</text:span></text:p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><text:span text:style-name="T24_1">Profesor</text:span><text:span text:style-name="T24_2">:</text:span><text:span text:style-name="T24_3"><text:tab/></text:span><text:span text:style-name="T24_4">Student</text:span><text:span text:style-name="T24_5">:</text:span></text:p>
        <text:p text:style-name="P25"><text:span text:style-name="T25_1">Bojić<text:s/>Dragan</text:span><text:span text:style-name="T25_2"><text:tab/></text:span><text:span text:style-name="T25_3">Divjak<text:s/>Marko</text:span><text:span text:style-name="T25_4"><text:s/></text:span><text:span text:style-name="T25_5">0084</text:span><text:span text:style-name="T25_6">/2017</text:span></text:p>
        <text:p text:style-name="P26"><text:span text:style-name="T26_1"><text:tab/></text:span><text:span text:style-name="T26_2">Mitić<text:s/>Natalija</text:span><text:span text:style-name="T26_3"><text:s/>0085/2017</text:span></text:p>
        <text:p text:style-name="P27"><text:span text:style-name="T27_1">Marković<text:s/>Anja<text:s/>0420/2017</text:span></text:p>
        <text:p text:style-name="P28"><text:span text:style-name="T28_1">Drašković<text:s/>Vukašin<text:s/>0455/2017</text:span></text:p>
      </text:section>
      <text:section text:style-name="S2" text:name="S2">
        <text:p text:style-name="P29"><text:span text:style-name="T29_1">SPISAK<text:s/>IZMENA</text:span></text:p>
        <text:p text:style-name="P30"/>
        <text:p text:style-name="P31"/>
        <table:table table:style-name="Table1">
          <table:table-column table:style-name="Column1"/>
          <table:table-column table:style-name="Column2"/>
          <table:table-column table:style-name="Column3"/>
          <table:table-column table:style-name="Column4"/>
          <table:table-row table:style-name="Row1">
            <table:table-cell table:style-name="Cell1">
              <text:p text:style-name="P32"><text:span text:style-name="T32_1">Datum</text:span></text:p>
            </table:table-cell>
            <table:table-cell table:style-name="Cell2">
              <text:p text:style-name="P33"><text:span text:style-name="T33_1">Verzija</text:span></text:p>
            </table:table-cell>
            <table:table-cell table:style-name="Cell3">
              <text:p text:style-name="P34"><text:span text:style-name="T34_1">Mesta<text:s/></text:span><text:span text:style-name="T34_2">izmena</text:span></text:p>
            </table:table-cell>
            <table:table-cell table:style-name="Cell4">
              <text:p text:style-name="P35"><text:span text:style-name="T35_1">Autor</text:span></text:p>
            </table:table-cell>
          </table:table-row>
          <table:table-row table:style-name="Row2">
            <table:table-cell table:style-name="Cell5">
              <text:p text:style-name="P36"><text:span text:style-name="T36_1">20.02.2020.</text:span></text:p>
            </table:table-cell>
            <table:table-cell table:style-name="Cell6">
              <text:p text:style-name="P37"><text:span text:style-name="T37_1">1.0</text:span></text:p>
            </table:table-cell>
            <table:table-cell table:style-name="Cell7">
              <text:p text:style-name="P38"><text:span text:style-name="T38_1">Osnovna</text:span><text:span text:style-name="T38_2"><text:s/></text:span><text:span text:style-name="T38_3">verzija</text:span></text:p>
            </table:table-cell>
            <table:table-cell table:style-name="Cell8">
              <text:p text:style-name="P39"><text:span text:style-name="T39_1">Marko<text:s/></text:span><text:span text:style-name="T39_2">Divjak</text:span></text:p>
            </table:table-cell>
          </table:table-row>
        </table:table>
        <text:p text:style-name="P40"/>
        <text:p text:style-name="P41"/>
        <text:p text:style-name="P42"/>
        <text:p text:style-name="P43"/>
        <text:p text:style-name="P44"/>
        <text:p text:style-name="P45"/>
        <text:p text:style-name="P46"/>
        <text:p text:style-name="P47"/>
        <text:p text:style-name="P48"/>
        <text:p text:style-name="P49"/>
        <text:p text:style-name="P50"/>
        <text:p text:style-name="P51"/>
        <text:p text:style-name="P52"/>
        <text:p text:style-name="P53"/>
        <text:p text:style-name="P54"/>
        <text:p text:style-name="P55"/>
        <text:p text:style-name="P56"/>
        <text:p text:style-name="P57"/>
        <text:p text:style-name="P58"/>
        <text:p text:style-name="P59"/>
        <text:p text:style-name="P60"/>
        <text:p text:style-name="P61"/>
        <text:p text:style-name="P62"/>
        <text:p text:style-name="P63"/>
        <text:p text:style-name="P64"/>
        <text:p text:style-name="P65"/>
        <text:p text:style-name="P66"/>
        <text:p text:style-name="P67"/>
        <text:p text:style-name="P68"/>
        <text:p text:style-name="P69"/>
        <text:p text:style-name="P70"/>
        <text:p text:style-name="P71"/>
        <text:p text:style-name="P72"/>
        <text:p text:style-name="P73"/>
        <text:p text:style-name="P74"/>
        <text:p text:style-name="P75"/>
        <text:p text:style-name="P76"/>
        <text:p text:style-name="P77"/>
        <text:p text:style-name="P78"/>
        <text:p text:style-name="P79"/>
        <text:p text:style-name="P80"/>
        <text:p text:style-name="P81"><text:span text:style-name="T81_1">Sadržaj</text:span></text:p>
        <text:table-of-content>
          <text:table-of-content-source text:outline-level="3">
            <text:index-title-template/>
            <text:table-of-content-entry-template text:outline-level="1" text:style-name="Toc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Toc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Toc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p text:style-name="P82"><text:a xlink:type="simple" xlink:href="#_Toc33307490"><text:span text:style-name="T82_1">1</text:span><text:span text:style-name="T82_2"><text:tab/></text:span><text:span text:style-name="T82_3">Uvod</text:span><text:span text:style-name="T82_4"><text:tab/></text:span><text:bookmark-ref text:reference-format="page" text:ref-name="_Toc33307490">3</text:bookmark-ref></text:a></text:p>
            <text:p text:style-name="P83"><text:a xlink:type="simple" xlink:href="#_Toc33307491"><text:span text:style-name="T83_1">1.1</text:span><text:span text:style-name="T83_2"><text:tab/></text:span><text:span text:style-name="T83_3">Rezime</text:span><text:span text:style-name="T83_4"><text:tab/></text:span><text:bookmark-ref text:reference-format="page" text:ref-name="_Toc33307491">3</text:bookmark-ref></text:a></text:p>
            <text:p text:style-name="P84"><text:a xlink:type="simple" xlink:href="#_Toc33307492"><text:span text:style-name="T84_1">1.2</text:span><text:span text:style-name="T84_2"><text:tab/></text:span><text:span text:style-name="T84_3">Namena<text:s/>dokumenta</text:span><text:span text:style-name="T84_4"><text:tab/></text:span><text:bookmark-ref text:reference-format="page" text:ref-name="_Toc33307492">3</text:bookmark-ref></text:a></text:p>
            <text:p text:style-name="P85"><text:a xlink:type="simple" xlink:href="#_Toc33307493"><text:span text:style-name="T85_1">2</text:span><text:span text:style-name="T85_2"><text:tab/></text:span><text:span text:style-name="T85_3">Opis<text:s/>i<text:s/>struktura<text:s/>projekta</text:span><text:span text:style-name="T85_4"><text:tab/></text:span><text:bookmark-ref text:reference-format="page" text:ref-name="_Toc33307493">3</text:bookmark-ref></text:a></text:p>
            <text:p text:style-name="P86"><text:a xlink:type="simple" xlink:href="#_Toc33307494"><text:span text:style-name="T86_1">3</text:span><text:span text:style-name="T86_2"><text:tab/></text:span><text:span text:style-name="T86_3">Kategorije<text:s/>korisnika</text:span><text:span text:style-name="T86_4"><text:tab/></text:span><text:bookmark-ref text:reference-format="page" text:ref-name="_Toc33307494">4</text:bookmark-ref></text:a></text:p>
            <text:p text:style-name="P87"><text:a xlink:type="simple" xlink:href="#_Toc33307495"><text:span text:style-name="T87_1">3.1</text:span><text:span text:style-name="T87_2"><text:tab/></text:span><text:span text:style-name="T87_3">Gost</text:span><text:span text:style-name="T87_4"><text:tab/></text:span><text:bookmark-ref text:reference-format="page" text:ref-name="_Toc33307495">4</text:bookmark-ref></text:a></text:p>
            <text:p text:style-name="P88"><text:a xlink:type="simple" xlink:href="#_Toc33307496"><text:span text:style-name="T88_1">3.2</text:span><text:span text:style-name="T88_2"><text:tab/></text:span><text:span text:style-name="T88_3">Registrovani<text:s/>korisnik<text:s/>(trener)</text:span><text:span text:style-name="T88_4"><text:tab/></text:span><text:bookmark-ref text:reference-format="page" text:ref-name="_Toc33307496">4</text:bookmark-ref></text:a></text:p>
            <text:p text:style-name="P89"><text:a xlink:type="simple" xlink:href="#_Toc33307497"><text:span text:style-name="T89_1">3.3</text:span><text:span text:style-name="T89_2"><text:tab/></text:span><text:span text:style-name="T89_3">Administrator</text:span><text:span text:style-name="T89_4"><text:tab/></text:span><text:bookmark-ref text:reference-format="page" text:ref-name="_Toc33307497">4</text:bookmark-ref></text:a></text:p>
            <text:p text:style-name="P90"><text:a xlink:type="simple" xlink:href="#_Toc33307498"><text:span text:style-name="T90_1">4</text:span><text:span text:style-name="T90_2"><text:tab/></text:span><text:span text:style-name="T90_3">Funkcionalni<text:s/>zahtevi</text:span><text:span text:style-name="T90_4"><text:tab/></text:span><text:bookmark-ref text:reference-format="page" text:ref-name="_Toc33307498">4</text:bookmark-ref></text:a></text:p>
            <text:p text:style-name="P91"><text:a xlink:type="simple" xlink:href="#_Toc33307499"><text:span text:style-name="T91_1">4.1</text:span><text:span text:style-name="T91_2"><text:tab/></text:span><text:span text:style-name="T91_3">Registracija<text:s/>korisnika</text:span><text:span text:style-name="T91_4"><text:tab/></text:span><text:bookmark-ref text:reference-format="page" text:ref-name="_Toc33307499">4</text:bookmark-ref></text:a></text:p>
            <text:p text:style-name="P92"><text:a xlink:type="simple" xlink:href="#_Toc33307500"><text:span text:style-name="T92_1">4.2</text:span><text:span text:style-name="T92_2"><text:tab/></text:span><text:span text:style-name="T92_3">Autorizacija<text:s/>korisnika</text:span><text:span text:style-name="T92_4"><text:tab/></text:span><text:bookmark-ref text:reference-format="page" text:ref-name="_Toc33307500">4</text:bookmark-ref></text:a></text:p>
            <text:p text:style-name="P93"><text:a xlink:type="simple" xlink:href="#_Toc33307501"><text:span text:style-name="T93_1">4.3</text:span><text:span text:style-name="T93_2"><text:tab/></text:span><text:span text:style-name="T93_3">Osnovne<text:s/>funkcionalnosti<text:s/>korisnika</text:span><text:span text:style-name="T93_4"><text:tab/></text:span><text:bookmark-ref text:reference-format="page" text:ref-name="_Toc33307501">5</text:bookmark-ref></text:a></text:p>
            <text:p text:style-name="P94"><text:a xlink:type="simple" xlink:href="#_Toc33307502"><text:span text:style-name="T94_1">4.3.1</text:span><text:span text:style-name="T94_2"><text:tab/></text:span><text:span text:style-name="T94_3">Korišćenje<text:s/>pokedeksa</text:span><text:span text:style-name="T94_4"><text:tab/></text:span><text:bookmark-ref text:reference-format="page" text:ref-name="_Toc33307502">5</text:bookmark-ref></text:a></text:p>
            <text:p text:style-name="P95"><text:a xlink:type="simple" xlink:href="#_Toc33307503"><text:span text:style-name="T95_1">4.3.2</text:span><text:span text:style-name="T95_2"><text:tab/></text:span><text:span text:style-name="T95_3">Igra<text:s/>prepoznavanja<text:s/>pokemona</text:span><text:span text:style-name="T95_4"><text:tab/></text:span><text:bookmark-ref text:reference-format="page" text:ref-name="_Toc33307503">5</text:bookmark-ref></text:a></text:p>
            <text:p text:style-name="P96"><text:a xlink:type="simple" xlink:href="#_Toc33307504"><text:span text:style-name="T96_1">4.4</text:span><text:span text:style-name="T96_2"><text:tab/></text:span><text:span text:style-name="T96_3">Funkcionalnosti<text:s/>trenera</text:span><text:span text:style-name="T96_4"><text:tab/></text:span><text:bookmark-ref text:reference-format="page" text:ref-name="_Toc33307504">5</text:bookmark-ref></text:a></text:p>
            <text:p text:style-name="P97"><text:a xlink:type="simple" xlink:href="#_Toc33307505"><text:span text:style-name="T97_1">4.4.1</text:span><text:span text:style-name="T97_2"><text:tab/></text:span><text:span text:style-name="T97_3">Pregled<text:s/>profila</text:span><text:span text:style-name="T97_4"><text:tab/></text:span><text:bookmark-ref text:reference-format="page" text:ref-name="_Toc33307505">5</text:bookmark-ref></text:a></text:p>
            <text:p text:style-name="P98"><text:a xlink:type="simple" xlink:href="#_Toc33307506"><text:span text:style-name="T98_1">4.4.2</text:span><text:span text:style-name="T98_2"><text:tab/></text:span><text:span text:style-name="T98_3">Hranjenje<text:s/>pokemona</text:span><text:span text:style-name="T98_4"><text:tab/></text:span><text:bookmark-ref text:reference-format="page" text:ref-name="_Toc33307506">5</text:bookmark-ref></text:a></text:p>
            <text:p text:style-name="P99"><text:a xlink:type="simple" xlink:href="#_Toc33307507"><text:span text:style-name="T99_1">4.4.3</text:span><text:span text:style-name="T99_2"><text:tab/></text:span><text:span text:style-name="T99_3">Puštanje<text:s/>pokemona<text:s/>u<text:s/>divljinu</text:span><text:span text:style-name="T99_4"><text:tab/></text:span><text:bookmark-ref text:reference-format="page" text:ref-name="_Toc33307507">5</text:bookmark-ref></text:a></text:p>
            <text:p text:style-name="P100"><text:a xlink:type="simple" xlink:href="#_Toc33307508"><text:span text:style-name="T100_1">4.4.4</text:span><text:span text:style-name="T100_2"><text:tab/></text:span><text:span text:style-name="T100_3">Kupovina<text:s/>u<text:s/>prodavnici</text:span><text:span text:style-name="T100_4"><text:tab/></text:span><text:bookmark-ref text:reference-format="page" text:ref-name="_Toc33307508">5</text:bookmark-ref></text:a></text:p>
            <text:p text:style-name="P101"><text:a xlink:type="simple" xlink:href="#_Toc33307509"><text:span text:style-name="T101_1">4.4.5</text:span><text:span text:style-name="T101_2"><text:tab/></text:span><text:span text:style-name="T101_3">Borba<text:s/>sa<text:s/>divljim<text:s/>pokemonima<text:s/>i<text:s/>njihovo<text:s/>hvatanje</text:span><text:span text:style-name="T101_4"><text:tab/></text:span><text:bookmark-ref text:reference-format="page" text:ref-name="_Toc33307509">5</text:bookmark-ref></text:a></text:p>
            <text:p text:style-name="P102"><text:a xlink:type="simple" xlink:href="#_Toc33307510"><text:span text:style-name="T102_1">4.4.6</text:span><text:span text:style-name="T102_2"><text:tab/></text:span><text:span text:style-name="T102_3">Učestvovanje<text:s/>na<text:s/>turniru</text:span><text:span text:style-name="T102_4"><text:tab/></text:span><text:bookmark-ref text:reference-format="page" text:ref-name="_Toc33307510">6</text:bookmark-ref></text:a></text:p>
            <text:p text:style-name="P103"><text:a xlink:type="simple" xlink:href="#_Toc33307511"><text:span text:style-name="T103_1">4.5</text:span><text:span text:style-name="T103_2"><text:tab/></text:span><text:span text:style-name="T103_3">Funkcionalnosti<text:s/>administratora</text:span><text:span text:style-name="T103_4"><text:tab/></text:span><text:bookmark-ref text:reference-format="page" text:ref-name="_Toc33307511">6</text:bookmark-ref></text:a></text:p>
            <text:p text:style-name="P104"><text:a xlink:type="simple" xlink:href="#_Toc33307512"><text:span text:style-name="T104_1">4.5.1</text:span><text:span text:style-name="T104_2"><text:tab/></text:span><text:span text:style-name="T104_3">Kreiranje<text:s/>turnira</text:span><text:span text:style-name="T104_4"><text:tab/></text:span><text:bookmark-ref text:reference-format="page" text:ref-name="_Toc33307512">6</text:bookmark-ref></text:a></text:p>
            <text:p text:style-name="P105"><text:a xlink:type="simple" xlink:href="#_Toc33307513"><text:span text:style-name="T105_1">4.5.2</text:span><text:span text:style-name="T105_2"><text:tab/></text:span><text:span text:style-name="T105_3">Odobravanje/odbijanje<text:s/>učesnika<text:s/>turnira</text:span><text:span text:style-name="T105_4"><text:tab/></text:span><text:bookmark-ref text:reference-format="page" text:ref-name="_Toc33307513">6</text:bookmark-ref></text:a></text:p>
            <text:p text:style-name="P106"><text:a xlink:type="simple" xlink:href="#_Toc33307514"><text:span text:style-name="T106_1">5</text:span><text:span text:style-name="T106_2"><text:tab/></text:span><text:span text:style-name="T106_3">Pretpostavke<text:s/>i<text:s/>ograničenja</text:span><text:span text:style-name="T106_4"><text:tab/></text:span><text:bookmark-ref text:reference-format="page" text:ref-name="_Toc33307514">6</text:bookmark-ref></text:a></text:p>
            <text:p text:style-name="P107"><text:a xlink:type="simple" xlink:href="#_Toc33307515"><text:span text:style-name="T107_1">6</text:span><text:span text:style-name="T107_2"><text:tab/></text:span><text:span text:style-name="T107_3">Kvalitet</text:span><text:span text:style-name="T107_4"><text:tab/></text:span><text:bookmark-ref text:reference-format="page" text:ref-name="_Toc33307515">7</text:bookmark-ref></text:a></text:p>
            <text:p text:style-name="P108"><text:a xlink:type="simple" xlink:href="#_Toc33307516"><text:span text:style-name="T108_1">7</text:span><text:span text:style-name="T108_2"><text:tab/></text:span><text:span text:style-name="T108_3">Nefunkcionalni<text:s/>zahtevi</text:span><text:span text:style-name="T108_4"><text:tab/></text:span><text:bookmark-ref text:reference-format="page" text:ref-name="_Toc33307516">7</text:bookmark-ref></text:a></text:p>
            <text:p text:style-name="P109"><text:a xlink:type="simple" xlink:href="#_Toc33307517"><text:span text:style-name="T109_1">7.1</text:span><text:span text:style-name="T109_2"><text:tab/></text:span><text:span text:style-name="T109_3">Sistemski<text:s/>zahtevi</text:span><text:span text:style-name="T109_4"><text:tab/></text:span><text:bookmark-ref text:reference-format="page" text:ref-name="_Toc33307517">7</text:bookmark-ref></text:a></text:p>
            <text:p text:style-name="P110"><text:a xlink:type="simple" xlink:href="#_Toc33307518"><text:span text:style-name="T110_1">7.2</text:span><text:span text:style-name="T110_2"><text:tab/></text:span><text:span text:style-name="T110_3">Ostali<text:s/>zahtevi</text:span><text:span text:style-name="T110_4"><text:tab/></text:span><text:bookmark-ref text:reference-format="page" text:ref-name="_Toc33307518">7</text:bookmark-ref></text:a></text:p>
            <text:p text:style-name="P111"><text:a xlink:type="simple" xlink:href="#_Toc33307519"><text:span text:style-name="T111_1">8</text:span><text:span text:style-name="T111_2"><text:tab/></text:span><text:span text:style-name="T111_3">Zahtevi<text:s/>za<text:s/>korisničkom<text:s/>dokumentacijom</text:span><text:span text:style-name="T111_4"><text:tab/></text:span><text:bookmark-ref text:reference-format="page" text:ref-name="_Toc33307519">7</text:bookmark-ref></text:a></text:p>
            <text:p text:style-name="P112"><text:a xlink:type="simple" xlink:href="#_Toc33307520"><text:span text:style-name="T112_1">9</text:span><text:span text:style-name="T112_2"><text:tab/></text:span><text:span text:style-name="T112_3">Plan<text:s/>i<text:s/>prioriteti</text:span><text:span text:style-name="T112_4"><text:tab/></text:span><text:bookmark-ref text:reference-format="page" text:ref-name="_Toc33307520">8</text:bookmark-ref></text:a></text:p>
          </text:index-body>
        </text:table-of-content>
        <text:p text:style-name="P113"/>
        <text:p text:style-name="P114"/>
        <text:p text:style-name="P115"/>
        <text:p text:style-name="P116"/>
        <text:p text:style-name="P117"><text:span text:style-name="T117_1"><text:tab/></text:span></text:p>
        <text:p text:style-name="P118"/>
        <text:p text:style-name="P119"/>
        <text:p text:style-name="P120"/>
        <text:p text:style-name="P121"/>
        <text:p text:style-name="P122"/>
        <text:p text:style-name="P123"/>
        <text:list text:style-name="LS3" xml:id="list0">
          <text:list-item>
            <text:h text:style-name="P124" text:outline-level="1"><text:bookmark-start text:name="_Toc33307490"/><text:span text:style-name="T124_1">Uvod</text:span><text:bookmark-end text:name="_Toc33307490"/></text:h>
            <text:list>
              <text:list-item>
                <text:h text:style-name="P125" text:outline-level="2"><text:bookmark-start text:name="__RefHeading___Toc116_255155833"/><text:bookmark-start text:name="_Toc33307491"/><text:bookmark-end text:name="__RefHeading___Toc116_255155833"/><text:span text:style-name="T125_1">Rezime</text:span><text:bookmark-end text:name="_Toc33307491"/></text:h>
              </text:list-item>
            </text:list>
          </text:list-item>
        </text:list>
        <text:p text:style-name="P126"><text:span text:style-name="T126_1"><text:tab/>Projekat<text:s/></text:span><text:span text:style-name="T126_2">Pokemania</text:span><text:span text:style-name="T126_3"><text:s/>predstavlja<text:s/>deo<text:s/>praktične<text:s/>nastave<text:s/>na<text:s/>predmetu<text:s/></text:span><text:span text:style-name="T126_4">Principi<text:s/>softverskog<text:s/>inženjerstva</text:span><text:span text:style-name="T126_5">,</text:span><text:span text:style-name="T126_6"><text:s/>sa<text:s/>ciljem<text:s/>ilustracije<text:s/>organizovanja<text:s/>aktivnosti<text:s/>na<text:s/>jednom<text:s/>realnom<text:s/>softverskom<text:s/>projektu.<text:s/></text:span><text:span text:style-name="T126_7">Projekat<text:s/>takođe<text:s/>služi<text:s/>kao<text:s/>vid<text:s/>upoznavanja<text:s/>studenta<text:s/>sa<text:s/>timskim<text:s/>radom,<text:s/></text:span><text:span text:style-name="T126_8">web</text:span><text:span text:style-name="T126_9"><text:s/>tehnologijama<text:s/>i<text:s/></text:span><text:span text:style-name="T126_10">client-server</text:span><text:span text:style-name="T126_11"><text:s/>arhitekturama.<text:s/></text:span></text:p>
        <text:p text:style-name="P127"><text:span text:style-name="T127_1">Pokemania</text:span><text:span text:style-name="T127_2"><text:s/>je<text:s/></text:span><text:span text:style-name="T127_3">prvenstveno<text:s/></text:span><text:span text:style-name="T127_4">namenjena<text:s/></text:span><text:span text:style-name="T127_5">ljubiteljima</text:span><text:span text:style-name="T127_6"><text:s/>Pokemon</text:span><text:span text:style-name="T127_7"><text:s/>franšize</text:span><text:span text:style-name="T127_8">,<text:s/></text:span><text:span text:style-name="T127_9">ali</text:span><text:span text:style-name="T127_10"><text:s/>i<text:s text:c="2"/>svim<text:s/>ostalim<text:s/>ljubiteljima<text:s/>igara.</text:span></text:p>
        <text:p text:style-name="P128"/>
        <text:list text:style-name="LS3" xml:id="list2" text:continue-list="list0">
          <text:list-item>
            <text:list>
              <text:list-item>
                <text:h text:style-name="P129" text:outline-level="2"><text:bookmark-start text:name="__RefHeading___Toc118_255155833"/><text:bookmark-start text:name="_Toc33307492"/><text:bookmark-end text:name="__RefHeading___Toc118_255155833"/><text:span text:style-name="T129_1">Namena<text:s/>dokumenta</text:span><text:bookmark-end text:name="_Toc33307492"/></text:h>
              </text:list-item>
            </text:list>
          </text:list-item>
        </text:list>
        <text:p text:style-name="P130"><text:span text:style-name="T130_1"><text:tab/>Ovaj<text:s/>dokument<text:s/></text:span><text:span text:style-name="T130_2">služi<text:s/>radi<text:s/>definisanja<text:s/>projektnog<text:s/>zadatka<text:s/>i<text:s/>kao<text:s/>takav<text:s/>je<text:s/>namenjen<text:s/>svim<text:s/>članovima<text:s/>projektnog<text:s/>tima.<text:s/>Na<text:s/>početku<text:s/>će<text:s/>biti<text:s/>opisan<text:s/>sam<text:s/>projekat</text:span><text:span text:style-name="T130_3">,<text:s/></text:span><text:span text:style-name="T130_4">njegova<text:s/>struktura</text:span><text:span text:style-name="T130_5"><text:s/>i<text:s/>korišćene<text:s/>tehnologije.<text:s/>Z</text:span><text:span text:style-name="T130_6">atim</text:span><text:span text:style-name="T130_7"><text:s/>će<text:s/>biti</text:span><text:span text:style-name="T130_8"><text:s/>predstavljene</text:span><text:span text:style-name="T130_9"><text:s/>kategorij</text:span><text:span text:style-name="T130_10">e</text:span><text:span text:style-name="T130_11"><text:s/>korisnika</text:span><text:span text:style-name="T130_12"><text:s/>i</text:span><text:span text:style-name="T130_13"><text:s/></text:span><text:span text:style-name="T130_14">osnovn</text:span><text:span text:style-name="T130_15">i</text:span><text:span text:style-name="T130_16"><text:s/>funkcionaln</text:span><text:span text:style-name="T130_17">i<text:s/></text:span><text:span text:style-name="T130_18">zahtevi,<text:s/>a<text:s/>potom<text:s/>i</text:span><text:span text:style-name="T130_19"><text:s/></text:span><text:span text:style-name="T130_20">drug</text:span><text:span text:style-name="T130_21">i<text:s/>zahtevi<text:s/></text:span><text:span text:style-name="T130_22">kao</text:span><text:span text:style-name="T130_23"><text:s/>i</text:span><text:span text:style-name="T130_24"><text:s/>smernice<text:s/>za<text:s/>dalji</text:span><text:span text:style-name="T130_25"><text:s/></text:span><text:span text:style-name="T130_26">tok<text:s/>i<text:s/>unapređenje<text:s/>projekta</text:span><text:span text:style-name="T130_27">.<text:s/></text:span></text:p>
        <text:p text:style-name="P131"/>
        <text:p text:style-name="P132"/>
        <text:list text:style-name="LS3" xml:id="list3" text:continue-list="list0">
          <text:list-item>
            <text:h text:style-name="P133" text:outline-level="1"><text:bookmark-start text:name="__RefHeading___Toc129_255155833"/><text:bookmark-start text:name="_Toc33307493"/><text:bookmark-end text:name="__RefHeading___Toc129_255155833"/><text:span text:style-name="T133_1">Opis<text:s/>i<text:s/>struktura<text:s/>projekta</text:span><text:bookmark-end text:name="_Toc33307493"/></text:h>
          </text:list-item>
        </text:list>
        <text:p text:style-name="P134"><text:span text:style-name="T134_1"><text:tab/></text:span><text:span text:style-name="T134_2">Smatrajući<text:s/>da<text:s/>tema<text:s/>projekta<text:s/>treba<text:s/>da<text:s/>bude<text:s/>bliska<text:s/>svim<text:s/>članovima<text:s/>tima,<text:s/>kao<text:s/>i<text:s/>nešto<text:s/>u<text:s/>čemu<text:s/>bi<text:s/></text:span><text:span text:style-name="T134_3">se<text:s/>ostali,<text:s/>krajnji,<text:s/>korisnici<text:s/>prona</text:span><text:span text:style-name="T134_4">š</text:span><text:span text:style-name="T134_5">li,<text:s/>razvijena<text:s/>je<text:s/>ideja</text:span><text:span text:style-name="T134_6"><text:s/></text:span><text:span text:style-name="T134_7">o<text:s/></text:span><text:span text:style-name="T134_8">sistemu</text:span><text:span text:style-name="T134_9"><text:s/>gde<text:s/>se<text:s/>mogu<text:s/>sakupljati</text:span><text:span text:style-name="T134_10">,<text:s/></text:span><text:span text:style-name="T134_11">trenirati<text:s/></text:span><text:span text:style-name="T134_12">i<text:s/>boriti<text:s/></text:span><text:span text:style-name="T134_13">pokemoni.</text:span><text:span text:style-name="T134_14"><text:s/></text:span></text:p>
        <text:p text:style-name="P135"><text:span text:style-name="T135_1"><text:tab/>Sistem<text:s/>mogu<text:s/>da<text:s/>koriste<text:s/>tri<text:s/>vrste<text:s/>korisnika:<text:s/>gost,<text:s/>registrovani<text:s/>korisnik<text:s/>i<text:s/>administrator.<text:s/>Različite<text:s/>vrste<text:s/>korisnika<text:s/>imaju<text:s/>pristup<text:s/>različitim<text:s/>funkcionalnostima<text:s/>sajta</text:span><text:span text:style-name="T135_2">.</text:span><text:span text:style-name="T135_3"><text:s/>Gosti<text:s/>mogu<text:s/>da<text:s/>razgledaju<text:s/>pokedeks</text:span><text:span text:style-name="T135_4"><text:s/>(baza<text:s/>svih<text:s/>pokemona)</text:span><text:span text:style-name="T135_5"><text:s/>i<text:s/>da<text:s/>igraju<text:s/>igru<text:s/>pogađanja<text:s/>pokemona.<text:s/>Registrovani<text:s/>korisnici<text:s/>mogu<text:s/>da<text:s/>se<text:s/>bore<text:s/>međusobno<text:s/>na<text:s/>turnirima<text:s/>kao<text:s/>i<text:s/>da<text:s/>pokušaju<text:s/>da<text:s/>uhvate<text:s/>divlje<text:s/>pokemone<text:s/>u<text:s/>borbi<text:s/>sa<text:s/>njima.<text:s/>Administratori<text:s/>mogu<text:s/>da<text:s/>kreiraju<text:s/>turnire,<text:s/>odobravaju<text:s/>učešće<text:s/>i<text:s/>nadgledaju<text:s/>aktivnosti<text:s/>korisnika<text:s/>na<text:s/>turniru.</text:span></text:p>
        <text:p text:style-name="P136"><text:span text:style-name="T136_1"><text:tab/>Sistem<text:s/>je<text:s/>zamišljen<text:s/>na<text:s/>bazi<text:s/>dinamičkog<text:s/>sajta<text:s/>postavljenog<text:s/>na<text:s/></text:span><text:span text:style-name="T136_2">web</text:span><text:span text:style-name="T136_3"><text:s/>serveru<text:s/>koji<text:s/>podržava<text:s/></text:span><text:span text:style-name="T136_4">PHP</text:span><text:span text:style-name="T136_5"><text:s/>i<text:s/></text:span><text:span text:style-name="T136_6">AJAX</text:span><text:span text:style-name="T136_7">.<text:s/>Postoji<text:s/>server<text:s/>na<text:s/>kome<text:s/>je<text:s/></text:span><text:span text:style-name="T136_8">MySQL</text:span><text:span text:style-name="T136_9"><text:s/>baza<text:s/>podataka<text:s/>u<text:s/>kojoj<text:s/>se<text:s/>čuvaju<text:s/>kredencijali<text:s/>korisnika<text:s/>i<text:s/>ostale<text:s/></text:span><text:span text:style-name="T136_10">potrebne</text:span><text:span text:style-name="T136_11"><text:s/>informacije.<text:s/>Informacije<text:s/>o<text:s/>pojedinačnim<text:s/>pokemonima<text:s/>se<text:s/>dobijaju<text:s/></text:span><text:span text:style-name="T136_12">preko</text:span><text:span text:style-name="T136_13"><text:s/></text:span><text:span text:style-name="T136_14">Pokemon<text:s/>API</text:span><text:span text:style-name="T136_15"><text:s/></text:span><text:span text:style-name="T136_16">web</text:span><text:span text:style-name="T136_17"><text:s/>servisa.<text:s/>Web<text:s/>server<text:s/>uz<text:s/>pomoć<text:s/></text:span><text:span text:style-name="T136_18">PHP</text:span><text:span text:style-name="T136_19"><text:s/>upita<text:s/>i<text:s/>pristupa<text:s/>bazi<text:s/>podataka<text:s/>kreira<text:s/>statički<text:s/></text:span><text:span text:style-name="T136_20">HTML</text:span><text:span text:style-name="T136_21"><text:s/>kod<text:s/>koji<text:s/>se<text:s/>prosleđuje<text:s/>korisniku<text:s/>sajta.</text:span></text:p>
        <text:p text:style-name="P137"/>
        <text:list text:style-name="LS3" xml:id="list4" text:continue-list="list0">
          <text:list-item>
            <text:h text:style-name="P138" text:outline-level="1"><text:bookmark-start text:name="__RefHeading___Toc131_255155833"/><text:bookmark-start text:name="_Toc33307494"/><text:bookmark-end text:name="__RefHeading___Toc131_255155833"/><text:span text:style-name="T138_1">Kategorije<text:s/>korisnika</text:span><text:bookmark-end text:name="_Toc33307494"/></text:h>
            <text:list>
              <text:list-item>
                <text:h text:style-name="P139" text:outline-level="2"><text:bookmark-start text:name="__RefHeading___Toc133_255155833"/><text:bookmark-start text:name="_Toc33307495"/><text:bookmark-end text:name="__RefHeading___Toc133_255155833"/><text:span text:style-name="T139_1">Gost</text:span><text:bookmark-end text:name="_Toc33307495"/></text:h>
              </text:list-item>
            </text:list>
          </text:list-item>
        </text:list>
        <text:p text:style-name="P140"><text:span text:style-name="T140_1"><text:tab/>Gost<text:s/></text:span><text:span text:style-name="T140_2">je<text:s/>tip<text:s/>korisnika<text:s/>koji<text:s/>ima<text:s/>pristup<text:s/>pokedeksu,<text:s/>kao<text:s/>i<text:s/>igrici<text:s/>pogađanja<text:s/>pokemona.<text:s/>Tokom<text:s/>igranja<text:s/>igrice<text:s/>nema<text:s/>mogućnost<text:s/>da<text:s/>osvoji<text:s/>bilo<text:s/>kakvu<text:s/>nagradu.</text:span></text:p>
        <text:p text:style-name="P141"/>
        <text:list text:style-name="LS3" xml:id="list6" text:continue-list="list0">
          <text:list-item>
            <text:list>
              <text:list-item>
                <text:h text:style-name="P142" text:outline-level="2"><text:bookmark-start text:name="__RefHeading___Toc135_255155833"/><text:bookmark-start text:name="_Toc33307496"/><text:bookmark-end text:name="__RefHeading___Toc135_255155833"/><text:span text:style-name="T142_1">Registrovani<text:s/>korisnik<text:s/>(trener)</text:span><text:bookmark-end text:name="_Toc33307496"/></text:h>
              </text:list-item>
            </text:list>
          </text:list-item>
        </text:list>
        <text:p text:style-name="P143"><text:span text:style-name="T143_1"><text:tab/>Registrovani<text:s/>korisnik<text:s/></text:span><text:span text:style-name="T143_2">je<text:s/>tip<text:s/>korisnika<text:s/>koji<text:s/>se<text:s/>loguje<text:s/>u<text:s/>sistem,<text:s/>ima<text:s/>pristup<text:s/>istim<text:s/>funkcionalnostima<text:s/>kao<text:s/>i<text:s/>gost<text:s/>i<text:s/>može<text:s/>posedovati<text:s/>pokemone</text:span><text:span text:style-name="T143_3">,<text:s/>voćkice<text:s/>(hrana<text:s/>za<text:s/>pokemone),<text:s/>pokelopte<text:s/>(oprema<text:s/>za<text:s/>hvatanje<text:s/>pokemona)<text:s/>i<text:s/>pokekeš<text:s/>(novac)</text:span><text:span text:style-name="T143_4">,<text:s/>a<text:s/>koje<text:s/>može<text:s/>videti<text:s/>na<text:s/>svom<text:s/>profilu</text:span><text:span text:style-name="T143_5">.<text:s/></text:span><text:span text:style-name="T143_6">Prilikom<text:s/>igranja<text:s/>igrice<text:s/>ima<text:s/>mogućnost<text:s/>da<text:s/>osvoji<text:s/>nagradu<text:s/>u<text:s/>vidu<text:s/>pokekeša.<text:s/>Takođe<text:s/>ima<text:s/>mogućnost<text:s/>da<text:s/>u<text:s/>prodavnici<text:s/>svoj<text:s/>pokekeš<text:s/>zameni<text:s/>za<text:s/>voćkice<text:s/>i<text:s/>pokelopte.</text:span></text:p>
        <text:p text:style-name="P144"><text:span text:style-name="T144_1">Ukoliko<text:s/>poseduje<text:s/>pokemone<text:s/>ima<text:s/>sledeće<text:s/>dodatne<text:s/>mogućnosti:<text:s/></text:span></text:p>
        <text:list text:style-name="LS30" xml:id="list7">
          <text:list-item>
            <text:p text:style-name="P145"><text:span text:style-name="T145_1">hranjenje<text:s/>svojih<text:s/>pokemona<text:s/>voćkicama<text:s/></text:span></text:p>
          </text:list-item>
          <text:list-item>
            <text:p text:style-name="P146"><text:span text:style-name="T146_1">puštanje<text:s/>svojih<text:s/>pokemona<text:s/>u<text:s/>divljinu</text:span></text:p>
          </text:list-item>
          <text:list-item>
            <text:p text:style-name="P147"><text:span text:style-name="T147_1">borba<text:s/>protiv<text:s/>divljih<text:s/>pokemona,<text:s/>kao<text:s/>i<text:s/>njihovo<text:s/>hvatanje</text:span></text:p>
          </text:list-item>
          <text:list-item>
            <text:p text:style-name="P148"><text:span text:style-name="T148_1">učestvovanje<text:s/>na<text:s/>turnirima<text:s/></text:span></text:p>
          </text:list-item>
        </text:list>
        <text:p text:style-name="P149"/>
        <text:list text:style-name="LS3" xml:id="list11" text:continue-list="list0">
          <text:list-item>
            <text:list>
              <text:list-item>
                <text:h text:style-name="P150" text:outline-level="2"><text:bookmark-start text:name="__RefHeading___Toc137_255155833"/><text:bookmark-start text:name="_Toc33307497"/><text:bookmark-end text:name="__RefHeading___Toc137_255155833"/><text:span text:style-name="T150_1">Administrator</text:span><text:bookmark-end text:name="_Toc33307497"/></text:h>
              </text:list-item>
            </text:list>
          </text:list-item>
        </text:list>
        <text:p text:style-name="P151"><text:span text:style-name="T151_1"><text:tab/>Administrator</text:span><text:span text:style-name="T151_2"><text:s/>je<text:s/>tip<text:s/>korisnika<text:s/>koji<text:s/>se<text:s/>loguje<text:s/>u<text:s/>sistem<text:s/>i</text:span><text:span text:style-name="T151_3"><text:s/>ima<text:s/>mogućnost<text:s/>kreiranja<text:s/>turnira,</text:span><text:span text:style-name="T151_4"><text:s/>definisanjem<text:s/>svih<text:s/>potrebnih<text:s/>parametara.<text:s/>Takođe,</text:span><text:span text:style-name="T151_5"><text:s/></text:span><text:span text:style-name="T151_6">ima<text:s/>mogućnost</text:span><text:span text:style-name="T151_7"><text:s/>odobrava</text:span><text:span text:style-name="T151_8">nja/odbijanja</text:span><text:span text:style-name="T151_9"><text:s/>učešć</text:span><text:span text:style-name="T151_10">a</text:span><text:span text:style-name="T151_11"><text:s/>korisnika<text:s/>na<text:s/>turniru.</text:span></text:p>
        <text:p text:style-name="P152"/>
        <text:p text:style-name="P153"/>
        <text:list text:style-name="LS3" xml:id="list12" text:continue-list="list0">
          <text:list-item>
            <text:h text:style-name="P154" text:outline-level="1"><text:bookmark-start text:name="__RefHeading___Toc143_255155833"/><text:bookmark-start text:name="_Toc33307498"/><text:bookmark-end text:name="__RefHeading___Toc143_255155833"/><text:span text:style-name="T154_1">Funkcionalni<text:s/>zahtevi</text:span><text:bookmark-end text:name="_Toc33307498"/></text:h>
            <text:list>
              <text:list-item>
                <text:h text:style-name="P155" text:outline-level="2"><text:bookmark-start text:name="_Toc33307499"/><text:span text:style-name="T155_1">Registracija<text:s/>korisnika</text:span><text:bookmark-end text:name="_Toc33307499"/></text:h>
              </text:list-item>
            </text:list>
          </text:list-item>
        </text:list>
        <text:p text:style-name="P156"><text:span text:style-name="T156_1">Prilikom<text:s/>registracije<text:s/>korisnika<text:s/>unose<text:s/>se<text:s/></text:span><text:span text:style-name="T156_2">e-mail</text:span><text:span text:style-name="T156_3"><text:s/>adresa,<text:s/>lozinka<text:s/>i<text:s/>druge<text:s/>potrebne<text:s/>informacije.<text:s/>U<text:s/>slučaju<text:s/>da<text:s/>u<text:s/>sistemu<text:s/>već<text:s/>postoji<text:s/>nalog<text:s/>sa<text:s/>unetom<text:s/></text:span><text:span text:style-name="T156_4">e-mail</text:span><text:span text:style-name="T156_5"><text:s/></text:span><text:span text:style-name="T156_6">adresom<text:s/>ili<text:s/>nisu<text:s/>ispravno<text:s/>uneti<text:s/>svi<text:s/>potrebni<text:s/>podaci,<text:s/>korisniku<text:s/>se<text:s/>prikazuje<text:s/>odgovarajuća<text:s/>greška.</text:span></text:p>
        <text:p text:style-name="P157"><text:span text:style-name="T157_1">Nakon<text:s/>uspešne<text:s/>registracije,<text:s/>treneru<text:s/>se<text:s/>na<text:s/>nasumičan<text:s/>način<text:s/>dodeljuje<text:s/>jedan<text:s/>od<text:s/>četiri<text:s/>pokemona.<text:s/>Takođe<text:s/>mu<text:s/>se<text:s/>dodeljuje<text:s/>i<text:s/>3<text:s/>pokelopt</text:span><text:span text:style-name="T157_2">e</text:span><text:span text:style-name="T157_3"><text:s/>i<text:s/>500<text:s/>pokekeša.</text:span></text:p>
        <text:p text:style-name="P158"/>
        <text:list text:style-name="LS3" xml:id="list14" text:continue-list="list0">
          <text:list-item>
            <text:list>
              <text:list-item>
                <text:h text:style-name="P159" text:outline-level="2"><text:bookmark-start text:name="_Toc33307500"/><text:span text:style-name="T159_1">Autorizacija<text:s/>korisnika</text:span><text:bookmark-end text:name="_Toc33307500"/></text:h>
              </text:list-item>
            </text:list>
          </text:list-item>
        </text:list>
        <text:p text:style-name="P160"><text:span text:style-name="T160_1">Prilikom<text:s/>prijavljivanja<text:s/>na<text:s/>sistem,<text:s/>korisnik<text:s/>unosi<text:s/></text:span><text:span text:style-name="T160_2">e-mail</text:span><text:span text:style-name="T160_3"><text:s/>adresu<text:s/>i<text:s/>lozinku.<text:s/>U<text:s/>slučaju<text:s/>da<text:s/>kombinacija<text:s/></text:span><text:span text:style-name="T160_4">e-mail</text:span><text:span text:style-name="T160_5"><text:s/>adrese<text:s/>i<text:s/>lozinke<text:s/>ne<text:s/>odgovara<text:s/>nijednom<text:s/>nalogu,<text:s/>korisniku<text:s/>se<text:s/>prikazuje<text:s/>odgovarajuća<text:s/>greška.</text:span></text:p>
        <text:list text:style-name="LS3" xml:id="list15" text:continue-list="list0">
          <text:list-item>
            <text:list>
              <text:list-item>
                <text:h text:style-name="P161" text:outline-level="2"><text:bookmark-start text:name="_Toc33307501"/><text:span text:style-name="T161_1">Osnovne<text:s/>funkcionalnosti<text:s/>korisnika</text:span><text:bookmark-end text:name="_Toc33307501"/></text:h>
                <text:list>
                  <text:list-item>
                    <text:h text:style-name="P162" text:outline-level="3"><text:bookmark-start text:name="_Toc33307502"/><text:span text:style-name="T162_1">Korišćenje<text:s/>pokedeksa</text:span><text:bookmark-end text:name="_Toc33307502"/></text:h>
                  </text:list-item>
                </text:list>
              </text:list-item>
            </text:list>
          </text:list-item>
        </text:list>
        <text:p text:style-name="P163"><text:span text:style-name="T163_1">Svi<text:s/>korisnici<text:s/>imaju<text:s/>mogućnost<text:s/>pregledanja<text:s/>pokedeksa,<text:s/>tj.<text:s/>spiska<text:s/>svih<text:s/>pokemona,<text:s/>kao<text:s/>i<text:s/>njihovih<text:s/>osobina.</text:span></text:p>
        <text:p text:style-name="P164"/>
        <text:list text:style-name="LS3" xml:id="list17" text:continue-list="list0">
          <text:list-item>
            <text:list>
              <text:list-item>
                <text:list>
                  <text:list-item>
                    <text:h text:style-name="P165" text:outline-level="3"><text:bookmark-start text:name="_Toc33307503"/><text:span text:style-name="T165_1">Igra<text:s/>prepoznavanja<text:s/>pokemona</text:span><text:bookmark-end text:name="_Toc33307503"/></text:h>
                  </text:list-item>
                </text:list>
              </text:list-item>
            </text:list>
          </text:list-item>
        </text:list>
        <text:p text:style-name="P166"><text:span text:style-name="T166_1">Svi<text:s/>korisnici<text:s/>imaju<text:s/>mogućnost<text:s/>da<text:s/>igraju<text:s/>igru<text:s/>gde<text:s/>na<text:s/>osnovu<text:s/>siluete<text:s/>pokemona<text:s/>treba<text:s/>da<text:s/>prepoznaju<text:s/>o<text:s/>kom<text:s/>pokemonu<text:s/>je<text:s/>reč.<text:s/>Posebno,<text:s/>ukoliko<text:s/>igru<text:s/>igra<text:s/>trener,<text:s/>on<text:s/>može<text:s/>kao<text:s/>nagradu<text:s/>osvojiti<text:s/>pokekeš.</text:span></text:p>
        <text:p text:style-name="P167"/>
        <text:list text:style-name="LS3" xml:id="list18" text:continue-list="list0">
          <text:list-item>
            <text:list>
              <text:list-item>
                <text:h text:style-name="P168" text:outline-level="2"><text:bookmark-start text:name="_Toc33307504"/><text:span text:style-name="T168_1">Funkcionalnosti<text:s/>trenera</text:span><text:bookmark-end text:name="_Toc33307504"/></text:h>
                <text:list>
                  <text:list-item>
                    <text:h text:style-name="P169" text:outline-level="3"><text:bookmark-start text:name="_Toc33307505"/><text:span text:style-name="T169_1">Pregled<text:s/>profila</text:span><text:bookmark-end text:name="_Toc33307505"/></text:h>
                  </text:list-item>
                </text:list>
              </text:list-item>
            </text:list>
          </text:list-item>
        </text:list>
        <text:p text:style-name="P170"><text:span text:style-name="T170_1">Svaki<text:s/>trener<text:s/>može<text:s/>videti<text:s/>svoj<text:s/>profil,<text:s/>na<text:s/>kome<text:s/>može<text:s/>naći<text:s/>osnovne<text:s/>informacije<text:s/>o<text:s/>svojim<text:s/>pokemonima,<text:s/>kao<text:s/>i<text:s/>videti<text:s/>koliko<text:s/>voćkica,<text:s/>pokelopti<text:s/>i<text:s/>pokekeša<text:s/>poseduje.</text:span></text:p>
        <text:p text:style-name="P171"/>
        <text:list text:style-name="LS3" xml:id="list20" text:continue-list="list0">
          <text:list-item>
            <text:list>
              <text:list-item>
                <text:list>
                  <text:list-item>
                    <text:h text:style-name="P172" text:outline-level="3"><text:bookmark-start text:name="_Toc33307506"/><text:span text:style-name="T172_1">Hranjenje<text:s/>pokemona</text:span><text:bookmark-end text:name="_Toc33307506"/></text:h>
                  </text:list-item>
                </text:list>
              </text:list-item>
            </text:list>
          </text:list-item>
        </text:list>
        <text:p text:style-name="P173"><text:span text:style-name="T173_1">Svaki<text:s/>pokemon<text:s/>ima<text:s/>svoj</text:span><text:span text:style-name="T173_2"><text:s/>nivo<text:s/>i<text:s/>u<text:s/>okviru<text:s/>njega<text:s/>svoje</text:span><text:span text:style-name="T173_3"><text:s/>„bodove<text:s/>iskustva“<text:s/>(u<text:s/>daljem<text:s/>tekstu:<text:s/></text:span><text:span text:style-name="T173_4">XP</text:span><text:span text:style-name="T173_5">).<text:s/></text:span><text:span text:style-name="T173_6">XP</text:span><text:span text:style-name="T173_7"><text:s/>predstavljaju<text:s/>trenutni<text:s/>n</text:span><text:span text:style-name="T173_8">apredak</text:span><text:span text:style-name="T173_9"><text:s/>pokemona</text:span><text:span text:style-name="T173_10"><text:s/>na<text:s/>određenom<text:s/>nivou.<text:s/>Što<text:s/>je<text:s/>nivo<text:s/>veći<text:s/>to<text:s/>je<text:s/>više<text:s/></text:span><text:span text:style-name="T173_11">XP</text:span><text:span text:style-name="T173_12"><text:s/>potrebno<text:s/>da<text:s/>bi<text:s/>se<text:s/>prešao.<text:s/>Svaki<text:s/>trener</text:span><text:span text:style-name="T173_13">,<text:s/>koji<text:s/>ima<text:s/>barem<text:s/>jednog<text:s/>pokemona,</text:span><text:span text:style-name="T173_14"><text:s/>ima<text:s/>mogućnost<text:s/>da<text:s/>hrani<text:s/>svoje<text:s/>pokemone<text:s/>voćkicama<text:s/>i<text:s/>time<text:s/>poveća<text:s/></text:span><text:span text:style-name="T173_15">XP</text:span><text:span text:style-name="T173_16"><text:s/></text:span><text:span text:style-name="T173_17">određenog<text:s/>pokemona</text:span><text:span text:style-name="T173_18">,<text:s/>a<text:s/>samim<text:s/>tim<text:s/>i<text:s/>pređe<text:s/>nivo</text:span><text:span text:style-name="T173_19">.</text:span></text:p>
        <text:p text:style-name="P174"/>
        <text:list text:style-name="LS3" xml:id="list21" text:continue-list="list0">
          <text:list-item>
            <text:list>
              <text:list-item>
                <text:list>
                  <text:list-item>
                    <text:h text:style-name="P175" text:outline-level="3"><text:bookmark-start text:name="_Toc33307507"/><text:span text:style-name="T175_1">Puštanje<text:s/>pokemona<text:s/>u<text:s/>divljinu</text:span><text:bookmark-end text:name="_Toc33307507"/></text:h>
                  </text:list-item>
                </text:list>
              </text:list-item>
            </text:list>
          </text:list-item>
        </text:list>
        <text:p text:style-name="P176"><text:span text:style-name="T176_1">Svaki<text:s/>trener</text:span><text:span text:style-name="T176_2">,</text:span><text:span text:style-name="T176_3"><text:s/></text:span><text:span text:style-name="T176_4"><text:s/>koji<text:s/>ima<text:s/>barem<text:s/>jednog<text:s/>pokemona,</text:span><text:span text:style-name="T176_5"><text:s/>ima<text:s/>mogućnost<text:s/>puštanja<text:s/>svog<text:s/>pokemona<text:s/>u<text:s/>divljinu</text:span><text:span text:style-name="T176_6"><text:s/>i<text:s/>tada<text:s/>više<text:s/>ne<text:s/>može<text:s/>koristiti<text:s/>tog<text:s/>pokemona<text:s/>u<text:s/>daljoj<text:s/>igri,<text:s/>odnosno<text:s/>dati<text:s/>pokemon<text:s/>se<text:s/>briše<text:s/>sa<text:s/>profil</text:span><text:span text:style-name="T176_7">a<text:s/>trenera.<text:s/>Takođe,<text:s/>treneru<text:s/>se<text:s/>dodaje<text:s/>jedna<text:s/>pokelopta.</text:span></text:p>
        <text:p text:style-name="P177"/>
        <text:list text:style-name="LS3" xml:id="list22" text:continue-list="list0">
          <text:list-item>
            <text:list>
              <text:list-item>
                <text:list>
                  <text:list-item>
                    <text:h text:style-name="P178" text:outline-level="3"><text:bookmark-start text:name="_Toc33307508"/><text:span text:style-name="T178_1">Kupovina<text:s/>u<text:s/>prodavnici</text:span><text:bookmark-end text:name="_Toc33307508"/></text:h>
                  </text:list-item>
                </text:list>
              </text:list-item>
            </text:list>
          </text:list-item>
        </text:list>
        <text:p text:style-name="P179"><text:span text:style-name="T179_1">Postoji<text:s/>prodavnica<text:s/>gde<text:s/></text:span><text:span text:style-name="T179_2">trener</text:span><text:span text:style-name="T179_3"><text:s/>mo</text:span><text:span text:style-name="T179_4">že</text:span><text:span text:style-name="T179_5"><text:s/>kupiti<text:s/>voćkice<text:s/>i<text:s/>pokelopte.<text:s/>Plaća<text:s/>se<text:s/>pokekešom.</text:span></text:p>
        <text:p text:style-name="P180"/>
        <text:list text:style-name="LS3" xml:id="list23" text:continue-list="list0">
          <text:list-item>
            <text:list>
              <text:list-item>
                <text:list>
                  <text:list-item>
                    <text:h text:style-name="P181" text:outline-level="3"><text:bookmark-start text:name="_Toc33307509"/><text:span text:style-name="T181_1">Borba<text:s/>sa<text:s/>divljim<text:s/>pokemonima<text:s/>i<text:s/>njihovo<text:s/>hvatanje</text:span><text:bookmark-end text:name="_Toc33307509"/></text:h>
                  </text:list-item>
                </text:list>
              </text:list-item>
            </text:list>
          </text:list-item>
        </text:list>
        <text:p text:style-name="P182"><text:bookmark-start text:name="__RefHeading___Toc362_1547466128"/><text:bookmark-end text:name="__RefHeading___Toc362_1547466128"/><text:span text:style-name="T182_1">Svaki<text:s/>trener</text:span><text:span text:style-name="T182_2">,<text:s/>koji<text:s/>ima<text:s/>barem<text:s/>jednog<text:s/>pokemona,</text:span><text:span text:style-name="T182_3"><text:s/>ima<text:s/>mogućnost<text:s/>da<text:s/>se<text:s/>bori<text:s/>sa<text:s/>divljim<text:s/>pokemonima,<text:s/>prilikom<text:s/>čega<text:s/>bira<text:s/>tačno<text:s/>jednog<text:s/>pokemona<text:s/>za<text:s/>borbu.<text:s/></text:span><text:span text:style-name="T182_4">U<text:s/>borbi<text:s/>svaki<text:s/>pokemon<text:s/>ima<text:s/>svoje<text:s/>„životne<text:s/>poene“<text:s/>(u<text:s/>daljem<text:s/>tekstu:<text:s/></text:span><text:span text:style-name="T182_5">HP</text:span><text:span text:style-name="T182_6">),<text:s/>njihova<text:s/>vrednost<text:s/>proporcionalno<text:s/>zavisi<text:s/>od<text:s/>nivoa<text:s/>i<text:s/></text:span><text:span text:style-name="T182_7">XP</text:span><text:span text:style-name="T182_8"><text:s/>pokemona.<text:s/></text:span><text:span text:style-name="T182_9">Tokom</text:span><text:span text:style-name="T182_10"><text:s/>borbe<text:s/>naizmenično<text:s/>se<text:s/>napadaju<text:s/>trenerov<text:s/>pokemon<text:s/>i<text:s/>divlji<text:s/>pokemon,<text:s/>pri<text:s/>čemu<text:s/>se<text:s/>na<text:s/>nasumičan<text:s/>način<text:s/>bira<text:s/>ko<text:s/>će<text:s/>prvi<text:s/>napasti.<text:s/>Svaki<text:s/>napad<text:s/>umanjuje<text:s/></text:span><text:span text:style-name="T182_11">HP</text:span><text:span text:style-name="T182_12"><text:s/>protivničkog<text:s/>pokemona<text:s/>za<text:s/>određen<text:s/>iznos.<text:s/>Taj<text:s/>iznos<text:s/>zavisi<text:s/>kako<text:s/>od<text:s/>nivoa<text:s/>oba<text:s/>pokemona<text:s/>tako<text:s/>i<text:s/>od<text:s/>njihove<text:s/>vrste<text:s/>i<text:s/>faktora<text:s/>sreće<text:s/>(nasumična<text:s/>vrednost).<text:s/>Borba<text:s/>se<text:s/>završava<text:s/>kada<text:s/>jedan<text:s/>od<text:s/>pokemona<text:s/>izgubi<text:s/></text:span><text:span text:style-name="T182_13">sve<text:s/>svoje<text:s/></text:span><text:span text:style-name="T182_14">HP</text:span><text:span text:style-name="T182_15"><text:s/>ili<text:s/>ukoliko<text:s/>trener<text:s/>pokuša<text:s/>hvatanje<text:s/>divljeg<text:s/>pokemona<text:s/>uz<text:s/>pomoć<text:s/>pokelopte.<text:s text:c="2"/></text:span></text:p>
        <text:p text:style-name="P183"><text:span text:style-name="T183_1">Hvatanje<text:s/>divljeg<text:s/>pokemona<text:s/>je<text:s/>moguće<text:s/>ukoliko<text:s/>trener<text:s/>poseduje<text:s/>barem<text:s/>jednu<text:s/>pokeloptu<text:s/>i<text:s/>ukoliko<text:s/>je<text:s/></text:span><text:span text:style-name="T183_2">HP</text:span><text:span text:style-name="T183_3"><text:s/>divljeg<text:s/>pokemona<text:s/>ispod<text:s/>50%.<text:s/>Verovatnoća<text:s/>da<text:s/>će<text:s/>trener<text:s/>uhvatiti<text:s/>divljeg<text:s/>pokemona<text:s/>je<text:s/>obrnuto<text:s/>proporcionalna<text:s/>količini<text:s/>preostalih<text:s/></text:span><text:span text:style-name="T183_4">HP</text:span><text:span text:style-name="T183_5"><text:s/>divljeg<text:s/>pokemona.<text:s/>Trener<text:s/>gubi<text:s/>pokeloptu<text:s/>prilikom<text:s/>hvatanja,<text:s/>bez<text:s/>obzira<text:s/>na<text:s/>ishod.</text:span></text:p>
        <text:p text:style-name="P184"><text:span text:style-name="T184_1">Ukoliko<text:s/>divlji<text:s/>pokemon<text:s/>prvi<text:s/>izgubi<text:s/>svoje<text:s/></text:span><text:span text:style-name="T184_2">HP</text:span><text:span text:style-name="T184_3">,<text:s/>tada<text:s/>trenerov<text:s/>pokemon<text:s/>dobija<text:s/>dodatne<text:s/></text:span><text:span text:style-name="T184_4">XP</text:span><text:span text:style-name="T184_5"><text:s/>bodove</text:span><text:span text:style-name="T184_6">,<text:s/>a<text:s/>trener<text:s/>dobija<text:s/>dodatni<text:s/>pokekeš.<text:s/>U<text:s/>suprotnom,<text:s/>ukoliko<text:s/>trenerov<text:s/>pokemon<text:s/>izgubi<text:s/>borbu,<text:s/>trener<text:s/>gubi<text:s/>određenu<text:s/>količinu<text:s/>pokekeša.<text:s/></text:span></text:p>
        <text:p text:style-name="P185"/>
        <text:list text:style-name="LS3" xml:id="list24" text:continue-list="list0">
          <text:list-item>
            <text:list>
              <text:list-item>
                <text:list>
                  <text:list-item>
                    <text:h text:style-name="P186" text:outline-level="3"><text:bookmark-start text:name="__RefHeading___Toc364_1547466128"/><text:bookmark-start text:name="__RefHeading___Toc368_1547466128"/><text:bookmark-start text:name="_Toc33307510"/><text:bookmark-end text:name="__RefHeading___Toc364_1547466128"/><text:bookmark-end text:name="__RefHeading___Toc368_1547466128"/><text:span text:style-name="T186_1">Učestvovanje<text:s/>na<text:s/>turniru</text:span><text:bookmark-end text:name="_Toc33307510"/></text:h>
                  </text:list-item>
                </text:list>
              </text:list-item>
            </text:list>
          </text:list-item>
        </text:list>
        <text:p text:style-name="P187"><text:span text:style-name="T187_1">Svaki<text:s/>trener,<text:s/>koji<text:s/>ima<text:s/>barem<text:s/>tri<text:s/>pokemona,<text:s/>može<text:s/>se<text:s/>prijaviti<text:s/>na<text:s/>turnir<text:s/>ukoliko<text:s/>ispunjava<text:s/>osnovne<text:s/>zahteve<text:s/>tog<text:s/>turnira<text:s/>i<text:s/>ima<text:s/>dovoljno<text:s/>pokekeša<text:s/>za<text:s/>prijavu.</text:span><text:span text:style-name="T187_2"><text:s/></text:span><text:span text:style-name="T187_3">Nakon<text:s/>prijave</text:span><text:span text:style-name="T187_4">,</text:span><text:span text:style-name="T187_5"><text:s/>trener<text:s/>može<text:s/>da<text:s/>izabere<text:s/>i<text:s/>da<text:s/>izađe<text:s/>sa<text:s/>turnira</text:span><text:span text:style-name="T187_6">,<text:s/>pri<text:s/>čemu<text:s/>gubi<text:s/>poene<text:s/>osvojene<text:s/>na<text:s/>turniru</text:span><text:span text:style-name="T187_7">.</text:span><text:span text:style-name="T187_8"><text:s/>Učesnik<text:s/>na<text:s/>turniru<text:s/>takođe<text:s/>može<text:s/>videti<text:s/>listu<text:s/>najboljih<text:s/>deset<text:s/>trenera,<text:s/>kao<text:s/>i<text:s/>svoju<text:s/>poziciju.</text:span></text:p>
        <text:p text:style-name="P188"><text:span text:style-name="T188_1">Trener<text:s/>izborom<text:s/>opcije<text:s/>za<text:s/>borbu<text:s/>započinje<text:s/>meč</text:span><text:span text:style-name="T188_2">.<text:s/>Meč<text:s/>na<text:s/>turniru<text:s/>se<text:s/>igra<text:s/>protiv<text:s/>nasumično<text:s/>izabranog<text:s/>učesnika<text:s/>turnira.<text:s/>Meč<text:s/>se<text:s/>se<text:s/>sastoji<text:s/>od<text:s/>tri<text:s/>borbe<text:s/>koje<text:s/>se<text:s/>vrše<text:s/>na<text:s/>isti<text:s/>način<text:s/>kao<text:s/>i<text:s/>protiv<text:s/>divljeg<text:s/>pokemona</text:span><text:span text:style-name="T188_3">,<text:s/>s<text:s/>tim<text:s/>što</text:span><text:span text:style-name="T188_4"><text:s/></text:span><text:span text:style-name="T188_5">n</text:span><text:span text:style-name="T188_6">ije<text:s/>moguće<text:s/>uhvatiti<text:s/>tuđeg<text:s/>pokemona.<text:s/>Učesnici<text:s/>meča<text:s/>biraju<text:s/>tri<text:s/>pokemona<text:s/>za<text:s/>meč</text:span><text:span text:style-name="T188_7">,<text:s/>pri<text:s/>čemu<text:s/>se<text:s/>protivnikovi<text:s/>pokemoni<text:s/>nasumično<text:s/>biraju.</text:span><text:span text:style-name="T188_8"><text:s/>Ako<text:s/>jedan<text:s/>trener<text:s/>osvoji<text:s/>bar<text:s/>dve<text:s/>borbe<text:s/>on<text:s/>je<text:s/>dobio<text:s/>meč.<text:s/>Ukoliko<text:s/></text:span><text:span text:style-name="T188_9">t</text:span><text:span text:style-name="T188_10">rener</text:span><text:span text:style-name="T188_11">,<text:s/>koji<text:s/>je<text:s/>inicirao<text:s/>meč,</text:span><text:span text:style-name="T188_12"><text:s/>pobedi</text:span><text:span text:style-name="T188_13">,<text:s/>on</text:span><text:span text:style-name="T188_14"><text:s/>dobija<text:s/>određeni<text:s/>broj<text:s/>poena<text:s/>za<text:s/>turnir</text:span><text:span text:style-name="T188_15"><text:s/>i<text:s/>određenu<text:s/>sumu<text:s/>pokekeša,<text:s/>a<text:s/>njegovi<text:s/>pobednički<text:s/>pokemoni<text:s/>dobijaju<text:s/></text:span><text:span text:style-name="T188_16">XP</text:span><text:span text:style-name="T188_17">.<text:s/>U</text:span><text:span text:style-name="T188_18">koliko<text:s/>izgubi</text:span><text:span text:style-name="T188_19">,<text:s/>onda</text:span><text:span text:style-name="T188_20"><text:s/>gubi<text:s/>određeni<text:s/>broj<text:s/>poena<text:s/>na<text:s/>turniru.<text:s/></text:span></text:p>
        <text:p text:style-name="P189"><text:span text:style-name="T189_1">Ako<text:s/>nema<text:s/>drugih<text:s/>učesnika<text:s/>na<text:s/>turniru<text:s/>igrač<text:s/></text:span><text:span text:style-name="T189_2">ne<text:s/>može<text:s/>započeti<text:s/>borbu</text:span><text:span text:style-name="T189_3">.<text:s/></text:span></text:p>
        <text:p text:style-name="P190"><text:span text:style-name="T190_1">Svaki<text:s/>turnir<text:s/>ima<text:s/>određenu<text:s/>nagradu<text:s/>i<text:s/>datum<text:s/>kada<text:s/>se<text:s/>završava<text:s/>i<text:s/>dodeljuje<text:s/>nagrada<text:s/>pobedniku.<text:s/>Pobednik<text:s/>turnira<text:s/>je<text:s/>trener<text:s/>sa<text:s/>najviše<text:s/>osvojenih<text:s/>poena.<text:s/></text:span></text:p>
        <text:p text:style-name="P191"/>
        <text:list text:style-name="LS3" xml:id="list25" text:continue-list="list0">
          <text:list-item>
            <text:list>
              <text:list-item>
                <text:h text:style-name="P192" text:outline-level="2"><text:bookmark-start text:name="_Toc33307511"/><text:span text:style-name="T192_1">Funkcionalnosti<text:s/>administratora</text:span><text:bookmark-end text:name="_Toc33307511"/></text:h>
                <text:list>
                  <text:list-item>
                    <text:h text:style-name="P193" text:outline-level="3"><text:bookmark-start text:name="__RefHeading___Toc370_1547466128"/><text:bookmark-start text:name="_Toc33307512"/><text:bookmark-end text:name="__RefHeading___Toc370_1547466128"/><text:span text:style-name="T193_1">Kreiranje<text:s/>turnira</text:span><text:bookmark-end text:name="_Toc33307512"/></text:h>
                  </text:list-item>
                </text:list>
              </text:list-item>
            </text:list>
          </text:list-item>
        </text:list>
        <text:p text:style-name="P194"><text:span text:style-name="T194_1">Administrator<text:s/>ima<text:s/>mogućnost<text:s/>kreiranja<text:s/>i<text:s/>brisanja<text:s/>turnira.<text:s/>Prilikom<text:s/>stvaranja<text:s/>turnira<text:s/>definiše:<text:s/>cenu<text:s/>prijave,<text:s/>datum<text:s/>kraja,<text:s/>nagradu,<text:s/>minimalni<text:s/>i<text:s/>maksimalni<text:s/>nivo<text:s/>koji<text:s/>pokemoni<text:s/>moraju<text:s/>zadovoljiti...</text:span><text:bookmark-start text:name="__RefHeading___Toc372_1547466128"/><text:bookmark-end text:name="__RefHeading___Toc372_1547466128"/></text:p>
        <text:list text:style-name="LS3" xml:id="list27" text:continue-list="list0">
          <text:list-item>
            <text:list>
              <text:list-item>
                <text:list>
                  <text:list-item>
                    <text:h text:style-name="P195" text:outline-level="3"><text:bookmark-start text:name="_Toc33307513"/><text:span text:style-name="T195_1">Odobravanje/odbijanje<text:s/>učesnika<text:s/>turnira</text:span><text:bookmark-end text:name="_Toc33307513"/></text:h>
                  </text:list-item>
                </text:list>
              </text:list-item>
            </text:list>
          </text:list-item>
        </text:list>
        <text:p text:style-name="P196"><text:span text:style-name="T196_1">Administrator<text:s/>može<text:s/>prihvatiti<text:s/>ili</text:span><text:span text:style-name="T196_2"><text:s/></text:span><text:span text:style-name="T196_3">odbiti</text:span><text:span text:style-name="T196_4"><text:s/></text:span><text:span text:style-name="T196_5">trenera<text:s/>koji<text:s/>se<text:s/>prijavio<text:s/>(platio<text:s/>prijavu)<text:s/>za<text:s/>turnir.<text:s/>U<text:s/>slučaju<text:s/>odbijanja,<text:s/>treneru<text:s/>se<text:s/>vraća<text:s/>plaćeni<text:s/>iznos.</text:span></text:p>
        <text:p text:style-name="P197"/>
        <text:p text:style-name="P198"/>
        <text:p text:style-name="P199"/>
        <text:list text:style-name="LS3" xml:id="list28" text:continue-list="list0">
          <text:list-item>
            <text:h text:style-name="P200" text:outline-level="1"><text:bookmark-start text:name="__RefHeading___Toc374_1547466128"/><text:bookmark-start text:name="_Toc33307514"/><text:bookmark-end text:name="__RefHeading___Toc374_1547466128"/><text:span text:style-name="T200_1">Pretpostavke<text:s/>i<text:s/>ograničenja</text:span><text:bookmark-end text:name="_Toc33307514"/></text:h>
          </text:list-item>
        </text:list>
        <text:p text:style-name="P201"><text:span text:style-name="T201_1"><text:tab/>Sistem<text:s/>mora<text:s/>da<text:s/>obezbedi<text:s/>sigurno<text:s/>čuvanje<text:s/>podataka<text:s/>vezanih<text:s/>za<text:s/>autorizaciju<text:s/>kako<text:s/>bi<text:s/>se<text:s/>izbegao<text:s/>neovlašćeni<text:s/>pristup<text:s/>sajtu.<text:s/>Ukoliko<text:s/>korisnik<text:s/>izgubi<text:s/>pristupne<text:s/>podatke,<text:s/>u<text:s/>mogućnosti<text:s/>je<text:s/>da<text:s/>zatraži<text:s/>povratak<text:s/>naloga<text:s/>dobijanjem<text:s/>mejla<text:s/>sa<text:s/>linkom<text:s/>za<text:s/>resetovanje<text:s/>lozinke.</text:span></text:p>
        <text:p text:style-name="P202"><text:span text:style-name="T202_1"><text:tab/>Uvodimo<text:s/>sledeća<text:s/>ograničenja,<text:s/>koja<text:s/>se<text:s/>tiču<text:s/>same<text:s/>igre:</text:span></text:p>
        <text:list text:style-name="LS30" xml:id="list29">
          <text:list-item>
            <text:p text:style-name="P203"><text:span text:style-name="T203_1">trener<text:s/>u<text:s/>jednom<text:s/>trenutku<text:s/>može<text:s/>imati<text:s/>maksimalno<text:s/>12<text:s/>pokemona</text:span></text:p>
          </text:list-item>
          <text:list-item>
            <text:p text:style-name="P204"><text:span text:style-name="T204_1">maksimalni<text:s/>nivo<text:s/>pokemona<text:s/>je<text:s/>100</text:span></text:p>
          </text:list-item>
          <text:list-item>
            <text:p text:style-name="P205"><text:span text:style-name="T205_1">administrator<text:s/>je<text:s/>dužan<text:s/>da<text:s/>u<text:s/>roku<text:s/>od<text:s/>24<text:s/>časa<text:s/>odobri<text:s/>ili<text:s/>odbije<text:s/>pote</text:span><text:bookmark-start text:name="_GoBack"/><text:bookmark-end text:name="_GoBack"/><text:span text:style-name="T205_2">ncijalnog<text:s/>učesnika<text:s/>turnira</text:span></text:p>
          </text:list-item>
        </text:list>
        <text:p text:style-name="P206"/>
        <text:p text:style-name="P207"/>
        <text:list text:style-name="LS3" xml:id="list32" text:continue-list="list0">
          <text:list-item>
            <text:h text:style-name="P208" text:outline-level="1"><text:bookmark-start text:name="__RefHeading___Toc376_1547466128"/><text:bookmark-start text:name="_Toc33307515"/><text:bookmark-end text:name="__RefHeading___Toc376_1547466128"/><text:span text:style-name="T208_1">Kvalitet</text:span><text:bookmark-end text:name="_Toc33307515"/></text:h>
          </text:list-item>
        </text:list>
        <text:p text:style-name="P209"><text:span text:style-name="T209_1"><text:tab/>Potrebno<text:s/>je<text:s/>izvršiti<text:s/>testiranje<text:s/>metodom<text:s/>crne<text:s/>kutije<text:s/>svih<text:s/>gore<text:s/>navedenih<text:s/>funkcionalnosti.<text:s/>Potrebno<text:s/>je<text:s/>izvršiti<text:s/>i<text:s/>testiranje<text:s/>kapaciteta<text:s/>i<text:s/>brzine<text:s/>odziva<text:s/>i<text:s/>otpornosti<text:s/>na<text:s/>greške.<text:s/>Takođe,<text:s/>potrebno<text:s/>je<text:s/>posebnu<text:s/>pažnju<text:s/>posvetiti<text:s/>sprečavanju<text:s/>unosa<text:s/>malicioznog<text:s/></text:span><text:span text:style-name="T209_2">SQL</text:span><text:span text:style-name="T209_3"><text:s/>koda<text:s/>tj.<text:s/>sprečavanje<text:s/>takozvanih<text:s/></text:span><text:span text:style-name="T209_4">SQL</text:span><text:span text:style-name="T209_5"><text:s/>injekcija<text:s/>koji<text:s/>bi<text:s/>uništio<text:s/>bazu<text:s/>podataka.</text:span></text:p>
        <text:p text:style-name="P210"/>
        <text:p text:style-name="P211"/>
        <text:list text:style-name="LS3" xml:id="list33" text:continue-list="list0">
          <text:list-item>
            <text:h text:style-name="P212" text:outline-level="1"><text:bookmark-start text:name="__RefHeading___Toc378_1547466128"/><text:bookmark-start text:name="_Toc33307516"/><text:bookmark-end text:name="__RefHeading___Toc378_1547466128"/><text:span text:style-name="T212_1">Nefunkcionalni<text:s/>zahtevi</text:span><text:bookmark-end text:name="_Toc33307516"/></text:h>
            <text:list>
              <text:list-item>
                <text:h text:style-name="P213" text:outline-level="2"><text:bookmark-start text:name="__RefHeading___Toc380_1547466128"/><text:bookmark-start text:name="_Toc33307517"/><text:bookmark-end text:name="__RefHeading___Toc380_1547466128"/><text:span text:style-name="T213_1">Sistemski<text:s/>zahtevi</text:span><text:bookmark-end text:name="_Toc33307517"/></text:h>
              </text:list-item>
            </text:list>
          </text:list-item>
        </text:list>
        <text:p text:style-name="P214"><text:span text:style-name="T214_1"><text:tab/>Za<text:s/>funkcionisanje<text:s/>sistema,<text:s/>neophodno<text:s/>je<text:s/>da<text:s/>server<text:s/>ima<text:s/>instaliran<text:s/>modul<text:s/>za<text:s/></text:span><text:span text:style-name="T214_2">PHP</text:span><text:span text:style-name="T214_3"><text:s/>kao<text:s/>i<text:s/></text:span><text:span text:style-name="T214_4">MySQL</text:span><text:span text:style-name="T214_5"><text:s/>bazu<text:s/>podataka.<text:s/>Zbog<text:s/>korišćenja<text:s/></text:span><text:span text:style-name="T214_6">HTML</text:span><text:span text:style-name="T214_7"><text:s/>tehnologije,<text:s/>neophodno<text:s/>je<text:s/>obezbediti<text:s/>kompatibilnost<text:s/>sa<text:s/>važnijim<text:s/>internet-pregledačima,<text:s/>i<text:s/>njihovim<text:s/>skorijim<text:s/>verzijama.</text:span></text:p>
        <text:p text:style-name="P215"/>
        <text:list text:style-name="LS3" xml:id="list35" text:continue-list="list0">
          <text:list-item>
            <text:list>
              <text:list-item>
                <text:h text:style-name="P216" text:outline-level="2"><text:bookmark-start text:name="__RefHeading___Toc382_1547466128"/><text:bookmark-start text:name="_Toc33307518"/><text:bookmark-end text:name="__RefHeading___Toc382_1547466128"/><text:span text:style-name="T216_1">Ostali<text:s/>zahtevi</text:span><text:bookmark-end text:name="_Toc33307518"/></text:h>
              </text:list-item>
            </text:list>
          </text:list-item>
        </text:list>
        <text:p text:style-name="P217"><text:span text:style-name="T217_1"><text:tab/>Sistem<text:s/>treba<text:s/>da<text:s/>pruži<text:s/>zadovoljavajuće<text:s/>performanse<text:s/>pri<text:s/>odzivu,<text:s/>kao<text:s/>i<text:s/>određenu<text:s/>vizuelnu<text:s/>dinamičnost<text:s/>strana.</text:span></text:p>
        <text:p text:style-name="P218"/>
        <text:p text:style-name="P219"/>
        <text:list text:style-name="LS3" xml:id="list36" text:continue-list="list0">
          <text:list-item>
            <text:h text:style-name="P220" text:outline-level="1"><text:bookmark-start text:name="__RefHeading___Toc384_1547466128"/><text:bookmark-start text:name="_Toc33307519"/><text:bookmark-end text:name="__RefHeading___Toc384_1547466128"/><text:span text:style-name="T220_1">Zahtevi<text:s/>za<text:s/>korisničkom<text:s/>dokumentacijom</text:span><text:bookmark-end text:name="_Toc33307519"/></text:h>
          </text:list-item>
        </text:list>
        <text:p text:style-name="P221"><text:span text:style-name="T221_1"><text:tab/>Potrebno<text:s/>je<text:s/>uputstvo<text:s/>za<text:s/>administratore<text:s/>za<text:s/>način<text:s/>autorizacije<text:s/>i<text:s/>pristupa<text:s/>formama<text:s/>za<text:s/>administraciju<text:s/>sistema<text:s/>i<text:s/>turnira.<text:s/>Biće<text:s/>potrebno<text:s/>detaljnije<text:s/>dokumentovati<text:s/>osnovne<text:s/>složene<text:s/>delove<text:s/>sistema,<text:s/>kako<text:s/>bi<text:s/>bila<text:s/>olakšana<text:s/>buduća<text:s/>nadogradnja.<text:s/>Potrebno<text:s/>je<text:s/>obezbediti<text:s/>niz<text:s/>manjih<text:s/>dokumenata<text:s/>u<text:s/>kojima<text:s/>će<text:s/>biti<text:s/>opisani<text:s/>načini<text:s/>korišćenja<text:s/>aplikacije,<text:s/>za<text:s/>svaku<text:s/>vrstu<text:s/>korisnika<text:s/>posebno.</text:span></text:p>
        <text:p text:style-name="P222"/>
        <text:p text:style-name="P223"/>
        <text:list text:style-name="LS3" xml:id="list37" text:continue-list="list0">
          <text:list-item>
            <text:h text:style-name="P224" text:outline-level="1"><text:bookmark-start text:name="__RefHeading___Toc386_1547466128"/><text:bookmark-start text:name="_Toc33307520"/><text:bookmark-end text:name="__RefHeading___Toc386_1547466128"/><text:span text:style-name="T224_1">Plan<text:s/>i<text:s/>prioriteti</text:span><text:bookmark-end text:name="_Toc33307520"/></text:h>
          </text:list-item>
        </text:list>
        <text:p text:style-name="P225"><text:span text:style-name="T225_1"><text:tab/>Primarno<text:s/>potrebno<text:s/>je<text:s/>obezbediti<text:s/>sledeće:</text:span></text:p>
        <text:list text:style-name="LS29" xml:id="list38">
          <text:list-item>
            <text:p text:style-name="P226"><text:span text:style-name="T226_1">registracija</text:span><text:span text:style-name="T226_2"><text:s/>korisnika</text:span></text:p>
          </text:list-item>
          <text:list-item>
            <text:p text:style-name="P227"><text:span text:style-name="T227_1">autorizovanje<text:s/>korisnika</text:span></text:p>
          </text:list-item>
          <text:list-item>
            <text:p text:style-name="P228"><text:span text:style-name="T228_1">formiranje<text:s/>turnira</text:span></text:p>
          </text:list-item>
          <text:list-item>
            <text:p text:style-name="P229"><text:span text:style-name="T229_1">prijavljivanje<text:s/>na<text:s/>turnir</text:span></text:p>
          </text:list-item>
        </text:list>
        <text:p text:style-name="P230"><text:span text:style-name="T230_1"><text:tab/>U<text:s/>narednim<text:s/>iteracijama<text:s/>je<text:s/>potrebno<text:s/>izraditi<text:s/>funkcionalnosti<text:s/>igranja<text:s/>samih<text:s/>igara:<text:s/>razgledanje<text:s/>pokedeksa<text:s/>i<text:s/>igranje<text:s/>igre<text:s/>pogađanja<text:s/></text:span><text:span text:style-name="T230_2">pokemona</text:span><text:span text:style-name="T230_3">,<text:s/>kao<text:s/>i<text:s/>implementirati<text:s/>same<text:s/>borbe<text:s/>između<text:s/>igrača<text:s/>na<text:s/>turniru<text:s/>i<text:s/>divljih<text:s/>pokemona.</text:span></text:p>
      </text:section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/>
    <style:font-face style:name="Symbol" svg:font-family="Symbol" style:font-pitch="variable" style:font-charset="x-symbol"/>
    <style:font-face style:name="Courier New" svg:font-family="Courier New" style:font-pitch="variable"/>
    <style:font-face style:name="Wingdings" svg:font-family="Wingdings" style:font-pitch="variable" style:font-charset="x-symbol"/>
    <style:font-face style:name="Liberation Serif" svg:font-family="Liberation Serif" style:font-pitch="variable" style:font-family-generic="roman"/>
    <style:font-face style:name="Noto Sans CJK SC" svg:font-family="Noto Sans CJK SC" style:font-family-generic="roman"/>
    <style:font-face style:name="Lohit Devanagari" svg:font-family="Lohit Devanagari" style:font-family-generic="roman"/>
    <style:font-face style:name="Arial" svg:font-family="Arial" style:font-pitch="variable"/>
    <style:font-face style:name="Calibri" svg:font-family="Calibri" style:font-pitch="variable"/>
    <style:font-face style:name="Tahoma" svg:font-family="Tahoma" style:font-pitch="variable"/>
    <style:font-face style:name="Cambria" svg:font-family="Cambria" style:font-pitch="variable"/>
    <style:font-face style:name="ＭＳ ゴシック" svg:font-family="ＭＳ ゴシック" style:font-pitch="variable"/>
    <style:font-face style:name="ＭＳ 明朝" svg:font-family="ＭＳ 明朝" style:font-pitch="variable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text-align="center" fo:break-before="page" fo:margin-top="0.212cm" fo:margin-bottom="0.423cm" fo:keep-with-next="always"/>
      <style:text-properties fo:text-transform="uppercase" fo:font-size="14pt" style:font-size-asian="14pt" style:font-name-complex="Arial" style:font-size-complex="16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text-align="center" fo:margin-top="0.353cm" fo:margin-bottom="0.212cm" fo:keep-with-next="always"/>
      <style:text-properties style:font-style-complex="italic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212cm" fo:margin-bottom="0.141cm" fo:keep-with-next="always"/>
      <style:text-properties fo:font-style="italic" style:font-style-asian="italic" fo:font-size="11pt" style:font-size-asian="11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ize="11pt" style:font-size-asian="11pt" style:font-size-complex="11pt" fo:font-weight="bold" style:font-weight-asian="bold" style:font-weight-complex="bold"/>
    </style:style>
    <style:style style:name="Heading_20_7" style:display-name="Heading 7" style:family="paragraph" style:parent-style-name="Normal" style:default-outline-level="7">
      <style:paragraph-properties fo:margin-top="0.423cm" fo:margin-bottom="0.106cm"/>
    </style:style>
    <style:style style:name="Heading_20_8" style:display-name="Heading 8" style:family="paragraph" style:parent-style-name="Normal" style:default-outline-level="8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Normal" style:default-outline-level="9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citat" style:family="paragraph" style:parent-style-name="Normal">
      <style:paragraph-properties fo:margin-top="0.212cm" fo:margin-bottom="0.212cm" fo:margin-left="3cm" fo:margin-right="3cm"/>
      <style:text-properties fo:font-size="10pt" style:font-size-asian="10pt"/>
    </style:style>
    <style:style style:name="Tekst" style:family="paragraph" style:parent-style-name="Normal">
      <style:paragraph-properties fo:text-align="justify" fo:line-height="0.494cm" fo:margin-bottom="0.423cm"/>
    </style:style>
    <style:style style:name="Caption" style:family="paragraph" style:parent-style-name="Normal">
      <style:text-properties fo:font-size="10pt" style:font-size-asian="10pt" style:font-size-complex="10pt" fo:font-weight="bold" style:font-weight-asian="bold" style:font-weight-complex="bold"/>
    </style:style>
    <style:style style:name="Style_20_Caption_20__2B__20_Centered" style:display-name="Style Caption + Centered" style:family="paragraph" style:parent-style-name="Caption">
      <style:paragraph-properties fo:text-align="center" fo:margin-bottom="0.423cm"/>
    </style:style>
    <style:style style:name="Footnote_20_text" style:display-name="Footnote text" style:family="paragraph" style:parent-style-name="Normal">
      <style:paragraph-properties fo:text-align="justify" fo:text-indent="1.251cm" fo:margin-top="0.423cm" fo:margin-bottom="0.423cm"/>
      <style:text-properties fo:font-size="10pt" style:font-size-asian="10pt" style:font-size-complex="10pt"/>
    </style:style>
    <style:style style:name="Footnote_20_Text_20_Char" style:display-name="Footnote Text Char" style:family="text" style:parent-style-name="Default_20_Paragraph_20_Font">
      <style:text-properties fo:language-complex="ar" fo:country-complex="SA"/>
    </style:style>
    <style:style style:name="Footnote_20_reference" style:display-name="Footnote reference" style:family="text" style:parent-style-name="Default_20_Paragraph_20_Font">
      <style:text-properties style:text-position="super 58%" style:font-name-complex="Times New Roman"/>
    </style:style>
    <style:style style:name="Naslov_20_slike" style:display-name="Naslov slike" style:family="paragraph" style:parent-style-name="Caption">
      <style:paragraph-properties fo:text-align="center" fo:margin-bottom="0.423cm"/>
    </style:style>
    <style:style style:name="Caption_20_Char" style:display-name="Caption Char" style:family="text" style:parent-style-name="Default_20_Paragraph_20_Font">
      <style:text-properties fo:language="en" fo:language-asian="en" fo:language-complex="ar" fo:country="US" fo:country-asian="US" fo:country-complex="SA" fo:font-weight="bold" style:font-weight-asian="bold" style:font-weight-complex="bold"/>
    </style:style>
    <style:style style:name="Naslov_20_slike_20_Char" style:display-name="Naslov slike Char" style:family="text" style:parent-style-name="Caption_20_Char">
      <style:text-properties fo:language="en" fo:language-asian="en" fo:language-complex="ar" fo:country="US" fo:country-asian="US" fo:country-complex="SA" fo:font-weight="bold" style:font-weight-asian="bold" style:font-weight-complex="bold"/>
    </style:style>
    <style:style style:name="Footer" style:family="paragraph" style:parent-style-name="Normal">
      <style:paragraph-properties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color="font-color"/>
    </style:style>
    <style:style style:name="Normal_20__28_Web_29_" style:display-name="Normal (Web)" style:family="paragraph" style:parent-style-name="Normal">
      <style:paragraph-properties fo:margin-top="0.494cm" fo:margin-bottom="0.494cm"/>
      <style:text-properties fo:language="en" fo:country="US"/>
    </style:style>
    <style:style style:name="Tekst_20_Char" style:display-name="Tekst Char" style:family="text" style:parent-style-name="Default_20_Paragraph_20_Font">
      <style:text-properties fo:font-size="12pt" style:font-size-asian="12pt" style:font-size-complex="12pt"/>
    </style:style>
    <style:style style:name="Header" style:family="paragraph" style:parent-style-name="Normal">
      <style:paragraph-properties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oc_20_1" style:display-name="Toc 1" style:family="paragraph" style:parent-style-name="Normal">
      <style:paragraph-properties fo:margin-top="0.212cm"/>
      <style:text-properties style:font-name="Calibri" fo:font-weight="bold" style:font-weight-asian="bold"/>
    </style:style>
    <style:style style:name="Toc_20_3" style:display-name="Toc 3" style:family="paragraph" style:parent-style-name="Normal">
      <style:paragraph-properties fo:margin-left="0.847cm"/>
      <style:text-properties style:font-name="Calibri" fo:font-size="11pt" style:font-size-asian="11pt" style:font-size-complex="11pt"/>
    </style:style>
    <style:style style:name="Toc_20_2" style:display-name="Toc 2" style:family="paragraph" style:parent-style-name="Normal">
      <style:paragraph-properties fo:margin-left="0.423cm"/>
      <style:text-properties style:font-name="Calibri" fo:font-size="11pt" style:font-size-asian="11pt" style:font-size-complex="11pt" fo:font-weight="bold" style:font-weight-asian="bold"/>
    </style:style>
    <style:style style:name="Table_20_of_20_figures" style:display-name="Table of figures" style:family="paragraph" style:parent-style-name="Normal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Default" style:family="paragraph">
      <style:paragraph-properties style:text-autospace="none"/>
      <style:text-properties fo:color="#000000" style:font-name="Arial" fo:font-size="12pt" style:font-size-asian="12pt" style:font-name-complex="Arial" style:font-size-complex="12pt"/>
    </style:style>
    <style:style style:name="long_text1" style:family="text" style:parent-style-name="Default_20_Paragraph_20_Font">
      <style:text-properties fo:font-size="9pt" style:font-size-asian="9pt" style:font-size-complex="9pt"/>
    </style:style>
    <style:style style:name="Heading_20_2_20_Char" style:display-name="Heading 2 Char" style:family="text" style:parent-style-name="Default_20_Paragraph_20_Font">
      <style:text-properties style:font-style-complex="italic" fo:font-size="12pt" style:font-size-asian="12pt" style:font-name-complex="Arial" style:font-size-complex="14pt" fo:language-asian="en" fo:language-complex="ar" fo:country-asian="US" fo:country-complex="SA" fo:font-weight="bold" style:font-weight-asian="bold" style:font-weight-complex="bold"/>
    </style:style>
    <style:style style:name="Balloon_20_Text" style:display-name="Balloon Text" style:family="paragraph" style:parent-style-name="Normal">
      <style:text-properties style:font-name="Tahoma" fo:font-size="8pt" style:font-size-asian="8pt" style:font-name-complex="Tahoma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List_20_Paragraph" style:display-name="List Paragraph" style:family="paragraph" style:parent-style-name="Normal">
      <style:paragraph-properties fo:margin-left="1.27cm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OC_20_Heading" style:display-name="TOC Heading" style:family="paragraph" style:parent-style-name="Heading_20_1">
      <style:paragraph-properties fo:text-align="left" fo:break-before="auto" fo:line-height="115%" fo:margin-top="0.847cm" fo:margin-bottom="0cm" fo:keep-together="always"/>
      <style:text-properties fo:color="#365f91" style:font-name="Cambria" style:font-name-asian="ＭＳ ゴシック" style:font-name-complex="Times New Roman" style:font-size-complex="14pt" fo:language="en" fo:country="US"/>
    </style:style>
    <style:style style:name="Toc_20_4" style:display-name="Toc 4" style:family="paragraph" style:parent-style-name="Normal">
      <style:paragraph-properties fo:margin-left="1.27cm"/>
      <style:text-properties style:font-name="Calibri" fo:font-size="10pt" style:font-size-asian="10pt" style:font-size-complex="10pt"/>
    </style:style>
    <style:style style:name="Toc_20_5" style:display-name="Toc 5" style:family="paragraph" style:parent-style-name="Normal">
      <style:paragraph-properties fo:margin-left="1.693cm"/>
      <style:text-properties style:font-name="Calibri" fo:font-size="10pt" style:font-size-asian="10pt" style:font-size-complex="10pt"/>
    </style:style>
    <style:style style:name="Toc_20_6" style:display-name="Toc 6" style:family="paragraph" style:parent-style-name="Normal">
      <style:paragraph-properties fo:margin-left="2.117cm"/>
      <style:text-properties style:font-name="Calibri" fo:font-size="10pt" style:font-size-asian="10pt" style:font-size-complex="10pt"/>
    </style:style>
    <style:style style:name="Toc_20_7" style:display-name="Toc 7" style:family="paragraph" style:parent-style-name="Normal">
      <style:paragraph-properties fo:margin-left="2.54cm"/>
      <style:text-properties style:font-name="Calibri" fo:font-size="10pt" style:font-size-asian="10pt" style:font-size-complex="10pt"/>
    </style:style>
    <style:style style:name="Toc_20_8" style:display-name="Toc 8" style:family="paragraph" style:parent-style-name="Normal">
      <style:paragraph-properties fo:margin-left="2.963cm"/>
      <style:text-properties style:font-name="Calibri" fo:font-size="10pt" style:font-size-asian="10pt" style:font-size-complex="10pt"/>
    </style:style>
    <style:style style:name="Toc_20_9" style:display-name="Toc 9" style:family="paragraph" style:parent-style-name="Normal">
      <style:paragraph-properties fo:margin-left="3.387cm"/>
      <style:text-properties style:font-name="Calibri" fo:font-size="10pt" style:font-size-asian="10pt" style:font-size-complex="10pt"/>
    </style:style>
    <style:style style:name="Table_20_Contents" style:display-name="Table Contents" style:family="paragraph" style:parent-style-name="Normal">
      <style:text-properties style:font-name="Liberation Serif" style:font-name-asian="Noto Sans CJK SC" style:font-name-complex="Lohit Devanagari" fo:language="en" fo:language-asian="zh" fo:language-complex="hi" fo:country="US" fo:country-asian="CN" fo:country-complex="IN" style:letter-kerning="true"/>
    </style:style>
    <style:style style:name="Body_20_Text" style:display-name="Body Text" style:family="paragraph" style:parent-style-name="Normal">
      <style:paragraph-properties fo:text-align="justify" fo:line-height="115%" fo:margin-bottom="0.247cm"/>
      <style:text-properties style:font-name="Liberation Serif" style:font-name-asian="Noto Sans CJK SC" style:font-name-complex="Lohit Devanagari" fo:language-asian="zh" fo:language-complex="hi" fo:country-asian="CN" fo:country-complex="IN" style:letter-kerning="true"/>
    </style:style>
    <style:style style:name="Body_20_Text_20_Char" style:display-name="Body Text Char" style:family="text" style:parent-style-name="Default_20_Paragraph_20_Font">
      <style:text-properties style:font-name="Liberation Serif" fo:font-size="12pt" style:font-name-asian="Noto Sans CJK SC" style:font-size-asian="12pt" style:font-name-complex="Lohit Devanagari" style:font-size-complex="12pt" fo:language-asian="zh" fo:language-complex="hi" fo:country-asian="CN" fo:country-complex="IN" style:letter-kerning="tru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2">
      <text:list-level-style-number style:num-format="1" text:style-name="List2Level0" style:num-suffix=".1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3">
      <text:list-level-style-number style:num-format="1" text:style-name="List3Level0" text:level="1">
        <style:list-level-properties text:space-before="0.635cm" text:min-label-width="0.762cm" fo:text-align="start" text:list-level-position-and-space-mode="label-alignment">
          <style:list-level-label-alignment text:label-followed-by="listtab" fo:margin-left="1.397cm" fo:text-indent="-0.762cm"/>
        </style:list-level-properties>
      </text:list-level-style-number>
      <text:list-level-style-number style:num-format="1" text:display-levels="2" text:style-name="List3Level1" text:level="2">
        <style:list-level-properties text:space-before="0.635cm" text:min-label-width="1.016cm" fo:text-align="start" text:list-level-position-and-space-mode="label-alignment">
          <style:list-level-label-alignment text:label-followed-by="listtab" fo:margin-left="1.651cm" fo:text-indent="-1.016cm"/>
        </style:list-level-properties>
      </text:list-level-style-number>
      <text:list-level-style-number style:num-format="1" text:display-levels="3" text:style-name="List3Level2" text:level="3">
        <style:list-level-properties text:space-before="0.635cm" text:min-label-width="1.27cm" fo:text-align="start" text:list-level-position-and-space-mode="label-alignment">
          <style:list-level-label-alignment text:label-followed-by="listtab" fo:margin-left="1.905cm" fo:text-indent="-1.27cm"/>
        </style:list-level-properties>
      </text:list-level-style-number>
      <text:list-level-style-number style:num-format="1" text:display-levels="4" text:style-name="List3Level3" text:level="4">
        <style:list-level-properties text:space-before="0.635cm" text:min-label-width="1.524cm" fo:text-align="start" text:list-level-position-and-space-mode="label-alignment">
          <style:list-level-label-alignment text:label-followed-by="listtab" fo:margin-left="2.159cm" fo:text-indent="-1.524cm"/>
        </style:list-level-properties>
      </text:list-level-style-number>
      <text:list-level-style-number style:num-format="1" text:display-levels="5" text:style-name="List3Level4" text:level="5">
        <style:list-level-properties text:space-before="0.635cm" text:min-label-width="1.778cm" fo:text-align="start" text:list-level-position-and-space-mode="label-alignment">
          <style:list-level-label-alignment text:label-followed-by="listtab" fo:margin-left="2.413cm" fo:text-indent="-1.778cm"/>
        </style:list-level-properties>
      </text:list-level-style-number>
      <text:list-level-style-number style:num-format="1" text:display-levels="6" text:style-name="List3Level5" text:level="6">
        <style:list-level-properties text:space-before="0.635cm" text:min-label-width="2.032cm" fo:text-align="start" text:list-level-position-and-space-mode="label-alignment">
          <style:list-level-label-alignment text:label-followed-by="listtab" fo:margin-left="2.667cm" fo:text-indent="-2.032cm"/>
        </style:list-level-properties>
      </text:list-level-style-number>
      <text:list-level-style-number style:num-format="1" text:display-levels="7" text:style-name="List3Level6" text:level="7">
        <style:list-level-properties text:space-before="0.635cm" text:min-label-width="2.286cm" fo:text-align="start" text:list-level-position-and-space-mode="label-alignment">
          <style:list-level-label-alignment text:label-followed-by="listtab" fo:margin-left="2.921cm" fo:text-indent="-2.286cm"/>
        </style:list-level-properties>
      </text:list-level-style-number>
      <text:list-level-style-number style:num-format="1" text:display-levels="8" text:style-name="List3Level7" text:level="8">
        <style:list-level-properties text:space-before="0.635cm" text:min-label-width="2.54cm" fo:text-align="start" text:list-level-position-and-space-mode="label-alignment">
          <style:list-level-label-alignment text:label-followed-by="listtab" fo:margin-left="3.175cm" fo:text-indent="-2.54cm"/>
        </style:list-level-properties>
      </text:list-level-style-number>
      <text:list-level-style-number style:num-format="1" text:display-levels="9" text:style-name="List3Level8" text:level="9">
        <style:list-level-properties text:space-before="0.635cm" text:min-label-width="2.794cm" fo:text-align="start" text:list-level-position-and-space-mode="label-alignment">
          <style:list-level-label-alignment text:label-followed-by="listtab" fo:margin-left="3.429cm" fo:text-indent="-2.794cm"/>
        </style:list-level-properties>
      </text:list-level-style-number>
    </text:list-style>
    <text:list-style style:name="LS4">
      <text:list-level-style-number style:num-format="1" text:style-name="List4Level0" style:num-suffix=".1.1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5Level0" style:family="text">
      <style:text-properties style:font-name="Symbol"/>
    </style:style>
    <style:style style:name="List5Level1" style:family="text">
      <style:text-properties style:font-name="Courier New" style:font-name-complex="Courier New"/>
    </style:style>
    <style:style style:name="List5Level2" style:family="text">
      <style:text-properties style:font-name="Wingdings"/>
    </style:style>
    <style:style style:name="List5Level3" style:family="text">
      <style:text-properties style:font-name="Symbol"/>
    </style:style>
    <style:style style:name="List5Level4" style:family="text">
      <style:text-properties style:font-name="Courier New" style:font-name-complex="Courier New"/>
    </style:style>
    <style:style style:name="List5Level5" style:family="text">
      <style:text-properties style:font-name="Wingdings"/>
    </style:style>
    <style:style style:name="List5Level6" style:family="text">
      <style:text-properties style:font-name="Symbol"/>
    </style:style>
    <style:style style:name="List5Level7" style:family="text">
      <style:text-properties style:font-name="Courier New" style:font-name-complex="Courier New"/>
    </style:style>
    <style:style style:name="List5Level8" style:family="text">
      <style:text-properties style:font-name="Wingdings"/>
    </style:style>
    <text:list-style style:name="LS5">
      <text:list-level-style-bullet text:bullet-char="" text:style-name="List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6Level0" style:family="text">
      <style:text-properties style:font-name="Symbol"/>
    </style:style>
    <style:style style:name="List6Level1" style:family="text">
      <style:text-properties style:font-name="Courier New" style:font-name-complex="Courier New"/>
    </style:style>
    <style:style style:name="List6Level2" style:family="text">
      <style:text-properties style:font-name="Wingdings"/>
    </style:style>
    <style:style style:name="List6Level3" style:family="text">
      <style:text-properties style:font-name="Symbol"/>
    </style:style>
    <style:style style:name="List6Level4" style:family="text">
      <style:text-properties style:font-name="Courier New" style:font-name-complex="Courier New"/>
    </style:style>
    <style:style style:name="List6Level5" style:family="text">
      <style:text-properties style:font-name="Wingdings"/>
    </style:style>
    <style:style style:name="List6Level6" style:family="text">
      <style:text-properties style:font-name="Symbol"/>
    </style:style>
    <style:style style:name="List6Level7" style:family="text">
      <style:text-properties style:font-name="Courier New" style:font-name-complex="Courier New"/>
    </style:style>
    <style:style style:name="List6Level8" style:family="text">
      <style:text-properties style:font-name="Wingdings"/>
    </style:style>
    <text:list-style style:name="LS6">
      <text:list-level-style-bullet text:bullet-char="" text:style-name="List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7Level0" style:family="text">
      <style:text-properties style:font-name="Symbol"/>
    </style:style>
    <style:style style:name="List7Level1" style:family="text">
      <style:text-properties style:font-name="Courier New" style:font-name-complex="Courier New"/>
    </style:style>
    <style:style style:name="List7Level2" style:family="text">
      <style:text-properties style:font-name="Wingdings"/>
    </style:style>
    <style:style style:name="List7Level3" style:family="text">
      <style:text-properties style:font-name="Symbol"/>
    </style:style>
    <style:style style:name="List7Level4" style:family="text">
      <style:text-properties style:font-name="Courier New" style:font-name-complex="Courier New"/>
    </style:style>
    <style:style style:name="List7Level5" style:family="text">
      <style:text-properties style:font-name="Wingdings"/>
    </style:style>
    <style:style style:name="List7Level6" style:family="text">
      <style:text-properties style:font-name="Symbol"/>
    </style:style>
    <style:style style:name="List7Level7" style:family="text">
      <style:text-properties style:font-name="Courier New" style:font-name-complex="Courier New"/>
    </style:style>
    <style:style style:name="List7Level8" style:family="text">
      <style:text-properties style:font-name="Wingdings"/>
    </style:style>
    <text:list-style style:name="LS7">
      <text:list-level-style-bullet text:bullet-char="" text:style-name="List7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8Level0" style:family="text">
      <style:text-properties style:font-name="Symbol"/>
    </style:style>
    <style:style style:name="List8Level1" style:family="text">
      <style:text-properties style:font-name="Courier New" style:font-name-complex="Courier New"/>
    </style:style>
    <style:style style:name="List8Level2" style:family="text">
      <style:text-properties style:font-name="Wingdings"/>
    </style:style>
    <style:style style:name="List8Level3" style:family="text">
      <style:text-properties style:font-name="Symbol"/>
    </style:style>
    <style:style style:name="List8Level4" style:family="text">
      <style:text-properties style:font-name="Courier New" style:font-name-complex="Courier New"/>
    </style:style>
    <style:style style:name="List8Level5" style:family="text">
      <style:text-properties style:font-name="Wingdings"/>
    </style:style>
    <style:style style:name="List8Level6" style:family="text">
      <style:text-properties style:font-name="Symbol"/>
    </style:style>
    <style:style style:name="List8Level7" style:family="text">
      <style:text-properties style:font-name="Courier New" style:font-name-complex="Courier New"/>
    </style:style>
    <style:style style:name="List8Level8" style:family="text">
      <style:text-properties style:font-name="Wingdings"/>
    </style:style>
    <text:list-style style:name="LS8">
      <text:list-level-style-bullet text:bullet-char="" text:style-name="List8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8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8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8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8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8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9Level0" style:family="text">
      <style:text-properties style:font-name="Symbol"/>
    </style:style>
    <style:style style:name="List9Level1" style:family="text">
      <style:text-properties style:font-name="Courier New" style:font-name-complex="Courier New"/>
    </style:style>
    <style:style style:name="List9Level2" style:family="text">
      <style:text-properties style:font-name="Wingdings"/>
    </style:style>
    <style:style style:name="List9Level3" style:family="text">
      <style:text-properties style:font-name="Symbol"/>
    </style:style>
    <style:style style:name="List9Level4" style:family="text">
      <style:text-properties style:font-name="Courier New" style:font-name-complex="Courier New"/>
    </style:style>
    <style:style style:name="List9Level5" style:family="text">
      <style:text-properties style:font-name="Wingdings"/>
    </style:style>
    <style:style style:name="List9Level6" style:family="text">
      <style:text-properties style:font-name="Symbol"/>
    </style:style>
    <style:style style:name="List9Level7" style:family="text">
      <style:text-properties style:font-name="Courier New" style:font-name-complex="Courier New"/>
    </style:style>
    <style:style style:name="List9Level8" style:family="text">
      <style:text-properties style:font-name="Wingdings"/>
    </style:style>
    <text:list-style style:name="LS9">
      <text:list-level-style-bullet text:bullet-char="" text:style-name="List9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0Level0" style:family="text">
      <style:text-properties style:font-name="Symbol"/>
    </style:style>
    <style:style style:name="List10Level1" style:family="text">
      <style:text-properties style:font-name="Courier New" style:font-name-complex="Courier New"/>
    </style:style>
    <style:style style:name="List10Level2" style:family="text">
      <style:text-properties style:font-name="Wingdings"/>
    </style:style>
    <style:style style:name="List10Level3" style:family="text">
      <style:text-properties style:font-name="Symbol"/>
    </style:style>
    <style:style style:name="List10Level4" style:family="text">
      <style:text-properties style:font-name="Courier New" style:font-name-complex="Courier New"/>
    </style:style>
    <style:style style:name="List10Level5" style:family="text">
      <style:text-properties style:font-name="Wingdings"/>
    </style:style>
    <style:style style:name="List10Level6" style:family="text">
      <style:text-properties style:font-name="Symbol"/>
    </style:style>
    <style:style style:name="List10Level7" style:family="text">
      <style:text-properties style:font-name="Courier New" style:font-name-complex="Courier New"/>
    </style:style>
    <style:style style:name="List10Level8" style:family="text">
      <style:text-properties style:font-name="Wingdings"/>
    </style:style>
    <text:list-style style:name="LS10">
      <text:list-level-style-bullet text:bullet-char="" text:style-name="List10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0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0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0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0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0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1Level0" style:family="text">
      <style:text-properties style:font-name="Symbol"/>
    </style:style>
    <style:style style:name="List11Level1" style:family="text">
      <style:text-properties style:font-name="Courier New" style:font-name-complex="Courier New"/>
    </style:style>
    <style:style style:name="List11Level2" style:family="text">
      <style:text-properties style:font-name="Wingdings"/>
    </style:style>
    <style:style style:name="List11Level3" style:family="text">
      <style:text-properties style:font-name="Symbol"/>
    </style:style>
    <style:style style:name="List11Level4" style:family="text">
      <style:text-properties style:font-name="Courier New" style:font-name-complex="Courier New"/>
    </style:style>
    <style:style style:name="List11Level5" style:family="text">
      <style:text-properties style:font-name="Wingdings"/>
    </style:style>
    <style:style style:name="List11Level6" style:family="text">
      <style:text-properties style:font-name="Symbol"/>
    </style:style>
    <style:style style:name="List11Level7" style:family="text">
      <style:text-properties style:font-name="Courier New" style:font-name-complex="Courier New"/>
    </style:style>
    <style:style style:name="List11Level8" style:family="text">
      <style:text-properties style:font-name="Wingdings"/>
    </style:style>
    <text:list-style style:name="LS11">
      <text:list-level-style-bullet text:bullet-char="" text:style-name="List1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2Level0" style:family="text">
      <style:text-properties style:font-name="Symbol"/>
    </style:style>
    <style:style style:name="List12Level1" style:family="text">
      <style:text-properties style:font-name="Courier New" style:font-name-complex="Courier New"/>
    </style:style>
    <style:style style:name="List12Level2" style:family="text">
      <style:text-properties style:font-name="Wingdings"/>
    </style:style>
    <style:style style:name="List12Level3" style:family="text">
      <style:text-properties style:font-name="Symbol"/>
    </style:style>
    <style:style style:name="List12Level4" style:family="text">
      <style:text-properties style:font-name="Courier New" style:font-name-complex="Courier New"/>
    </style:style>
    <style:style style:name="List12Level5" style:family="text">
      <style:text-properties style:font-name="Wingdings"/>
    </style:style>
    <style:style style:name="List12Level6" style:family="text">
      <style:text-properties style:font-name="Symbol"/>
    </style:style>
    <style:style style:name="List12Level7" style:family="text">
      <style:text-properties style:font-name="Courier New" style:font-name-complex="Courier New"/>
    </style:style>
    <style:style style:name="List12Level8" style:family="text">
      <style:text-properties style:font-name="Wingdings"/>
    </style:style>
    <text:list-style style:name="LS12">
      <text:list-level-style-bullet text:bullet-char="" text:style-name="List1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3Level0" style:family="text">
      <style:text-properties style:font-name="Symbol"/>
    </style:style>
    <style:style style:name="List13Level1" style:family="text">
      <style:text-properties style:font-name="Courier New" style:font-name-complex="Courier New"/>
    </style:style>
    <style:style style:name="List13Level2" style:family="text">
      <style:text-properties style:font-name="Wingdings"/>
    </style:style>
    <style:style style:name="List13Level3" style:family="text">
      <style:text-properties style:font-name="Symbol"/>
    </style:style>
    <style:style style:name="List13Level4" style:family="text">
      <style:text-properties style:font-name="Courier New" style:font-name-complex="Courier New"/>
    </style:style>
    <style:style style:name="List13Level5" style:family="text">
      <style:text-properties style:font-name="Wingdings"/>
    </style:style>
    <style:style style:name="List13Level6" style:family="text">
      <style:text-properties style:font-name="Symbol"/>
    </style:style>
    <style:style style:name="List13Level7" style:family="text">
      <style:text-properties style:font-name="Courier New" style:font-name-complex="Courier New"/>
    </style:style>
    <style:style style:name="List13Level8" style:family="text">
      <style:text-properties style:font-name="Wingdings"/>
    </style:style>
    <text:list-style style:name="LS13">
      <text:list-level-style-bullet text:bullet-char="" text:style-name="List1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list-style style:name="LS14">
      <text:list-level-style-number style:num-format="1" text:style-name="List14Level0" style:num-suffix="]" style:num-prefix="[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14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4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4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4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4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4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4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4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15">
      <text:list-level-style-number style:num-format="1" text:style-name="List15Level0" style:num-suffix="]" style:num-prefix="[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15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5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5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5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5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5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5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5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16">
      <text:list-level-style-number style:num-format="1" text:style-name="List16Level0" style:num-suffix="]" style:num-prefix="[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16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6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6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6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6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6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6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6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17">
      <text:list-level-style-number style:num-format="1" text:style-name="List17Level0" style:num-suffix="]" style:num-prefix="[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17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7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7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7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7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7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7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7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18">
      <text:list-level-style-number style:num-format="1" text:style-name="List18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18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8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8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8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8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8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8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8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19">
      <text:list-level-style-number style:num-format="1" text:style-name="List19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19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9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9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9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9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9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9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9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20">
      <text:list-level-style-number style:num-format="1" text:style-name="List20Level0" style:num-suffix="." text:level="1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</text:list-level-style-number>
      <text:list-level-style-number style:num-format="a" text:style-name="List20Level1" style:num-suffix="." text:level="2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i" text:style-name="List20Level2" style:num-suffix="." text:level="3">
        <style:list-level-properties text:min-label-width="5.715cm" text:min-label-distance="0.318cm" fo:text-align="end" text:list-level-position-and-space-mode="label-alignment">
          <style:list-level-label-alignment text:label-followed-by="listtab" fo:margin-left="5.715cm" fo:text-indent="-0.318cm"/>
        </style:list-level-properties>
      </text:list-level-style-number>
      <text:list-level-style-number style:num-format="1" text:style-name="List20Level3" style:num-suffix="." text:level="4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</text:list-level-style-number>
      <text:list-level-style-number style:num-format="a" text:style-name="List20Level4" style:num-suffix="." text:level="5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i" text:style-name="List20Level5" style:num-suffix="." text:level="6">
        <style:list-level-properties text:min-label-width="9.525cm" text:min-label-distance="0.318cm" fo:text-align="end" text:list-level-position-and-space-mode="label-alignment">
          <style:list-level-label-alignment text:label-followed-by="listtab" fo:margin-left="9.525cm" fo:text-indent="-0.318cm"/>
        </style:list-level-properties>
      </text:list-level-style-number>
      <text:list-level-style-number style:num-format="1" text:style-name="List20Level6" style:num-suffix="." text:level="7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</text:list-level-style-number>
      <text:list-level-style-number style:num-format="a" text:style-name="List20Level7" style:num-suffix="." text:level="8">
        <style:list-level-properties text:space-before="11.43cm" text:min-label-width="0.635cm" fo:text-align="start" text:list-level-position-and-space-mode="label-alignment">
          <style:list-level-label-alignment text:label-followed-by="listtab" fo:margin-left="12.065cm" fo:text-indent="-0.635cm"/>
        </style:list-level-properties>
      </text:list-level-style-number>
      <text:list-level-style-number style:num-format="i" text:style-name="List20Level8" style:num-suffix="." text:level="9">
        <style:list-level-properties text:min-label-width="13.335cm" text:min-label-distance="0.318cm" fo:text-align="end" text:list-level-position-and-space-mode="label-alignment">
          <style:list-level-label-alignment text:label-followed-by="listtab" fo:margin-left="13.335cm" fo:text-indent="-0.318cm"/>
        </style:list-level-properties>
      </text:list-level-style-number>
    </text:list-style>
    <text:list-style style:name="LS21">
      <text:list-level-style-number style:num-format="a" text:style-name="List21Level0" style:num-suffix="." text:level="1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a" text:style-name="List21Level1" style:num-suffix="." text:level="2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i" text:style-name="List21Level2" style:num-suffix="." text:level="3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</text:list-level-style-number>
      <text:list-level-style-number style:num-format="1" text:style-name="List21Level3" style:num-suffix="." text:level="4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a" text:style-name="List21Level4" style:num-suffix="." text:level="5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i" text:style-name="List21Level5" style:num-suffix="." text:level="6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</text:list-level-style-number>
      <text:list-level-style-number style:num-format="1" text:style-name="List21Level6" style:num-suffix="." text:level="7">
        <style:list-level-properties text:space-before="11.43cm" text:min-label-width="0.635cm" fo:text-align="start" text:list-level-position-and-space-mode="label-alignment">
          <style:list-level-label-alignment text:label-followed-by="listtab" fo:margin-left="12.065cm" fo:text-indent="-0.635cm"/>
        </style:list-level-properties>
      </text:list-level-style-number>
      <text:list-level-style-number style:num-format="a" text:style-name="List21Level7" style:num-suffix="." text:level="8">
        <style:list-level-properties text:space-before="12.7cm" text:min-label-width="0.635cm" fo:text-align="start" text:list-level-position-and-space-mode="label-alignment">
          <style:list-level-label-alignment text:label-followed-by="listtab" fo:margin-left="13.335cm" fo:text-indent="-0.635cm"/>
        </style:list-level-properties>
      </text:list-level-style-number>
      <text:list-level-style-number style:num-format="i" text:style-name="List21Level8" style:num-suffix="." text:level="9">
        <style:list-level-properties text:min-label-width="14.605cm" text:min-label-distance="0.318cm" fo:text-align="end" text:list-level-position-and-space-mode="label-alignment">
          <style:list-level-label-alignment text:label-followed-by="listtab" fo:margin-left="14.605cm" fo:text-indent="-0.318cm"/>
        </style:list-level-properties>
      </text:list-level-style-number>
    </text:list-style>
    <text:list-style style:name="LS22">
      <text:list-level-style-number style:num-format="1" text:style-name="List22Level0" style:num-suffix="." text:level="1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a" text:style-name="List22Level1" style:num-suffix="." text:level="2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</text:list-level-style-number>
      <text:list-level-style-number style:num-format="i" text:style-name="List22Level2" style:num-suffix="." text:level="3">
        <style:list-level-properties text:min-label-width="4.445cm" text:min-label-distance="0.318cm" fo:text-align="end" text:list-level-position-and-space-mode="label-alignment">
          <style:list-level-label-alignment text:label-followed-by="listtab" fo:margin-left="4.445cm" fo:text-indent="-0.318cm"/>
        </style:list-level-properties>
      </text:list-level-style-number>
      <text:list-level-style-number style:num-format="1" text:style-name="List22Level3" style:num-suffix="." text:level="4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a" text:style-name="List22Level4" style:num-suffix="." text:level="5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</text:list-level-style-number>
      <text:list-level-style-number style:num-format="i" text:style-name="List22Level5" style:num-suffix="." text:level="6">
        <style:list-level-properties text:min-label-width="8.255cm" text:min-label-distance="0.318cm" fo:text-align="end" text:list-level-position-and-space-mode="label-alignment">
          <style:list-level-label-alignment text:label-followed-by="listtab" fo:margin-left="8.255cm" fo:text-indent="-0.318cm"/>
        </style:list-level-properties>
      </text:list-level-style-number>
      <text:list-level-style-number style:num-format="1" text:style-name="List22Level6" style:num-suffix="." text:level="7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a" text:style-name="List22Level7" style:num-suffix="." text:level="8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</text:list-level-style-number>
      <text:list-level-style-number style:num-format="i" text:style-name="List22Level8" style:num-suffix="." text:level="9">
        <style:list-level-properties text:min-label-width="12.065cm" text:min-label-distance="0.318cm" fo:text-align="end" text:list-level-position-and-space-mode="label-alignment">
          <style:list-level-label-alignment text:label-followed-by="listtab" fo:margin-left="12.065cm" fo:text-indent="-0.318cm"/>
        </style:list-level-properties>
      </text:list-level-style-number>
    </text:list-style>
    <style:style style:name="List23Level0" style:family="text">
      <style:text-properties style:font-name="Times New Roman" style:font-name-asian="Times New Roman" style:font-name-complex="Times New Roman"/>
    </style:style>
    <style:style style:name="List23Level1" style:family="text">
      <style:text-properties style:font-name="Courier New" style:font-name-complex="Courier New"/>
    </style:style>
    <style:style style:name="List23Level2" style:family="text">
      <style:text-properties style:font-name="Wingdings"/>
    </style:style>
    <style:style style:name="List23Level3" style:family="text">
      <style:text-properties style:font-name="Symbol"/>
    </style:style>
    <style:style style:name="List23Level4" style:family="text">
      <style:text-properties style:font-name="Courier New" style:font-name-complex="Courier New"/>
    </style:style>
    <style:style style:name="List23Level5" style:family="text">
      <style:text-properties style:font-name="Wingdings"/>
    </style:style>
    <style:style style:name="List23Level6" style:family="text">
      <style:text-properties style:font-name="Symbol"/>
    </style:style>
    <style:style style:name="List23Level7" style:family="text">
      <style:text-properties style:font-name="Courier New" style:font-name-complex="Courier New"/>
    </style:style>
    <style:style style:name="List23Level8" style:family="text">
      <style:text-properties style:font-name="Wingdings"/>
    </style:style>
    <text:list-style style:name="LS23">
      <text:list-level-style-bullet text:bullet-char="-" text:style-name="List23Level0" text:level="1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Times New Roman" style:font-name-asian="Times New Roman" style:font-name-complex="Times New Roman"/>
      </text:list-level-style-bullet>
      <text:list-level-style-bullet text:bullet-char="o" text:style-name="List23Level1" text:level="2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3Level2" text:level="3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Wingdings"/>
      </text:list-level-style-bullet>
      <text:list-level-style-bullet text:bullet-char="" text:style-name="List23Level3" text:level="4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Symbol"/>
      </text:list-level-style-bullet>
      <text:list-level-style-bullet text:bullet-char="o" text:style-name="List23Level4" text:level="5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3Level5" text:level="6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Wingdings"/>
      </text:list-level-style-bullet>
      <text:list-level-style-bullet text:bullet-char="" text:style-name="List23Level6" text:level="7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Symbol"/>
      </text:list-level-style-bullet>
      <text:list-level-style-bullet text:bullet-char="o" text:style-name="List23Level7" text:level="8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3Level8" text:level="9">
        <style:list-level-properties text:space-before="11.43cm" text:min-label-width="0.635cm" fo:text-align="start" text:list-level-position-and-space-mode="label-alignment">
          <style:list-level-label-alignment text:label-followed-by="listtab" fo:margin-left="12.065cm" fo:text-indent="-0.635cm"/>
        </style:list-level-properties>
        <style:text-properties style:font-name="Wingdings"/>
      </text:list-level-style-bullet>
    </text:list-style>
    <style:style style:name="List24Level0" style:family="text">
      <style:text-properties style:font-name="Symbol"/>
    </style:style>
    <style:style style:name="List24Level1" style:family="text">
      <style:text-properties style:font-name="Courier New" style:font-name-complex="Courier New"/>
    </style:style>
    <style:style style:name="List24Level2" style:family="text">
      <style:text-properties style:font-name="Wingdings"/>
    </style:style>
    <style:style style:name="List24Level3" style:family="text">
      <style:text-properties style:font-name="Symbol"/>
    </style:style>
    <style:style style:name="List24Level4" style:family="text">
      <style:text-properties style:font-name="Courier New" style:font-name-complex="Courier New"/>
    </style:style>
    <style:style style:name="List24Level5" style:family="text">
      <style:text-properties style:font-name="Wingdings"/>
    </style:style>
    <style:style style:name="List24Level6" style:family="text">
      <style:text-properties style:font-name="Symbol"/>
    </style:style>
    <style:style style:name="List24Level7" style:family="text">
      <style:text-properties style:font-name="Courier New" style:font-name-complex="Courier New"/>
    </style:style>
    <style:style style:name="List24Level8" style:family="text">
      <style:text-properties style:font-name="Wingdings"/>
    </style:style>
    <text:list-style style:name="LS24">
      <text:list-level-style-bullet text:bullet-char="" text:style-name="List24Level0" text:level="1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Symbol"/>
      </text:list-level-style-bullet>
      <text:list-level-style-bullet text:bullet-char="o" text:style-name="List24Level1" text:level="2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4Level2" text:level="3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Wingdings"/>
      </text:list-level-style-bullet>
      <text:list-level-style-bullet text:bullet-char="" text:style-name="List24Level3" text:level="4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Symbol"/>
      </text:list-level-style-bullet>
      <text:list-level-style-bullet text:bullet-char="o" text:style-name="List24Level4" text:level="5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4Level5" text:level="6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Wingdings"/>
      </text:list-level-style-bullet>
      <text:list-level-style-bullet text:bullet-char="" text:style-name="List24Level6" text:level="7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Symbol"/>
      </text:list-level-style-bullet>
      <text:list-level-style-bullet text:bullet-char="o" text:style-name="List24Level7" text:level="8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4Level8" text:level="9">
        <style:list-level-properties text:space-before="12.065cm" text:min-label-width="0.635cm" fo:text-align="start" text:list-level-position-and-space-mode="label-alignment">
          <style:list-level-label-alignment text:label-followed-by="listtab" fo:margin-left="12.7cm" fo:text-indent="-0.635cm"/>
        </style:list-level-properties>
        <style:text-properties style:font-name="Wingdings"/>
      </text:list-level-style-bullet>
    </text:list-style>
    <style:style style:name="List25Level0" style:family="text">
      <style:text-properties style:font-name="Symbol"/>
    </style:style>
    <style:style style:name="List25Level1" style:family="text">
      <style:text-properties style:font-name="Courier New" style:font-name-complex="Courier New"/>
    </style:style>
    <style:style style:name="List25Level2" style:family="text">
      <style:text-properties style:font-name="Wingdings"/>
    </style:style>
    <style:style style:name="List25Level3" style:family="text">
      <style:text-properties style:font-name="Symbol"/>
    </style:style>
    <style:style style:name="List25Level4" style:family="text">
      <style:text-properties style:font-name="Courier New" style:font-name-complex="Courier New"/>
    </style:style>
    <style:style style:name="List25Level5" style:family="text">
      <style:text-properties style:font-name="Wingdings"/>
    </style:style>
    <style:style style:name="List25Level6" style:family="text">
      <style:text-properties style:font-name="Symbol"/>
    </style:style>
    <style:style style:name="List25Level7" style:family="text">
      <style:text-properties style:font-name="Courier New" style:font-name-complex="Courier New"/>
    </style:style>
    <style:style style:name="List25Level8" style:family="text">
      <style:text-properties style:font-name="Wingdings"/>
    </style:style>
    <text:list-style style:name="LS25">
      <text:list-level-style-bullet text:bullet-char="" text:style-name="List2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list-style style:name="LS26">
      <text:list-level-style-number style:num-format="1" text:style-name="List26Level0" style:num-suffix="." text:level="1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1" text:style-name="List26Level1" style:num-suffix=")" text:level="2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</text:list-level-style-number>
      <text:list-level-style-number style:num-format="i" text:style-name="List26Level2" style:num-suffix="." text:level="3">
        <style:list-level-properties text:min-label-width="4.445cm" text:min-label-distance="0.318cm" fo:text-align="end" text:list-level-position-and-space-mode="label-alignment">
          <style:list-level-label-alignment text:label-followed-by="listtab" fo:margin-left="4.445cm" fo:text-indent="-0.318cm"/>
        </style:list-level-properties>
      </text:list-level-style-number>
      <text:list-level-style-number style:num-format="1" text:style-name="List26Level3" style:num-suffix="." text:level="4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a" text:style-name="List26Level4" style:num-suffix="." text:level="5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</text:list-level-style-number>
      <text:list-level-style-number style:num-format="i" text:style-name="List26Level5" style:num-suffix="." text:level="6">
        <style:list-level-properties text:min-label-width="8.255cm" text:min-label-distance="0.318cm" fo:text-align="end" text:list-level-position-and-space-mode="label-alignment">
          <style:list-level-label-alignment text:label-followed-by="listtab" fo:margin-left="8.255cm" fo:text-indent="-0.318cm"/>
        </style:list-level-properties>
      </text:list-level-style-number>
      <text:list-level-style-number style:num-format="1" text:style-name="List26Level6" style:num-suffix="." text:level="7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a" text:style-name="List26Level7" style:num-suffix="." text:level="8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</text:list-level-style-number>
      <text:list-level-style-number style:num-format="i" text:style-name="List26Level8" style:num-suffix="." text:level="9">
        <style:list-level-properties text:min-label-width="12.065cm" text:min-label-distance="0.318cm" fo:text-align="end" text:list-level-position-and-space-mode="label-alignment">
          <style:list-level-label-alignment text:label-followed-by="listtab" fo:margin-left="12.065cm" fo:text-indent="-0.318cm"/>
        </style:list-level-properties>
      </text:list-level-style-number>
    </text:list-style>
    <text:list-style style:name="LS27">
      <text:list-level-style-number style:num-format="1" text:style-name="List27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27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7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7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7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7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7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7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7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28Level0" style:family="text">
      <style:text-properties style:font-name="Times New Roman" style:font-name-asian="Times New Roman" style:font-name-complex="Times New Roman"/>
    </style:style>
    <style:style style:name="List28Level1" style:family="text">
      <style:text-properties style:font-name="Courier New" style:font-name-complex="Courier New"/>
    </style:style>
    <style:style style:name="List28Level2" style:family="text">
      <style:text-properties style:font-name="Wingdings"/>
    </style:style>
    <style:style style:name="List28Level3" style:family="text">
      <style:text-properties style:font-name="Symbol"/>
    </style:style>
    <style:style style:name="List28Level4" style:family="text">
      <style:text-properties style:font-name="Courier New" style:font-name-complex="Courier New"/>
    </style:style>
    <style:style style:name="List28Level5" style:family="text">
      <style:text-properties style:font-name="Wingdings"/>
    </style:style>
    <style:style style:name="List28Level6" style:family="text">
      <style:text-properties style:font-name="Symbol"/>
    </style:style>
    <style:style style:name="List28Level7" style:family="text">
      <style:text-properties style:font-name="Courier New" style:font-name-complex="Courier New"/>
    </style:style>
    <style:style style:name="List28Level8" style:family="text">
      <style:text-properties style:font-name="Wingdings"/>
    </style:style>
    <text:list-style style:name="LS28">
      <text:list-level-style-bullet text:bullet-char="-" text:style-name="List28Level0" text:level="1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Times New Roman" style:font-name-asian="Times New Roman" style:font-name-complex="Times New Roman"/>
      </text:list-level-style-bullet>
      <text:list-level-style-bullet text:bullet-char="o" text:style-name="List28Level1" text:level="2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8Level2" text:level="3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Wingdings"/>
      </text:list-level-style-bullet>
      <text:list-level-style-bullet text:bullet-char="" text:style-name="List28Level3" text:level="4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Symbol"/>
      </text:list-level-style-bullet>
      <text:list-level-style-bullet text:bullet-char="o" text:style-name="List28Level4" text:level="5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8Level5" text:level="6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Wingdings"/>
      </text:list-level-style-bullet>
      <text:list-level-style-bullet text:bullet-char="" text:style-name="List28Level6" text:level="7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Symbol"/>
      </text:list-level-style-bullet>
      <text:list-level-style-bullet text:bullet-char="o" text:style-name="List28Level7" text:level="8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8Level8" text:level="9">
        <style:list-level-properties text:space-before="11.43cm" text:min-label-width="0.635cm" fo:text-align="start" text:list-level-position-and-space-mode="label-alignment">
          <style:list-level-label-alignment text:label-followed-by="listtab" fo:margin-left="12.065cm" fo:text-indent="-0.635cm"/>
        </style:list-level-properties>
        <style:text-properties style:font-name="Wingdings"/>
      </text:list-level-style-bullet>
    </text:list-style>
    <text:list-style style:name="LS29">
      <text:list-level-style-number style:num-format="1" text:style-name="List29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29Level1" style:num-suffix=")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1" text:style-name="List29Level2" style:num-suffix=")" text:level="3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1" text:style-name="List29Level3" style:num-suffix=")" text:level="4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</text:list-level-style-number>
      <text:list-level-style-number style:num-format="1" text:style-name="List29Level4" style:num-suffix=")" text:level="5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</text:list-level-style-number>
      <text:list-level-style-number style:num-format="1" text:style-name="List29Level5" style:num-suffix=")" text:level="6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1" text:style-name="List29Level6" style:num-suffix=")" text:level="7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1" text:style-name="List29Level7" style:num-suffix=")" text:level="8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1" text:style-name="List29Level8" style:num-suffix=")" text:level="9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</text:list-style>
    <style:style style:name="List30Level0" style:family="text">
      <style:text-properties style:font-name="Liberation Serif" style:font-name-asian="Noto Sans CJK SC" style:font-name-complex="Lohit Devanagari"/>
    </style:style>
    <style:style style:name="List30Level1" style:family="text">
      <style:text-properties style:font-name="Courier New" style:font-name-complex="Courier New"/>
    </style:style>
    <style:style style:name="List30Level2" style:family="text">
      <style:text-properties style:font-name="Wingdings"/>
    </style:style>
    <style:style style:name="List30Level3" style:family="text">
      <style:text-properties style:font-name="Symbol"/>
    </style:style>
    <style:style style:name="List30Level4" style:family="text">
      <style:text-properties style:font-name="Courier New" style:font-name-complex="Courier New"/>
    </style:style>
    <style:style style:name="List30Level5" style:family="text">
      <style:text-properties style:font-name="Wingdings"/>
    </style:style>
    <style:style style:name="List30Level6" style:family="text">
      <style:text-properties style:font-name="Symbol"/>
    </style:style>
    <style:style style:name="List30Level7" style:family="text">
      <style:text-properties style:font-name="Courier New" style:font-name-complex="Courier New"/>
    </style:style>
    <style:style style:name="List30Level8" style:family="text">
      <style:text-properties style:font-name="Wingdings"/>
    </style:style>
    <text:list-style style:name="LS30">
      <text:list-level-style-bullet text:bullet-char="-" text:style-name="List30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Liberation Serif" style:font-name-asian="Noto Sans CJK SC" style:font-name-complex="Lohit Devanagari"/>
      </text:list-level-style-bullet>
      <text:list-level-style-bullet text:bullet-char="o" text:style-name="List30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0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0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0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0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0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0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0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3cm" fo:page-height="29.704cm" style:num-format="I" fo:padding-top="0cm" fo:margin-top="2.54cm" fo:padding-bottom="0cm" fo:margin-bottom="1.27cm" fo:padding-left="0cm" fo:margin-left="3.17cm" fo:padding-right="0cm" fo:margin-right="3.17cm"/>
      <style:footer-style>
        <style:header-footer-properties fo:min-height="1.27cm" style:dynamic-spacing="true"/>
      </style:footer-style>
    </style:page-layout>
    <style:style style:name="P1" style:family="paragraph" style:parent-style-name="Footer" style:master-page-name="MasterPage1">
      <style:paragraph-properties fo:text-align="center"/>
    </style:style>
    <style:style style:name="FR1" style:family="graphic" style:parent-style-name="Footer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" style:family="paragraph" style:parent-style-name="Footer">
      <style:paragraph-properties fo:text-align="center"/>
    </style:style>
    <style:style style:name="T2_1" style:family="text">
      <style:text-properties/>
    </style:style>
    <style:style style:name="T2_2" style:family="text"/>
    <style:style style:name="T2_3" style:family="text">
      <style:text-properties/>
    </style:style>
    <style:page-layout style:name="pm2">
      <style:page-layout-properties style:print-orientation="portrait" fo:page-width="21.003cm" fo:page-height="29.704cm" fo:padding-top="0cm" fo:margin-top="3.48cm" fo:padding-bottom="0cm" fo:margin-bottom="1.27cm" fo:padding-left="0cm" fo:margin-left="2.007cm" fo:padding-right="0cm" fo:margin-right="2.007cm"/>
      <style:footer-style>
        <style:header-footer-properties fo:min-height="1.727cm" style:dynamic-spacing="true"/>
      </style:footer-style>
    </style:page-layout>
    <style:style style:name="P3" style:family="paragraph" style:parent-style-name="Footer">
      <style:paragraph-properties fo:text-align="center" fo:margin-right="0.635cm"/>
      <style:text-properties/>
    </style:style>
    <style:style style:name="FR2" style:family="graphic" style:parent-style-name="Standard">
      <style:graphic-properties draw:stroke="none" draw:fill="none" fo:border-top="none" fo:border-bottom="none" fo:border-left="none" fo:border-right="none" style:horizontal-pos="right" style:horizontal-rel="paragraph" style:vertical-pos="from-top" style:vertical-rel="paragraph" style:flow-with-text="false" fo:wrap-option="no-wrap" draw:auto-grow-height="true" draw:auto-grow-width="true"/>
    </style:style>
    <style:style style:name="P4" style:family="paragraph" style:parent-style-name="Footer"/>
    <style:style style:name="T4_1" style:family="text" style:parent-style-name="Page_20_number"/>
  </office:automatic-styles>
  <office:master-styles>
    <style:master-page style:name="Standard" style:page-layout-name="pm1">
      <style:footer>
        <text:p text:style-name="P1"><draw:frame svg:x="0cm" svg:y="0cm" svg:width="2.498cm" svg:height="2.498cm" draw:style-name="FR1" text:anchor-type="as-char" draw:z-index="0"><draw:image xlink:href="Pictures/image1.png" xlink:type="simple" xlink:show="embed" xlink:actuate="onLoad"/></draw:frame></text:p>
        <text:p text:style-name="P2"><text:span text:style-name="T2_1">Београд</text:span><text:span text:style-name="T2_2">,<text:s/>20</text:span><text:span text:style-name="T2_3">20.</text:span></text:p>
      </style:footer>
    </style:master-page>
    <style:master-page style:name="MasterPage1" style:page-layout-name="pm2">
      <style:footer>
        <text:p text:style-name="P3"><draw:frame svg:x="0cm" svg:y="0.002cm" draw:style-name="FR2" text:anchor-type="char" draw:z-index="0"><draw:text-box fo:min-height="0cm" fo:min-width="0cm"><text:p text:style-name="P4"><text:span text:style-name="T4_1"><text:page-number text:select-page="current"/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Zamzar</meta:generator>
    <dc:title>Maturski rad</dc:title>
    <dc:subject>Maturski rad</dc:subject>
    <meta:keyword>matura; maturski rad; treća; gimnazija; beograd</meta:keyword>
    <meta:initial-creator>Aleksandar Tasic</meta:initial-creator>
    <meta:creation-date>2016-04-25T13:12:00</meta:creation-date>
    <dc:creator>Zamzar</dc:creator>
    <dc:date>2020-03-05T09:07:00</dc:date>
    <meta:print-date>2019-12-24T13:16:00</meta:print-date>
    <meta:editing-cycles>46</meta:editing-cycles>
    <meta:editing-duration>PT11H49M</meta:editing-duration>
    <meta:document-statistic meta:page-count="9" meta:paragraph-count="26" meta:row-count="93" meta:word-count="1970" meta:character-count="13177" meta:non-whitespace-character-count="11233"/>
    <meta:user-defined meta:name="Editor">Aleksandar Tasic</meta:user-defined>
    <meta:user-defined meta:name="Purpose">Prvi projektni zadatak</meta:user-defined>
    <meta:user-defined meta:name="Telephone Number">063/555-647</meta:user-defined>
  </office:meta>
</office:document-meta>
</file>